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78.21pt"/>
    </style:style>
    <style:style style:name="co11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58.9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1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780761" calcext:value-type="float">
            <text:p>0.0780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0761" calcext:value-type="float">
            <text:p>7.80761E-05</text:p>
          </table:table-cell>
          <table:table-cell office:value-type="float" office:value="0.000058089" calcext:value-type="float">
            <text:p>5.8089E-05</text:p>
          </table:table-cell>
          <table:table-cell office:value-type="float" office:value="0.000186166" calcext:value-type="float">
            <text:p>0.000186166</text:p>
          </table:table-cell>
          <table:table-cell office:value-type="float" office:value="2122" calcext:value-type="float">
            <text:p>2122</text:p>
          </table:table-cell>
          <table:table-cell office:value-type="float" office:value="1000" calcext:value-type="float">
            <text:p>1000</text:p>
          </table:table-cell>
          <table:table-cell office:value-type="float" office:value="2.122" calcext:value-type="float">
            <text:p>2.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LOG([.J2];2)" office:value-type="float" office:value="1.08542465625268" calcext:value-type="float">
            <text:p>1.08542465625268</text:p>
          </table:table-cell>
          <table:table-cell table:formula="of:=LOG([.L2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842226" calcext:value-type="float">
            <text:p>0.08422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2226" calcext:value-type="float">
            <text:p>8.42226E-05</text:p>
          </table:table-cell>
          <table:table-cell office:value-type="float" office:value="0.000058837" calcext:value-type="float">
            <text:p>5.8837E-05</text:p>
          </table:table-cell>
          <table:table-cell office:value-type="float" office:value="0.000172282" calcext:value-type="float">
            <text:p>0.000172282</text:p>
          </table:table-cell>
          <table:table-cell office:value-type="float" office:value="2675" calcext:value-type="float">
            <text:p>2675</text:p>
          </table:table-cell>
          <table:table-cell office:value-type="float" office:value="1000" calcext:value-type="float">
            <text:p>1000</text:p>
          </table:table-cell>
          <table:table-cell office:value-type="float" office:value="2.675" calcext:value-type="float">
            <text:p>2.6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LOG([.J3];2)" office:value-type="float" office:value="1.41953889151378" calcext:value-type="float">
            <text:p>1.41953889151378</text:p>
          </table:table-cell>
          <table:table-cell table:formula="of:=LOG([.L3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892855" calcext:value-type="float">
            <text:p>0.08928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2855" calcext:value-type="float">
            <text:p>8.92855E-05</text:p>
          </table:table-cell>
          <table:table-cell office:value-type="float" office:value="0.00006209" calcext:value-type="float">
            <text:p>6.209E-05</text:p>
          </table:table-cell>
          <table:table-cell office:value-type="float" office:value="0.000197402" calcext:value-type="float">
            <text:p>0.000197402</text:p>
          </table:table-cell>
          <table:table-cell office:value-type="float" office:value="3112" calcext:value-type="float">
            <text:p>3112</text:p>
          </table:table-cell>
          <table:table-cell office:value-type="float" office:value="1000" calcext:value-type="float">
            <text:p>1000</text:p>
          </table:table-cell>
          <table:table-cell office:value-type="float" office:value="3.112" calcext:value-type="float">
            <text:p>3.1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J4];2)" office:value-type="float" office:value="1.63784206032411" calcext:value-type="float">
            <text:p>1.63784206032411</text:p>
          </table:table-cell>
          <table:table-cell table:formula="of:=LOG([.L4]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920463" calcext:value-type="float">
            <text:p>0.09204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0463" calcext:value-type="float">
            <text:p>9.20463E-05</text:p>
          </table:table-cell>
          <table:table-cell office:value-type="float" office:value="0.000061416" calcext:value-type="float">
            <text:p>6.1416E-05</text:p>
          </table:table-cell>
          <table:table-cell office:value-type="float" office:value="0.00022915" calcext:value-type="float">
            <text:p>0.00022915</text:p>
          </table:table-cell>
          <table:table-cell office:value-type="float" office:value="3408" calcext:value-type="float">
            <text:p>3408</text:p>
          </table:table-cell>
          <table:table-cell office:value-type="float" office:value="1000" calcext:value-type="float">
            <text:p>1000</text:p>
          </table:table-cell>
          <table:table-cell office:value-type="float" office:value="3.408" calcext:value-type="float">
            <text:p>3.4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J5];2)" office:value-type="float" office:value="1.76892533556375" calcext:value-type="float">
            <text:p>1.76892533556375</text:p>
          </table:table-cell>
          <table:table-cell table:formula="of:=LOG([.L5]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942596" calcext:value-type="float">
            <text:p>0.09425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2596" calcext:value-type="float">
            <text:p>9.42596E-05</text:p>
          </table:table-cell>
          <table:table-cell office:value-type="float" office:value="0.000059647" calcext:value-type="float">
            <text:p>5.9647E-05</text:p>
          </table:table-cell>
          <table:table-cell office:value-type="float" office:value="0.000210459" calcext:value-type="float">
            <text:p>0.000210459</text:p>
          </table:table-cell>
          <table:table-cell office:value-type="float" office:value="3846" calcext:value-type="float">
            <text:p>3846</text:p>
          </table:table-cell>
          <table:table-cell office:value-type="float" office:value="1000" calcext:value-type="float">
            <text:p>1000</text:p>
          </table:table-cell>
          <table:table-cell office:value-type="float" office:value="3.846" calcext:value-type="float">
            <text:p>3.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LOG([.J6];2)" office:value-type="float" office:value="1.94335876267781" calcext:value-type="float">
            <text:p>1.94335876267781</text:p>
          </table:table-cell>
          <table:table-cell table:formula="of:=LOG([.L6];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932907" calcext:value-type="float">
            <text:p>0.09329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2907" calcext:value-type="float">
            <text:p>9.32907E-05</text:p>
          </table:table-cell>
          <table:table-cell office:value-type="float" office:value="0.000059445" calcext:value-type="float">
            <text:p>5.9445E-05</text:p>
          </table:table-cell>
          <table:table-cell office:value-type="float" office:value="0.000210026" calcext:value-type="float">
            <text:p>0.000210026</text:p>
          </table:table-cell>
          <table:table-cell office:value-type="float" office:value="4003" calcext:value-type="float">
            <text:p>4003</text:p>
          </table:table-cell>
          <table:table-cell office:value-type="float" office:value="1000" calcext:value-type="float">
            <text:p>1000</text:p>
          </table:table-cell>
          <table:table-cell office:value-type="float" office:value="4.003" calcext:value-type="float">
            <text:p>4.00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LOG([.J7];2)" office:value-type="float" office:value="2.00108161572545" calcext:value-type="float">
            <text:p>2.00108161572545</text:p>
          </table:table-cell>
          <table:table-cell table:formula="of:=LOG([.L7];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905801" calcext:value-type="float">
            <text:p>0.09058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5801" calcext:value-type="float">
            <text:p>9.05801E-05</text:p>
          </table:table-cell>
          <table:table-cell office:value-type="float" office:value="0.000059462" calcext:value-type="float">
            <text:p>5.9462E-05</text:p>
          </table:table-cell>
          <table:table-cell office:value-type="float" office:value="0.000191321" calcext:value-type="float">
            <text:p>0.000191321</text:p>
          </table:table-cell>
          <table:table-cell office:value-type="float" office:value="4155" calcext:value-type="float">
            <text:p>4155</text:p>
          </table:table-cell>
          <table:table-cell office:value-type="float" office:value="1000" calcext:value-type="float">
            <text:p>1000</text:p>
          </table:table-cell>
          <table:table-cell office:value-type="float" office:value="4.155" calcext:value-type="float">
            <text:p>4.1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LOG([.J8];2)" office:value-type="float" office:value="2.05484847699562" calcext:value-type="float">
            <text:p>2.05484847699562</text:p>
          </table:table-cell>
          <table:table-cell table:formula="of:=LOG([.L8]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876855" calcext:value-type="float">
            <text:p>0.08768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6855" calcext:value-type="float">
            <text:p>8.76855E-05</text:p>
          </table:table-cell>
          <table:table-cell office:value-type="float" office:value="0.000060675" calcext:value-type="float">
            <text:p>6.0675E-05</text:p>
          </table:table-cell>
          <table:table-cell office:value-type="float" office:value="0.000165618" calcext:value-type="float">
            <text:p>0.000165618</text:p>
          </table:table-cell>
          <table:table-cell office:value-type="float" office:value="4230" calcext:value-type="float">
            <text:p>4230</text:p>
          </table:table-cell>
          <table:table-cell office:value-type="float" office:value="1000" calcext:value-type="float">
            <text:p>1000</text:p>
          </table:table-cell>
          <table:table-cell office:value-type="float" office:value="4.23" calcext:value-type="float">
            <text:p>4.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LOG([.J9];2)" office:value-type="float" office:value="2.08065766334522" calcext:value-type="float">
            <text:p>2.08065766334522</text:p>
          </table:table-cell>
          <table:table-cell table:formula="of:=LOG([.L9]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853073" calcext:value-type="float">
            <text:p>0.0853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3073" calcext:value-type="float">
            <text:p>8.53073E-05</text:p>
          </table:table-cell>
          <table:table-cell office:value-type="float" office:value="0.000063157" calcext:value-type="float">
            <text:p>6.3157E-05</text:p>
          </table:table-cell>
          <table:table-cell office:value-type="float" office:value="0.000178788" calcext:value-type="float">
            <text:p>0.000178788</text:p>
          </table:table-cell>
          <table:table-cell office:value-type="float" office:value="4381" calcext:value-type="float">
            <text:p>4381</text:p>
          </table:table-cell>
          <table:table-cell office:value-type="float" office:value="1000" calcext:value-type="float">
            <text:p>1000</text:p>
          </table:table-cell>
          <table:table-cell office:value-type="float" office:value="4.381" calcext:value-type="float">
            <text:p>4.38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LOG([.J10];2)" office:value-type="float" office:value="2.13126021466086" calcext:value-type="float">
            <text:p>2.13126021466086</text:p>
          </table:table-cell>
          <table:table-cell table:formula="of:=LOG([.L10];2)" office:value-type="float" office:value="3.32192809488736" calcext:value-type="float">
            <text:p>3.32192809488736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107734" calcext:value-type="float">
            <text:p>0.1077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734" calcext:value-type="float">
            <text:p>0.000107734</text:p>
          </table:table-cell>
          <table:table-cell office:value-type="float" office:value="0.000075702" calcext:value-type="float">
            <text:p>7.5702E-05</text:p>
          </table:table-cell>
          <table:table-cell office:value-type="float" office:value="0.000259963" calcext:value-type="float">
            <text:p>0.000259963</text:p>
          </table:table-cell>
          <table:table-cell office:value-type="float" office:value="2491" calcext:value-type="float">
            <text:p>2491</text:p>
          </table:table-cell>
          <table:table-cell office:value-type="float" office:value="1000" calcext:value-type="float">
            <text:p>1000</text:p>
          </table:table-cell>
          <table:table-cell office:value-type="float" office:value="2.491" calcext:value-type="float">
            <text:p>2.4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J2];2)" office:value-type="float" office:value="1.31672502157875" calcext:value-type="float">
            <text:p>1.31672502157875</text:p>
          </table:table-cell>
          <table:table-cell table:formula="of:=LOG([.L2]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125219" calcext:value-type="float">
            <text:p>0.1252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219" calcext:value-type="float">
            <text:p>0.000125219</text:p>
          </table:table-cell>
          <table:table-cell office:value-type="float" office:value="0.000076887" calcext:value-type="float">
            <text:p>7.6887E-05</text:p>
          </table:table-cell>
          <table:table-cell office:value-type="float" office:value="0.000351787" calcext:value-type="float">
            <text:p>0.000351787</text:p>
          </table:table-cell>
          <table:table-cell office:value-type="float" office:value="3367" calcext:value-type="float">
            <text:p>3367</text:p>
          </table:table-cell>
          <table:table-cell office:value-type="float" office:value="1000" calcext:value-type="float">
            <text:p>1000</text:p>
          </table:table-cell>
          <table:table-cell office:value-type="float" office:value="3.367" calcext:value-type="float">
            <text:p>3.3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LOG([.J3];2)" office:value-type="float" office:value="1.75146372116556" calcext:value-type="float">
            <text:p>1.75146372116556</text:p>
          </table:table-cell>
          <table:table-cell table:formula="of:=LOG([.L3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136944" calcext:value-type="float">
            <text:p>0.1369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944" calcext:value-type="float">
            <text:p>0.000136944</text:p>
          </table:table-cell>
          <table:table-cell office:value-type="float" office:value="0.00007665" calcext:value-type="float">
            <text:p>7.665E-05</text:p>
          </table:table-cell>
          <table:table-cell office:value-type="float" office:value="0.000396906" calcext:value-type="float">
            <text:p>0.000396906</text:p>
          </table:table-cell>
          <table:table-cell office:value-type="float" office:value="4084" calcext:value-type="float">
            <text:p>4084</text:p>
          </table:table-cell>
          <table:table-cell office:value-type="float" office:value="1000" calcext:value-type="float">
            <text:p>1000</text:p>
          </table:table-cell>
          <table:table-cell office:value-type="float" office:value="4.084" calcext:value-type="float">
            <text:p>4.0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LOG([.J4];2)" office:value-type="float" office:value="2.02998286621571" calcext:value-type="float">
            <text:p>2.02998286621571</text:p>
          </table:table-cell>
          <table:table-cell table:formula="of:=LOG([.L4];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42647" calcext:value-type="float">
            <text:p>0.142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647" calcext:value-type="float">
            <text:p>0.000142647</text:p>
          </table:table-cell>
          <table:table-cell office:value-type="float" office:value="0.000079909" calcext:value-type="float">
            <text:p>7.9909E-05</text:p>
          </table:table-cell>
          <table:table-cell office:value-type="float" office:value="0.000364941" calcext:value-type="float">
            <text:p>0.000364941</text:p>
          </table:table-cell>
          <table:table-cell office:value-type="float" office:value="4714" calcext:value-type="float">
            <text:p>4714</text:p>
          </table:table-cell>
          <table:table-cell office:value-type="float" office:value="1000" calcext:value-type="float">
            <text:p>1000</text:p>
          </table:table-cell>
          <table:table-cell office:value-type="float" office:value="4.714" calcext:value-type="float">
            <text:p>4.7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LOG([.J5];2)" office:value-type="float" office:value="2.23695175858808" calcext:value-type="float">
            <text:p>2.23695175858808</text:p>
          </table:table-cell>
          <table:table-cell table:formula="of:=LOG([.L5];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46089" calcext:value-type="float">
            <text:p>0.146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089" calcext:value-type="float">
            <text:p>0.000146089</text:p>
          </table:table-cell>
          <table:table-cell office:value-type="float" office:value="0.000079996" calcext:value-type="float">
            <text:p>7.9996E-05</text:p>
          </table:table-cell>
          <table:table-cell office:value-type="float" office:value="0.000334297" calcext:value-type="float">
            <text:p>0.000334297</text:p>
          </table:table-cell>
          <table:table-cell office:value-type="float" office:value="5181" calcext:value-type="float">
            <text:p>5181</text:p>
          </table:table-cell>
          <table:table-cell office:value-type="float" office:value="1000" calcext:value-type="float">
            <text:p>1000</text:p>
          </table:table-cell>
          <table:table-cell office:value-type="float" office:value="5.181" calcext:value-type="float">
            <text:p>5.18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LOG([.J6];2)" office:value-type="float" office:value="2.37323058358799" calcext:value-type="float">
            <text:p>2.37323058358799</text:p>
          </table:table-cell>
          <table:table-cell table:formula="of:=LOG([.L6];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143535" calcext:value-type="float">
            <text:p>0.1435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535" calcext:value-type="float">
            <text:p>0.000143535</text:p>
          </table:table-cell>
          <table:table-cell office:value-type="float" office:value="0.000084987" calcext:value-type="float">
            <text:p>8.4987E-05</text:p>
          </table:table-cell>
          <table:table-cell office:value-type="float" office:value="0.000403962" calcext:value-type="float">
            <text:p>0.000403962</text:p>
          </table:table-cell>
          <table:table-cell office:value-type="float" office:value="5447" calcext:value-type="float">
            <text:p>5447</text:p>
          </table:table-cell>
          <table:table-cell office:value-type="float" office:value="1000" calcext:value-type="float">
            <text:p>1000</text:p>
          </table:table-cell>
          <table:table-cell office:value-type="float" office:value="5.447" calcext:value-type="float">
            <text:p>5.44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LOG([.J7];2)" office:value-type="float" office:value="2.44546186717836" calcext:value-type="float">
            <text:p>2.44546186717836</text:p>
          </table:table-cell>
          <table:table-cell table:formula="of:=LOG([.L7];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133408" calcext:value-type="float">
            <text:p>0.1334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408" calcext:value-type="float">
            <text:p>0.000133408</text:p>
          </table:table-cell>
          <table:table-cell office:value-type="float" office:value="0.00008315" calcext:value-type="float">
            <text:p>8.315E-05</text:p>
          </table:table-cell>
          <table:table-cell office:value-type="float" office:value="0.000383717" calcext:value-type="float">
            <text:p>0.000383717</text:p>
          </table:table-cell>
          <table:table-cell office:value-type="float" office:value="5320" calcext:value-type="float">
            <text:p>5320</text:p>
          </table:table-cell>
          <table:table-cell office:value-type="float" office:value="1000" calcext:value-type="float">
            <text:p>1000</text:p>
          </table:table-cell>
          <table:table-cell office:value-type="float" office:value="5.32" calcext:value-type="float">
            <text:p>5.3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LOG([.J8];2)" office:value-type="float" office:value="2.41142624572646" calcext:value-type="float">
            <text:p>2.41142624572646</text:p>
          </table:table-cell>
          <table:table-cell table:formula="of:=LOG([.L8];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125109" calcext:value-type="float">
            <text:p>0.1251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109" calcext:value-type="float">
            <text:p>0.000125109</text:p>
          </table:table-cell>
          <table:table-cell office:value-type="float" office:value="0.000082618" calcext:value-type="float">
            <text:p>8.2618E-05</text:p>
          </table:table-cell>
          <table:table-cell office:value-type="float" office:value="0.000401517" calcext:value-type="float">
            <text:p>0.000401517</text:p>
          </table:table-cell>
          <table:table-cell office:value-type="float" office:value="5339" calcext:value-type="float">
            <text:p>5339</text:p>
          </table:table-cell>
          <table:table-cell office:value-type="float" office:value="1000" calcext:value-type="float">
            <text:p>1000</text:p>
          </table:table-cell>
          <table:table-cell office:value-type="float" office:value="5.339" calcext:value-type="float">
            <text:p>5.33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LOG([.J9];2)" office:value-type="float" office:value="2.41656954900242" calcext:value-type="float">
            <text:p>2.41656954900242</text:p>
          </table:table-cell>
          <table:table-cell table:formula="of:=LOG([.L9];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118495" calcext:value-type="float">
            <text:p>0.118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495" calcext:value-type="float">
            <text:p>0.000118495</text:p>
          </table:table-cell>
          <table:table-cell office:value-type="float" office:value="0.000086548" calcext:value-type="float">
            <text:p>8.6548E-05</text:p>
          </table:table-cell>
          <table:table-cell office:value-type="float" office:value="0.000241855" calcext:value-type="float">
            <text:p>0.000241855</text:p>
          </table:table-cell>
          <table:table-cell office:value-type="float" office:value="5326" calcext:value-type="float">
            <text:p>5326</text:p>
          </table:table-cell>
          <table:table-cell office:value-type="float" office:value="1000" calcext:value-type="float">
            <text:p>1000</text:p>
          </table:table-cell>
          <table:table-cell office:value-type="float" office:value="5.326" calcext:value-type="float">
            <text:p>5.32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OG([.J10];2)" office:value-type="float" office:value="2.41305242854853" calcext:value-type="float">
            <text:p>2.41305242854853</text:p>
          </table:table-cell>
          <table:table-cell table:formula="of:=LOG([.L10];2)" office:value-type="float" office:value="3.70043971814109" calcext:value-type="float">
            <text:p>3.70043971814109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54711" calcext:value-type="float">
            <text:p>0.154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711" calcext:value-type="float">
            <text:p>0.000154711</text:p>
          </table:table-cell>
          <table:table-cell office:value-type="float" office:value="0.000100809" calcext:value-type="float">
            <text:p>0.000100809</text:p>
          </table:table-cell>
          <table:table-cell office:value-type="float" office:value="0.000361717" calcext:value-type="float">
            <text:p>0.000361717</text:p>
          </table:table-cell>
          <table:table-cell office:value-type="float" office:value="3119" calcext:value-type="float">
            <text:p>3119</text:p>
          </table:table-cell>
          <table:table-cell office:value-type="float" office:value="1000" calcext:value-type="float">
            <text:p>1000</text:p>
          </table:table-cell>
          <table:table-cell office:value-type="float" office:value="3.119" calcext:value-type="float">
            <text:p>3.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LOG([.J2];2)" office:value-type="float" office:value="1.64108355271207" calcext:value-type="float">
            <text:p>1.64108355271207</text:p>
          </table:table-cell>
          <table:table-cell table:formula="of:=LOG([.L2];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182706" calcext:value-type="float">
            <text:p>0.1827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706" calcext:value-type="float">
            <text:p>0.000182706</text:p>
          </table:table-cell>
          <table:table-cell office:value-type="float" office:value="0.000106972" calcext:value-type="float">
            <text:p>0.000106972</text:p>
          </table:table-cell>
          <table:table-cell office:value-type="float" office:value="0.000500773" calcext:value-type="float">
            <text:p>0.000500773</text:p>
          </table:table-cell>
          <table:table-cell office:value-type="float" office:value="4335" calcext:value-type="float">
            <text:p>4335</text:p>
          </table:table-cell>
          <table:table-cell office:value-type="float" office:value="1000" calcext:value-type="float">
            <text:p>1000</text:p>
          </table:table-cell>
          <table:table-cell office:value-type="float" office:value="4.335" calcext:value-type="float">
            <text:p>4.33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LOG([.J3];2)" office:value-type="float" office:value="2.11603199344711" calcext:value-type="float">
            <text:p>2.11603199344711</text:p>
          </table:table-cell>
          <table:table-cell table:formula="of:=LOG([.L3];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208901" calcext:value-type="float">
            <text:p>0.2089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8901" calcext:value-type="float">
            <text:p>0.000208901</text:p>
          </table:table-cell>
          <table:table-cell office:value-type="float" office:value="0.000108019" calcext:value-type="float">
            <text:p>0.000108019</text:p>
          </table:table-cell>
          <table:table-cell office:value-type="float" office:value="0.000688392" calcext:value-type="float">
            <text:p>0.000688392</text:p>
          </table:table-cell>
          <table:table-cell office:value-type="float" office:value="5661" calcext:value-type="float">
            <text:p>5661</text:p>
          </table:table-cell>
          <table:table-cell office:value-type="float" office:value="1000" calcext:value-type="float">
            <text:p>1000</text:p>
          </table:table-cell>
          <table:table-cell office:value-type="float" office:value="5.661" calcext:value-type="float">
            <text:p>5.66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LOG([.J4];2)" office:value-type="float" office:value="2.50105692365951" calcext:value-type="float">
            <text:p>2.50105692365951</text:p>
          </table:table-cell>
          <table:table-cell table:formula="of:=LOG([.L4];2)" office:value-type="float" office:value="4.64385618977472" calcext:value-type="float">
            <text:p>4.643856189774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2178" calcext:value-type="float">
            <text:p>0.221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178" calcext:value-type="float">
            <text:p>0.00022178</text:p>
          </table:table-cell>
          <table:table-cell office:value-type="float" office:value="0.000101084" calcext:value-type="float">
            <text:p>0.000101084</text:p>
          </table:table-cell>
          <table:table-cell office:value-type="float" office:value="0.000535953" calcext:value-type="float">
            <text:p>0.000535953</text:p>
          </table:table-cell>
          <table:table-cell office:value-type="float" office:value="6524" calcext:value-type="float">
            <text:p>6524</text:p>
          </table:table-cell>
          <table:table-cell office:value-type="float" office:value="1000" calcext:value-type="float">
            <text:p>1000</text:p>
          </table:table-cell>
          <table:table-cell office:value-type="float" office:value="6.524" calcext:value-type="float">
            <text:p>6.5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LOG([.J5];2)" office:value-type="float" office:value="2.7057567820498" calcext:value-type="float">
            <text:p>2.7057567820498</text:p>
          </table:table-cell>
          <table:table-cell table:formula="of:=LOG([.L5];2)" office:value-type="float" office:value="4.52356195605701" calcext:value-type="float">
            <text:p>4.523561956057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221166" calcext:value-type="float">
            <text:p>0.2211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1166" calcext:value-type="float">
            <text:p>0.000221166</text:p>
          </table:table-cell>
          <table:table-cell office:value-type="float" office:value="0.000111926" calcext:value-type="float">
            <text:p>0.000111926</text:p>
          </table:table-cell>
          <table:table-cell office:value-type="float" office:value="0.000528443" calcext:value-type="float">
            <text:p>0.000528443</text:p>
          </table:table-cell>
          <table:table-cell office:value-type="float" office:value="6919" calcext:value-type="float">
            <text:p>6919</text:p>
          </table:table-cell>
          <table:table-cell office:value-type="float" office:value="1000" calcext:value-type="float">
            <text:p>1000</text:p>
          </table:table-cell>
          <table:table-cell office:value-type="float" office:value="6.919" calcext:value-type="float">
            <text:p>6.91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LOG([.J6];2)" office:value-type="float" office:value="2.7905635408545" calcext:value-type="float">
            <text:p>2.7905635408545</text:p>
          </table:table-cell>
          <table:table-cell table:formula="of:=LOG([.L6];2)" office:value-type="float" office:value="4.52356195605701" calcext:value-type="float">
            <text:p>4.523561956057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219995" calcext:value-type="float">
            <text:p>0.219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9995" calcext:value-type="float">
            <text:p>0.000219995</text:p>
          </table:table-cell>
          <table:table-cell office:value-type="float" office:value="0.00010189" calcext:value-type="float">
            <text:p>0.00010189</text:p>
          </table:table-cell>
          <table:table-cell office:value-type="float" office:value="0.000534605" calcext:value-type="float">
            <text:p>0.000534605</text:p>
          </table:table-cell>
          <table:table-cell office:value-type="float" office:value="7442" calcext:value-type="float">
            <text:p>7442</text:p>
          </table:table-cell>
          <table:table-cell office:value-type="float" office:value="1000" calcext:value-type="float">
            <text:p>1000</text:p>
          </table:table-cell>
          <table:table-cell office:value-type="float" office:value="7.442" calcext:value-type="float">
            <text:p>7.44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LOG([.J7];2)" office:value-type="float" office:value="2.89569039046369" calcext:value-type="float">
            <text:p>2.89569039046369</text:p>
          </table:table-cell>
          <table:table-cell table:formula="of:=LOG([.L7];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205599" calcext:value-type="float">
            <text:p>0.2055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5599" calcext:value-type="float">
            <text:p>0.000205599</text:p>
          </table:table-cell>
          <table:table-cell office:value-type="float" office:value="0.000109219" calcext:value-type="float">
            <text:p>0.000109219</text:p>
          </table:table-cell>
          <table:table-cell office:value-type="float" office:value="0.000528897" calcext:value-type="float">
            <text:p>0.000528897</text:p>
          </table:table-cell>
          <table:table-cell office:value-type="float" office:value="7338" calcext:value-type="float">
            <text:p>7338</text:p>
          </table:table-cell>
          <table:table-cell office:value-type="float" office:value="1000" calcext:value-type="float">
            <text:p>1000</text:p>
          </table:table-cell>
          <table:table-cell office:value-type="float" office:value="7.338" calcext:value-type="float">
            <text:p>7.33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LOG([.J8];2)" office:value-type="float" office:value="2.87538690458646" calcext:value-type="float">
            <text:p>2.87538690458646</text:p>
          </table:table-cell>
          <table:table-cell table:formula="of:=LOG([.L8];2)" office:value-type="float" office:value="4.70043971814109" calcext:value-type="float">
            <text:p>4.70043971814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182492" calcext:value-type="float">
            <text:p>0.182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492" calcext:value-type="float">
            <text:p>0.000182492</text:p>
          </table:table-cell>
          <table:table-cell office:value-type="float" office:value="0.000110881" calcext:value-type="float">
            <text:p>0.000110881</text:p>
          </table:table-cell>
          <table:table-cell office:value-type="float" office:value="0.000496033" calcext:value-type="float">
            <text:p>0.000496033</text:p>
          </table:table-cell>
          <table:table-cell office:value-type="float" office:value="6851" calcext:value-type="float">
            <text:p>6851</text:p>
          </table:table-cell>
          <table:table-cell office:value-type="float" office:value="1000" calcext:value-type="float">
            <text:p>1000</text:p>
          </table:table-cell>
          <table:table-cell office:value-type="float" office:value="6.851" calcext:value-type="float">
            <text:p>6.85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LOG([.J9];2)" office:value-type="float" office:value="2.77631458511622" calcext:value-type="float">
            <text:p>2.77631458511622</text:p>
          </table:table-cell>
          <table:table-cell table:formula="of:=LOG([.L9];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156773" calcext:value-type="float">
            <text:p>0.1567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773" calcext:value-type="float">
            <text:p>0.000156773</text:p>
          </table:table-cell>
          <table:table-cell office:value-type="float" office:value="0.000106099" calcext:value-type="float">
            <text:p>0.000106099</text:p>
          </table:table-cell>
          <table:table-cell office:value-type="float" office:value="0.000329032" calcext:value-type="float">
            <text:p>0.000329032</text:p>
          </table:table-cell>
          <table:table-cell office:value-type="float" office:value="6215" calcext:value-type="float">
            <text:p>6215</text:p>
          </table:table-cell>
          <table:table-cell office:value-type="float" office:value="1000" calcext:value-type="float">
            <text:p>1000</text:p>
          </table:table-cell>
          <table:table-cell office:value-type="float" office:value="6.215" calcext:value-type="float">
            <text:p>6.2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LOG([.J10];2)" office:value-type="float" office:value="2.63575439127776" calcext:value-type="float">
            <text:p>2.63575439127776</text:p>
          </table:table-cell>
          <table:table-cell table:formula="of:=LOG([.L10];2)" office:value-type="float" office:value="4" calcext:value-type="float">
            <text:p>4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128" calcext:value-type="float">
            <text:p>0.21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28" calcext:value-type="float">
            <text:p>0.0002128</text:p>
          </table:table-cell>
          <table:table-cell office:value-type="float" office:value="0.00012708" calcext:value-type="float">
            <text:p>0.00012708</text:p>
          </table:table-cell>
          <table:table-cell office:value-type="float" office:value="0.000620567" calcext:value-type="float">
            <text:p>0.000620567</text:p>
          </table:table-cell>
          <table:table-cell office:value-type="float" office:value="3794" calcext:value-type="float">
            <text:p>3794</text:p>
          </table:table-cell>
          <table:table-cell office:value-type="float" office:value="1000" calcext:value-type="float">
            <text:p>1000</text:p>
          </table:table-cell>
          <table:table-cell office:value-type="float" office:value="3.794" calcext:value-type="float">
            <text:p>3.7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LOG([.J2];2)" office:value-type="float" office:value="1.92371967874939" calcext:value-type="float">
            <text:p>1.92371967874939</text:p>
          </table:table-cell>
          <table:table-cell table:formula="of:=LOG([.L2];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278408" calcext:value-type="float">
            <text:p>0.2784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8408" calcext:value-type="float">
            <text:p>0.000278408</text:p>
          </table:table-cell>
          <table:table-cell office:value-type="float" office:value="0.000134602" calcext:value-type="float">
            <text:p>0.000134602</text:p>
          </table:table-cell>
          <table:table-cell office:value-type="float" office:value="0.000786656" calcext:value-type="float">
            <text:p>0.000786656</text:p>
          </table:table-cell>
          <table:table-cell office:value-type="float" office:value="6096" calcext:value-type="float">
            <text:p>6096</text:p>
          </table:table-cell>
          <table:table-cell office:value-type="float" office:value="1000" calcext:value-type="float">
            <text:p>1000</text:p>
          </table:table-cell>
          <table:table-cell office:value-type="float" office:value="6.096" calcext:value-type="float">
            <text:p>6.09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LOG([.J3];2)" office:value-type="float" office:value="2.60786290283123" calcext:value-type="float">
            <text:p>2.60786290283123</text:p>
          </table:table-cell>
          <table:table-cell table:formula="of:=LOG([.L3];2)" office:value-type="float" office:value="4.64385618977472" calcext:value-type="float">
            <text:p>4.64385618977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21892" calcext:value-type="float">
            <text:p>0.3218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892" calcext:value-type="float">
            <text:p>0.000321892</text:p>
          </table:table-cell>
          <table:table-cell office:value-type="float" office:value="0.00014184" calcext:value-type="float">
            <text:p>0.00014184</text:p>
          </table:table-cell>
          <table:table-cell office:value-type="float" office:value="0.00102215" calcext:value-type="float">
            <text:p>0.00102215</text:p>
          </table:table-cell>
          <table:table-cell office:value-type="float" office:value="7902" calcext:value-type="float">
            <text:p>7902</text:p>
          </table:table-cell>
          <table:table-cell office:value-type="float" office:value="1000" calcext:value-type="float">
            <text:p>1000</text:p>
          </table:table-cell>
          <table:table-cell office:value-type="float" office:value="7.902" calcext:value-type="float">
            <text:p>7.90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LOG([.J4];2)" office:value-type="float" office:value="2.98221784631558" calcext:value-type="float">
            <text:p>2.98221784631558</text:p>
          </table:table-cell>
          <table:table-cell table:formula="of:=LOG([.L4];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338206" calcext:value-type="float">
            <text:p>0.3382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8206" calcext:value-type="float">
            <text:p>0.000338206</text:p>
          </table:table-cell>
          <table:table-cell office:value-type="float" office:value="0.000138155" calcext:value-type="float">
            <text:p>0.000138155</text:p>
          </table:table-cell>
          <table:table-cell office:value-type="float" office:value="0.000994551" calcext:value-type="float">
            <text:p>0.000994551</text:p>
          </table:table-cell>
          <table:table-cell office:value-type="float" office:value="9016" calcext:value-type="float">
            <text:p>9016</text:p>
          </table:table-cell>
          <table:table-cell office:value-type="float" office:value="1000" calcext:value-type="float">
            <text:p>1000</text:p>
          </table:table-cell>
          <table:table-cell office:value-type="float" office:value="9.016" calcext:value-type="float">
            <text:p>9.01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LOG([.J5];2)" office:value-type="float" office:value="3.17248751551013" calcext:value-type="float">
            <text:p>3.17248751551013</text:p>
          </table:table-cell>
          <table:table-cell table:formula="of:=LOG([.L5];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343652" calcext:value-type="float">
            <text:p>0.343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3652" calcext:value-type="float">
            <text:p>0.000343652</text:p>
          </table:table-cell>
          <table:table-cell office:value-type="float" office:value="0.000137601" calcext:value-type="float">
            <text:p>0.000137601</text:p>
          </table:table-cell>
          <table:table-cell office:value-type="float" office:value="0.00104907" calcext:value-type="float">
            <text:p>0.00104907</text:p>
          </table:table-cell>
          <table:table-cell office:value-type="float" office:value="9841" calcext:value-type="float">
            <text:p>9841</text:p>
          </table:table-cell>
          <table:table-cell office:value-type="float" office:value="1000" calcext:value-type="float">
            <text:p>1000</text:p>
          </table:table-cell>
          <table:table-cell office:value-type="float" office:value="9.841" calcext:value-type="float">
            <text:p>9.84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LOG([.J6];2)" office:value-type="float" office:value="3.29880492346474" calcext:value-type="float">
            <text:p>3.29880492346474</text:p>
          </table:table-cell>
          <table:table-cell table:formula="of:=LOG([.L6];2)" office:value-type="float" office:value="5.28540221886225" calcext:value-type="float">
            <text:p>5.28540221886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335048" calcext:value-type="float">
            <text:p>0.3350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5048" calcext:value-type="float">
            <text:p>0.000335048</text:p>
          </table:table-cell>
          <table:table-cell office:value-type="float" office:value="0.000141018" calcext:value-type="float">
            <text:p>0.000141018</text:p>
          </table:table-cell>
          <table:table-cell office:value-type="float" office:value="0.00111844" calcext:value-type="float">
            <text:p>0.00111844</text:p>
          </table:table-cell>
          <table:table-cell office:value-type="float" office:value="10279" calcext:value-type="float">
            <text:p>10279</text:p>
          </table:table-cell>
          <table:table-cell office:value-type="float" office:value="1000" calcext:value-type="float">
            <text:p>1000</text:p>
          </table:table-cell>
          <table:table-cell office:value-type="float" office:value="10.279" calcext:value-type="float">
            <text:p>10.2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LOG([.J7];2)" office:value-type="float" office:value="3.36162801260831" calcext:value-type="float">
            <text:p>3.36162801260831</text:p>
          </table:table-cell>
          <table:table-cell table:formula="of:=LOG([.L7];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300384" calcext:value-type="float">
            <text:p>0.3003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0384" calcext:value-type="float">
            <text:p>0.000300384</text:p>
          </table:table-cell>
          <table:table-cell office:value-type="float" office:value="0.000138965" calcext:value-type="float">
            <text:p>0.000138965</text:p>
          </table:table-cell>
          <table:table-cell office:value-type="float" office:value="0.00104857" calcext:value-type="float">
            <text:p>0.00104857</text:p>
          </table:table-cell>
          <table:table-cell office:value-type="float" office:value="9677" calcext:value-type="float">
            <text:p>9677</text:p>
          </table:table-cell>
          <table:table-cell office:value-type="float" office:value="1000" calcext:value-type="float">
            <text:p>1000</text:p>
          </table:table-cell>
          <table:table-cell office:value-type="float" office:value="9.677" calcext:value-type="float">
            <text:p>9.67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LOG([.J8];2)" office:value-type="float" office:value="3.27455986196933" calcext:value-type="float">
            <text:p>3.27455986196933</text:p>
          </table:table-cell>
          <table:table-cell table:formula="of:=LOG([.L8];2)" office:value-type="float" office:value="5.4594316186373" calcext:value-type="float">
            <text:p>5.4594316186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262874" calcext:value-type="float">
            <text:p>0.2628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2874" calcext:value-type="float">
            <text:p>0.000262874</text:p>
          </table:table-cell>
          <table:table-cell office:value-type="float" office:value="0.000141009" calcext:value-type="float">
            <text:p>0.000141009</text:p>
          </table:table-cell>
          <table:table-cell office:value-type="float" office:value="0.000782445" calcext:value-type="float">
            <text:p>0.000782445</text:p>
          </table:table-cell>
          <table:table-cell office:value-type="float" office:value="8891" calcext:value-type="float">
            <text:p>8891</text:p>
          </table:table-cell>
          <table:table-cell office:value-type="float" office:value="1000" calcext:value-type="float">
            <text:p>1000</text:p>
          </table:table-cell>
          <table:table-cell office:value-type="float" office:value="8.891" calcext:value-type="float">
            <text:p>8.89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LOG([.J9];2)" office:value-type="float" office:value="3.15234569283519" calcext:value-type="float">
            <text:p>3.15234569283519</text:p>
          </table:table-cell>
          <table:table-cell table:formula="of:=LOG([.L9];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222569" calcext:value-type="float">
            <text:p>0.2225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569" calcext:value-type="float">
            <text:p>0.000222569</text:p>
          </table:table-cell>
          <table:table-cell office:value-type="float" office:value="0.000145081" calcext:value-type="float">
            <text:p>0.000145081</text:p>
          </table:table-cell>
          <table:table-cell office:value-type="float" office:value="0.00055931" calcext:value-type="float">
            <text:p>0.00055931</text:p>
          </table:table-cell>
          <table:table-cell office:value-type="float" office:value="7510" calcext:value-type="float">
            <text:p>7510</text:p>
          </table:table-cell>
          <table:table-cell office:value-type="float" office:value="1000" calcext:value-type="float">
            <text:p>1000</text:p>
          </table:table-cell>
          <table:table-cell office:value-type="float" office:value="7.51" calcext:value-type="float">
            <text:p>7.5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LOG([.J10];2)" office:value-type="float" office:value="2.90881290773955" calcext:value-type="float">
            <text:p>2.90881290773955</text:p>
          </table:table-cell>
          <table:table-cell table:formula="of:=LOG([.L10];2)" office:value-type="float" office:value="4.39231742277876" calcext:value-type="float">
            <text:p>4.39231742277876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303032" calcext:value-type="float">
            <text:p>0.3030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3032" calcext:value-type="float">
            <text:p>0.000303032</text:p>
          </table:table-cell>
          <table:table-cell office:value-type="float" office:value="0.000163937" calcext:value-type="float">
            <text:p>0.000163937</text:p>
          </table:table-cell>
          <table:table-cell office:value-type="float" office:value="0.00111316" calcext:value-type="float">
            <text:p>0.00111316</text:p>
          </table:table-cell>
          <table:table-cell office:value-type="float" office:value="4816" calcext:value-type="float">
            <text:p>4816</text:p>
          </table:table-cell>
          <table:table-cell office:value-type="float" office:value="1000" calcext:value-type="float">
            <text:p>1000</text:p>
          </table:table-cell>
          <table:table-cell office:value-type="float" office:value="4.816" calcext:value-type="float">
            <text:p>4.8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J2];2)" office:value-type="float" office:value="2.26783539209761" calcext:value-type="float">
            <text:p>2.26783539209761</text:p>
          </table:table-cell>
          <table:table-cell table:formula="of:=LOG([.L2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409205" calcext:value-type="float">
            <text:p>0.4092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205" calcext:value-type="float">
            <text:p>0.000409205</text:p>
          </table:table-cell>
          <table:table-cell office:value-type="float" office:value="0.000175239" calcext:value-type="float">
            <text:p>0.000175239</text:p>
          </table:table-cell>
          <table:table-cell office:value-type="float" office:value="0.00139307" calcext:value-type="float">
            <text:p>0.00139307</text:p>
          </table:table-cell>
          <table:table-cell office:value-type="float" office:value="8154" calcext:value-type="float">
            <text:p>8154</text:p>
          </table:table-cell>
          <table:table-cell office:value-type="float" office:value="1000" calcext:value-type="float">
            <text:p>1000</text:p>
          </table:table-cell>
          <table:table-cell office:value-type="float" office:value="8.154" calcext:value-type="float">
            <text:p>8.15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LOG([.J3];2)" office:value-type="float" office:value="3.02750795682646" calcext:value-type="float">
            <text:p>3.02750795682646</text:p>
          </table:table-cell>
          <table:table-cell table:formula="of:=LOG([.L3];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490368" calcext:value-type="float">
            <text:p>0.4903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0368" calcext:value-type="float">
            <text:p>0.000490368</text:p>
          </table:table-cell>
          <table:table-cell office:value-type="float" office:value="0.000170917" calcext:value-type="float">
            <text:p>0.000170917</text:p>
          </table:table-cell>
          <table:table-cell office:value-type="float" office:value="0.00163624" calcext:value-type="float">
            <text:p>0.00163624</text:p>
          </table:table-cell>
          <table:table-cell office:value-type="float" office:value="10875" calcext:value-type="float">
            <text:p>10875</text:p>
          </table:table-cell>
          <table:table-cell office:value-type="float" office:value="1000" calcext:value-type="float">
            <text:p>1000</text:p>
          </table:table-cell>
          <table:table-cell office:value-type="float" office:value="10.875" calcext:value-type="float">
            <text:p>10.8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LOG([.J4];2)" office:value-type="float" office:value="3.44294349584873" calcext:value-type="float">
            <text:p>3.44294349584873</text:p>
          </table:table-cell>
          <table:table-cell table:formula="of:=LOG([.L4];2)" office:value-type="float" office:value="5.64385618977472" calcext:value-type="float">
            <text:p>5.643856189774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53128" calcext:value-type="float">
            <text:p>0.531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128" calcext:value-type="float">
            <text:p>0.00053128</text:p>
          </table:table-cell>
          <table:table-cell office:value-type="float" office:value="0.000195453" calcext:value-type="float">
            <text:p>0.000195453</text:p>
          </table:table-cell>
          <table:table-cell office:value-type="float" office:value="0.00151871" calcext:value-type="float">
            <text:p>0.00151871</text:p>
          </table:table-cell>
          <table:table-cell office:value-type="float" office:value="12617" calcext:value-type="float">
            <text:p>12617</text:p>
          </table:table-cell>
          <table:table-cell office:value-type="float" office:value="1000" calcext:value-type="float">
            <text:p>1000</text:p>
          </table:table-cell>
          <table:table-cell office:value-type="float" office:value="12.617" calcext:value-type="float">
            <text:p>12.6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LOG([.J5];2)" office:value-type="float" office:value="3.65729700999104" calcext:value-type="float">
            <text:p>3.65729700999104</text:p>
          </table:table-cell>
          <table:table-cell table:formula="of:=LOG([.L5];2)" office:value-type="float" office:value="5.64385618977472" calcext:value-type="float">
            <text:p>5.643856189774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555513" calcext:value-type="float">
            <text:p>0.555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5513" calcext:value-type="float">
            <text:p>0.000555513</text:p>
          </table:table-cell>
          <table:table-cell office:value-type="float" office:value="0.000193064" calcext:value-type="float">
            <text:p>0.000193064</text:p>
          </table:table-cell>
          <table:table-cell office:value-type="float" office:value="0.00170476" calcext:value-type="float">
            <text:p>0.00170476</text:p>
          </table:table-cell>
          <table:table-cell office:value-type="float" office:value="14448" calcext:value-type="float">
            <text:p>14448</text:p>
          </table:table-cell>
          <table:table-cell office:value-type="float" office:value="1000" calcext:value-type="float">
            <text:p>1000</text:p>
          </table:table-cell>
          <table:table-cell office:value-type="float" office:value="14.448" calcext:value-type="float">
            <text:p>14.44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LOG([.J6];2)" office:value-type="float" office:value="3.85279789281877" calcext:value-type="float">
            <text:p>3.85279789281877</text:p>
          </table:table-cell>
          <table:table-cell table:formula="of:=LOG([.L6];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520721" calcext:value-type="float">
            <text:p>0.520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0721" calcext:value-type="float">
            <text:p>0.000520721</text:p>
          </table:table-cell>
          <table:table-cell office:value-type="float" office:value="0.000181188" calcext:value-type="float">
            <text:p>0.000181188</text:p>
          </table:table-cell>
          <table:table-cell office:value-type="float" office:value="0.00143737" calcext:value-type="float">
            <text:p>0.00143737</text:p>
          </table:table-cell>
          <table:table-cell office:value-type="float" office:value="14370" calcext:value-type="float">
            <text:p>14370</text:p>
          </table:table-cell>
          <table:table-cell office:value-type="float" office:value="1000" calcext:value-type="float">
            <text:p>1000</text:p>
          </table:table-cell>
          <table:table-cell office:value-type="float" office:value="14.37" calcext:value-type="float">
            <text:p>14.3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LOG([.J7];2)" office:value-type="float" office:value="3.84498815668261" calcext:value-type="float">
            <text:p>3.84498815668261</text:p>
          </table:table-cell>
          <table:table-cell table:formula="of:=LOG([.L7];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466607" calcext:value-type="float">
            <text:p>0.4666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6607" calcext:value-type="float">
            <text:p>0.000466607</text:p>
          </table:table-cell>
          <table:table-cell office:value-type="float" office:value="0.000179256" calcext:value-type="float">
            <text:p>0.000179256</text:p>
          </table:table-cell>
          <table:table-cell office:value-type="float" office:value="0.00179989" calcext:value-type="float">
            <text:p>0.00179989</text:p>
          </table:table-cell>
          <table:table-cell office:value-type="float" office:value="13571" calcext:value-type="float">
            <text:p>13571</text:p>
          </table:table-cell>
          <table:table-cell office:value-type="float" office:value="1000" calcext:value-type="float">
            <text:p>1000</text:p>
          </table:table-cell>
          <table:table-cell office:value-type="float" office:value="13.571" calcext:value-type="float">
            <text:p>13.57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LOG([.J8];2)" office:value-type="float" office:value="3.76245512676321" calcext:value-type="float">
            <text:p>3.76245512676321</text:p>
          </table:table-cell>
          <table:table-cell table:formula="of:=LOG([.L8];2)" office:value-type="float" office:value="6.12928301694497" calcext:value-type="float">
            <text:p>6.12928301694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375037" calcext:value-type="float">
            <text:p>0.375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5037" calcext:value-type="float">
            <text:p>0.000375037</text:p>
          </table:table-cell>
          <table:table-cell office:value-type="float" office:value="0.000173462" calcext:value-type="float">
            <text:p>0.000173462</text:p>
          </table:table-cell>
          <table:table-cell office:value-type="float" office:value="0.00139553" calcext:value-type="float">
            <text:p>0.00139553</text:p>
          </table:table-cell>
          <table:table-cell office:value-type="float" office:value="11405" calcext:value-type="float">
            <text:p>11405</text:p>
          </table:table-cell>
          <table:table-cell office:value-type="float" office:value="1000" calcext:value-type="float">
            <text:p>1000</text:p>
          </table:table-cell>
          <table:table-cell office:value-type="float" office:value="11.405" calcext:value-type="float">
            <text:p>11.40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LOG([.J9];2)" office:value-type="float" office:value="3.51159454153741" calcext:value-type="float">
            <text:p>3.51159454153741</text:p>
          </table:table-cell>
          <table:table-cell table:formula="of:=LOG([.L9];2)" office:value-type="float" office:value="5.70043971814109" calcext:value-type="float">
            <text:p>5.70043971814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292063" calcext:value-type="float">
            <text:p>0.2920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2063" calcext:value-type="float">
            <text:p>0.000292063</text:p>
          </table:table-cell>
          <table:table-cell office:value-type="float" office:value="0.000182486" calcext:value-type="float">
            <text:p>0.000182486</text:p>
          </table:table-cell>
          <table:table-cell office:value-type="float" office:value="0.00112811" calcext:value-type="float">
            <text:p>0.00112811</text:p>
          </table:table-cell>
          <table:table-cell office:value-type="float" office:value="9390" calcext:value-type="float">
            <text:p>9390</text:p>
          </table:table-cell>
          <table:table-cell office:value-type="float" office:value="1000" calcext:value-type="float">
            <text:p>1000</text:p>
          </table:table-cell>
          <table:table-cell office:value-type="float" office:value="9.39" calcext:value-type="float">
            <text:p>9.3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LOG([.J10];2)" office:value-type="float" office:value="3.23112515787905" calcext:value-type="float">
            <text:p>3.23112515787905</text:p>
          </table:table-cell>
          <table:table-cell table:formula="of:=LOG([.L10];2)" office:value-type="float" office:value="5.52356195605701" calcext:value-type="float">
            <text:p>5.52356195605701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415775" calcext:value-type="float">
            <text:p>0.4157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5775" calcext:value-type="float">
            <text:p>0.000415775</text:p>
          </table:table-cell>
          <table:table-cell office:value-type="float" office:value="0.000205305" calcext:value-type="float">
            <text:p>0.000205305</text:p>
          </table:table-cell>
          <table:table-cell office:value-type="float" office:value="0.00271065" calcext:value-type="float">
            <text:p>0.00271065</text:p>
          </table:table-cell>
          <table:table-cell office:value-type="float" office:value="6166" calcext:value-type="float">
            <text:p>6166</text:p>
          </table:table-cell>
          <table:table-cell office:value-type="float" office:value="1000" calcext:value-type="float">
            <text:p>1000</text:p>
          </table:table-cell>
          <table:table-cell office:value-type="float" office:value="6.166" calcext:value-type="float">
            <text:p>6.16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LOG([.J2];2)" office:value-type="float" office:value="2.62433488944509" calcext:value-type="float">
            <text:p>2.62433488944509</text:p>
          </table:table-cell>
          <table:table-cell table:formula="of:=LOG([.L2];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9275" calcext:value-type="float">
            <text:p>0.000639275</text:p>
          </table:table-cell>
          <table:table-cell office:value-type="float" office:value="0.000225824" calcext:value-type="float">
            <text:p>0.000225824</text:p>
          </table:table-cell>
          <table:table-cell office:value-type="float" office:value="0.00294067" calcext:value-type="float">
            <text:p>0.00294067</text:p>
          </table:table-cell>
          <table:table-cell office:value-type="float" office:value="12020" calcext:value-type="float">
            <text:p>1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.02" calcext:value-type="float">
            <text:p>12.02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LOG([.J3];2)" office:value-type="float" office:value="3.58736499093646" calcext:value-type="float">
            <text:p>3.58736499093646</text:p>
          </table:table-cell>
          <table:table-cell table:formula="of:=LOG([.L3];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765314" calcext:value-type="float">
            <text:p>0.765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65314" calcext:value-type="float">
            <text:p>0.000765314</text:p>
          </table:table-cell>
          <table:table-cell office:value-type="float" office:value="0.00023584" calcext:value-type="float">
            <text:p>0.00023584</text:p>
          </table:table-cell>
          <table:table-cell office:value-type="float" office:value="0.00336569" calcext:value-type="float">
            <text:p>0.00336569</text:p>
          </table:table-cell>
          <table:table-cell office:value-type="float" office:value="15744" calcext:value-type="float">
            <text:p>15744</text:p>
          </table:table-cell>
          <table:table-cell office:value-type="float" office:value="1000" calcext:value-type="float">
            <text:p>1000</text:p>
          </table:table-cell>
          <table:table-cell office:value-type="float" office:value="15.744" calcext:value-type="float">
            <text:p>15.744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formula="of:=LOG([.J4];2)" office:value-type="float" office:value="3.97673022067715" calcext:value-type="float">
            <text:p>3.97673022067715</text:p>
          </table:table-cell>
          <table:table-cell table:formula="of:=LOG([.L4];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848959" calcext:value-type="float">
            <text:p>0.8489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8959" calcext:value-type="float">
            <text:p>0.000848959</text:p>
          </table:table-cell>
          <table:table-cell office:value-type="float" office:value="0.000236583" calcext:value-type="float">
            <text:p>0.000236583</text:p>
          </table:table-cell>
          <table:table-cell office:value-type="float" office:value="0.0028347" calcext:value-type="float">
            <text:p>0.0028347</text:p>
          </table:table-cell>
          <table:table-cell office:value-type="float" office:value="18759" calcext:value-type="float">
            <text:p>18759</text:p>
          </table:table-cell>
          <table:table-cell office:value-type="float" office:value="1000" calcext:value-type="float">
            <text:p>1000</text:p>
          </table:table-cell>
          <table:table-cell office:value-type="float" office:value="18.759" calcext:value-type="float">
            <text:p>18.75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formula="of:=LOG([.J5];2)" office:value-type="float" office:value="4.2295110179702" calcext:value-type="float">
            <text:p>4.2295110179702</text:p>
          </table:table-cell>
          <table:table-cell table:formula="of:=LOG([.L5];2)" office:value-type="float" office:value="6.20945336562895" calcext:value-type="float">
            <text:p>6.20945336562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86235" calcext:value-type="float">
            <text:p>0.862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235" calcext:value-type="float">
            <text:p>0.00086235</text:p>
          </table:table-cell>
          <table:table-cell office:value-type="float" office:value="0.000247193" calcext:value-type="float">
            <text:p>0.000247193</text:p>
          </table:table-cell>
          <table:table-cell office:value-type="float" office:value="0.0028491" calcext:value-type="float">
            <text:p>0.0028491</text:p>
          </table:table-cell>
          <table:table-cell office:value-type="float" office:value="20692" calcext:value-type="float">
            <text:p>20692</text:p>
          </table:table-cell>
          <table:table-cell office:value-type="float" office:value="1000" calcext:value-type="float">
            <text:p>1000</text:p>
          </table:table-cell>
          <table:table-cell office:value-type="float" office:value="20.692" calcext:value-type="float">
            <text:p>20.69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LOG([.J6];2)" office:value-type="float" office:value="4.37100119154167" calcext:value-type="float">
            <text:p>4.37100119154167</text:p>
          </table:table-cell>
          <table:table-cell table:formula="of:=LOG([.L6];2)" office:value-type="float" office:value="6.4093909361377" calcext:value-type="float">
            <text:p>6.4093909361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812057" calcext:value-type="float">
            <text:p>0.8120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12057" calcext:value-type="float">
            <text:p>0.000812057</text:p>
          </table:table-cell>
          <table:table-cell office:value-type="float" office:value="0.000225884" calcext:value-type="float">
            <text:p>0.000225884</text:p>
          </table:table-cell>
          <table:table-cell office:value-type="float" office:value="0.00250143" calcext:value-type="float">
            <text:p>0.00250143</text:p>
          </table:table-cell>
          <table:table-cell office:value-type="float" office:value="20666" calcext:value-type="float">
            <text:p>20666</text:p>
          </table:table-cell>
          <table:table-cell office:value-type="float" office:value="1000" calcext:value-type="float">
            <text:p>1000</text:p>
          </table:table-cell>
          <table:table-cell office:value-type="float" office:value="20.666" calcext:value-type="float">
            <text:p>20.666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formula="of:=LOG([.J7];2)" office:value-type="float" office:value="4.36918727036538" calcext:value-type="float">
            <text:p>4.36918727036538</text:p>
          </table:table-cell>
          <table:table-cell table:formula="of:=LOG([.L7];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707096" calcext:value-type="float">
            <text:p>0.7070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7096" calcext:value-type="float">
            <text:p>0.000707096</text:p>
          </table:table-cell>
          <table:table-cell office:value-type="float" office:value="0.000219845" calcext:value-type="float">
            <text:p>0.000219845</text:p>
          </table:table-cell>
          <table:table-cell office:value-type="float" office:value="0.0021645" calcext:value-type="float">
            <text:p>0.0021645</text:p>
          </table:table-cell>
          <table:table-cell office:value-type="float" office:value="19206" calcext:value-type="float">
            <text:p>19206</text:p>
          </table:table-cell>
          <table:table-cell office:value-type="float" office:value="1000" calcext:value-type="float">
            <text:p>1000</text:p>
          </table:table-cell>
          <table:table-cell office:value-type="float" office:value="19.206" calcext:value-type="float">
            <text:p>19.20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LOG([.J8];2)" office:value-type="float" office:value="4.26348517760465" calcext:value-type="float">
            <text:p>4.26348517760465</text:p>
          </table:table-cell>
          <table:table-cell table:formula="of:=LOG([.L8];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537327" calcext:value-type="float">
            <text:p>0.5373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7327" calcext:value-type="float">
            <text:p>0.000537327</text:p>
          </table:table-cell>
          <table:table-cell office:value-type="float" office:value="0.000212637" calcext:value-type="float">
            <text:p>0.000212637</text:p>
          </table:table-cell>
          <table:table-cell office:value-type="float" office:value="0.00203721" calcext:value-type="float">
            <text:p>0.00203721</text:p>
          </table:table-cell>
          <table:table-cell office:value-type="float" office:value="15130" calcext:value-type="float">
            <text:p>15130</text:p>
          </table:table-cell>
          <table:table-cell office:value-type="float" office:value="1000" calcext:value-type="float">
            <text:p>1000</text:p>
          </table:table-cell>
          <table:table-cell office:value-type="float" office:value="15.13" calcext:value-type="float">
            <text:p>15.1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LOG([.J9];2)" office:value-type="float" office:value="3.91934008244201" calcext:value-type="float">
            <text:p>3.91934008244201</text:p>
          </table:table-cell>
          <table:table-cell table:formula="of:=LOG([.L9];2)" office:value-type="float" office:value="6.12928301694497" calcext:value-type="float">
            <text:p>6.12928301694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37027" calcext:value-type="float">
            <text:p>0.370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027" calcext:value-type="float">
            <text:p>0.00037027</text:p>
          </table:table-cell>
          <table:table-cell office:value-type="float" office:value="0.000221879" calcext:value-type="float">
            <text:p>0.000221879</text:p>
          </table:table-cell>
          <table:table-cell office:value-type="float" office:value="0.00152402" calcext:value-type="float">
            <text:p>0.00152402</text:p>
          </table:table-cell>
          <table:table-cell office:value-type="float" office:value="10836" calcext:value-type="float">
            <text:p>10836</text:p>
          </table:table-cell>
          <table:table-cell office:value-type="float" office:value="1000" calcext:value-type="float">
            <text:p>1000</text:p>
          </table:table-cell>
          <table:table-cell office:value-type="float" office:value="10.836" calcext:value-type="float">
            <text:p>10.83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LOG([.J10];2)" office:value-type="float" office:value="3.43776039353993" calcext:value-type="float">
            <text:p>3.43776039353993</text:p>
          </table:table-cell>
          <table:table-cell table:formula="of:=LOG([.L10];2)" office:value-type="float" office:value="5.61470984411521" calcext:value-type="float">
            <text:p>5.61470984411521</text:p>
          </table:table-cell>
        </table:table-row>
      </table:table>
      <table:table table:name="summary_11" table:style-name="ta1">
        <table:table-column table:style-name="co1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558315" calcext:value-type="float">
            <text:p>0.5583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8315" calcext:value-type="float">
            <text:p>0.000558315</text:p>
          </table:table-cell>
          <table:table-cell office:value-type="float" office:value="0.00024365" calcext:value-type="float">
            <text:p>0.00024365</text:p>
          </table:table-cell>
          <table:table-cell office:value-type="float" office:value="0.00252929" calcext:value-type="float">
            <text:p>0.00252929</text:p>
          </table:table-cell>
          <table:table-cell office:value-type="float" office:value="7764" calcext:value-type="float">
            <text:p>7764</text:p>
          </table:table-cell>
          <table:table-cell office:value-type="float" office:value="1000" calcext:value-type="float">
            <text:p>1000</text:p>
          </table:table-cell>
          <table:table-cell office:value-type="float" office:value="7.764" calcext:value-type="float">
            <text:p>7.76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LOG([.J2];2)" office:value-type="float" office:value="2.95680011805158" calcext:value-type="float">
            <text:p>2.95680011805158</text:p>
          </table:table-cell>
          <table:table-cell table:formula="of:=LOG([.L2];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942622" calcext:value-type="float">
            <text:p>0.9426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2622" calcext:value-type="float">
            <text:p>0.000942622</text:p>
          </table:table-cell>
          <table:table-cell office:value-type="float" office:value="0.000271246" calcext:value-type="float">
            <text:p>0.000271246</text:p>
          </table:table-cell>
          <table:table-cell office:value-type="float" office:value="0.00387619" calcext:value-type="float">
            <text:p>0.00387619</text:p>
          </table:table-cell>
          <table:table-cell office:value-type="float" office:value="16313" calcext:value-type="float">
            <text:p>16313</text:p>
          </table:table-cell>
          <table:table-cell office:value-type="float" office:value="1000" calcext:value-type="float">
            <text:p>1000</text:p>
          </table:table-cell>
          <table:table-cell office:value-type="float" office:value="16.313" calcext:value-type="float">
            <text:p>16.31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LOG([.J3];2)" office:value-type="float" office:value="4.02795021642984" calcext:value-type="float">
            <text:p>4.02795021642984</text:p>
          </table:table-cell>
          <table:table-cell table:formula="of:=LOG([.L3];2)" office:value-type="float" office:value="6.4262647547021" calcext:value-type="float">
            <text:p>6.42626475470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.20891" calcext:value-type="float">
            <text:p>1.208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0891" calcext:value-type="float">
            <text:p>0.00120891</text:p>
          </table:table-cell>
          <table:table-cell office:value-type="float" office:value="0.000280282" calcext:value-type="float">
            <text:p>0.000280282</text:p>
          </table:table-cell>
          <table:table-cell office:value-type="float" office:value="0.00623317" calcext:value-type="float">
            <text:p>0.00623317</text:p>
          </table:table-cell>
          <table:table-cell office:value-type="float" office:value="22993" calcext:value-type="float">
            <text:p>22993</text:p>
          </table:table-cell>
          <table:table-cell office:value-type="float" office:value="1000" calcext:value-type="float">
            <text:p>1000</text:p>
          </table:table-cell>
          <table:table-cell office:value-type="float" office:value="22.993" calcext:value-type="float">
            <text:p>22.993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formula="of:=LOG([.J4];2)" office:value-type="float" office:value="4.52312280812736" calcext:value-type="float">
            <text:p>4.52312280812736</text:p>
          </table:table-cell>
          <table:table-cell table:formula="of:=LOG([.L4];2)" office:value-type="float" office:value="7.45121111183233" calcext:value-type="float">
            <text:p>7.451211111832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.36009" calcext:value-type="float">
            <text:p>1.360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6009" calcext:value-type="float">
            <text:p>0.00136009</text:p>
          </table:table-cell>
          <table:table-cell office:value-type="float" office:value="0.000274768" calcext:value-type="float">
            <text:p>0.000274768</text:p>
          </table:table-cell>
          <table:table-cell office:value-type="float" office:value="0.00448115" calcext:value-type="float">
            <text:p>0.00448115</text:p>
          </table:table-cell>
          <table:table-cell office:value-type="float" office:value="28331" calcext:value-type="float">
            <text:p>28331</text:p>
          </table:table-cell>
          <table:table-cell office:value-type="float" office:value="1000" calcext:value-type="float">
            <text:p>1000</text:p>
          </table:table-cell>
          <table:table-cell office:value-type="float" office:value="28.331" calcext:value-type="float">
            <text:p>28.331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formula="of:=LOG([.J5];2)" office:value-type="float" office:value="4.82430962034426" calcext:value-type="float">
            <text:p>4.82430962034426</text:p>
          </table:table-cell>
          <table:table-cell table:formula="of:=LOG([.L5];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.4193" calcext:value-type="float">
            <text:p>1.41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193" calcext:value-type="float">
            <text:p>0.0014193</text:p>
          </table:table-cell>
          <table:table-cell office:value-type="float" office:value="0.000283759" calcext:value-type="float">
            <text:p>0.000283759</text:p>
          </table:table-cell>
          <table:table-cell office:value-type="float" office:value="0.0049962" calcext:value-type="float">
            <text:p>0.0049962</text:p>
          </table:table-cell>
          <table:table-cell office:value-type="float" office:value="31959" calcext:value-type="float">
            <text:p>31959</text:p>
          </table:table-cell>
          <table:table-cell office:value-type="float" office:value="1000" calcext:value-type="float">
            <text:p>1000</text:p>
          </table:table-cell>
          <table:table-cell office:value-type="float" office:value="31.959" calcext:value-type="float">
            <text:p>31.959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table:formula="of:=LOG([.J6];2)" office:value-type="float" office:value="4.9981503618012" calcext:value-type="float">
            <text:p>4.9981503618012</text:p>
          </table:table-cell>
          <table:table-cell table:formula="of:=LOG([.L6];2)" office:value-type="float" office:value="7.19967234483636" calcext:value-type="float">
            <text:p>7.199672344836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26985" calcext:value-type="float">
            <text:p>1.269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6985" calcext:value-type="float">
            <text:p>0.00126985</text:p>
          </table:table-cell>
          <table:table-cell office:value-type="float" office:value="0.000270451" calcext:value-type="float">
            <text:p>0.000270451</text:p>
          </table:table-cell>
          <table:table-cell office:value-type="float" office:value="0.00472726" calcext:value-type="float">
            <text:p>0.00472726</text:p>
          </table:table-cell>
          <table:table-cell office:value-type="float" office:value="30612" calcext:value-type="float">
            <text:p>30612</text:p>
          </table:table-cell>
          <table:table-cell office:value-type="float" office:value="1000" calcext:value-type="float">
            <text:p>1000</text:p>
          </table:table-cell>
          <table:table-cell office:value-type="float" office:value="30.612" calcext:value-type="float">
            <text:p>30.612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formula="of:=LOG([.J7];2)" office:value-type="float" office:value="4.93602539966154" calcext:value-type="float">
            <text:p>4.93602539966154</text:p>
          </table:table-cell>
          <table:table-cell table:formula="of:=LOG([.L7];2)" office:value-type="float" office:value="7.06608919045777" calcext:value-type="float">
            <text:p>7.066089190457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.07012" calcext:value-type="float">
            <text:p>1.07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7012" calcext:value-type="float">
            <text:p>0.00107012</text:p>
          </table:table-cell>
          <table:table-cell office:value-type="float" office:value="0.000259634" calcext:value-type="float">
            <text:p>0.000259634</text:p>
          </table:table-cell>
          <table:table-cell office:value-type="float" office:value="0.00458905" calcext:value-type="float">
            <text:p>0.00458905</text:p>
          </table:table-cell>
          <table:table-cell office:value-type="float" office:value="27078" calcext:value-type="float">
            <text:p>27078</text:p>
          </table:table-cell>
          <table:table-cell office:value-type="float" office:value="1000" calcext:value-type="float">
            <text:p>1000</text:p>
          </table:table-cell>
          <table:table-cell office:value-type="float" office:value="27.078" calcext:value-type="float">
            <text:p>27.078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table:formula="of:=LOG([.J8];2)" office:value-type="float" office:value="4.75904927927156" calcext:value-type="float">
            <text:p>4.75904927927156</text:p>
          </table:table-cell>
          <table:table-cell table:formula="of:=LOG([.L8];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78529" calcext:value-type="float">
            <text:p>0.785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8529" calcext:value-type="float">
            <text:p>0.00078529</text:p>
          </table:table-cell>
          <table:table-cell office:value-type="float" office:value="0.00026114" calcext:value-type="float">
            <text:p>0.00026114</text:p>
          </table:table-cell>
          <table:table-cell office:value-type="float" office:value="0.00358758" calcext:value-type="float">
            <text:p>0.00358758</text:p>
          </table:table-cell>
          <table:table-cell office:value-type="float" office:value="20714" calcext:value-type="float">
            <text:p>20714</text:p>
          </table:table-cell>
          <table:table-cell office:value-type="float" office:value="1000" calcext:value-type="float">
            <text:p>1000</text:p>
          </table:table-cell>
          <table:table-cell office:value-type="float" office:value="20.714" calcext:value-type="float">
            <text:p>20.714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formula="of:=LOG([.J9];2)" office:value-type="float" office:value="4.37253426857815" calcext:value-type="float">
            <text:p>4.37253426857815</text:p>
          </table:table-cell>
          <table:table-cell table:formula="of:=LOG([.L9];2)" office:value-type="float" office:value="6.8073549220576" calcext:value-type="float">
            <text:p>6.8073549220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.49892" calcext:value-type="float">
            <text:p>0.498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892" calcext:value-type="float">
            <text:p>0.00049892</text:p>
          </table:table-cell>
          <table:table-cell office:value-type="float" office:value="0.000269809" calcext:value-type="float">
            <text:p>0.000269809</text:p>
          </table:table-cell>
          <table:table-cell office:value-type="float" office:value="0.00169617" calcext:value-type="float">
            <text:p>0.00169617</text:p>
          </table:table-cell>
          <table:table-cell office:value-type="float" office:value="13538" calcext:value-type="float">
            <text:p>13538</text:p>
          </table:table-cell>
          <table:table-cell office:value-type="float" office:value="1000" calcext:value-type="float">
            <text:p>1000</text:p>
          </table:table-cell>
          <table:table-cell office:value-type="float" office:value="13.538" calcext:value-type="float">
            <text:p>13.53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LOG([.J10];2)" office:value-type="float" office:value="3.75894271687236" calcext:value-type="float">
            <text:p>3.75894271687236</text:p>
          </table:table-cell>
          <table:table-cell table:formula="of:=LOG([.L10];2)" office:value-type="float" office:value="5.8073549220576" calcext:value-type="float">
            <text:p>5.8073549220576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769425" calcext:value-type="float">
            <text:p>0.7694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69425" calcext:value-type="float">
            <text:p>0.000769425</text:p>
          </table:table-cell>
          <table:table-cell office:value-type="float" office:value="0.000294791" calcext:value-type="float">
            <text:p>0.000294791</text:p>
          </table:table-cell>
          <table:table-cell office:value-type="float" office:value="0.00464562" calcext:value-type="float">
            <text:p>0.00464562</text:p>
          </table:table-cell>
          <table:table-cell office:value-type="float" office:value="10022" calcext:value-type="float">
            <text:p>10022</text:p>
          </table:table-cell>
          <table:table-cell office:value-type="float" office:value="1000" calcext:value-type="float">
            <text:p>1000</text:p>
          </table:table-cell>
          <table:table-cell office:value-type="float" office:value="10.022" calcext:value-type="float">
            <text:p>10.02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LOG([.J2];2)" office:value-type="float" office:value="3.32509853776749" calcext:value-type="float">
            <text:p>3.32509853776749</text:p>
          </table:table-cell>
          <table:table-cell table:formula="of:=LOG([.L2];2)" office:value-type="float" office:value="6.5077946401987" calcext:value-type="float">
            <text:p>6.50779464019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43133" calcext:value-type="float">
            <text:p>1.431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3133" calcext:value-type="float">
            <text:p>0.00143133</text:p>
          </table:table-cell>
          <table:table-cell office:value-type="float" office:value="0.000339958" calcext:value-type="float">
            <text:p>0.000339958</text:p>
          </table:table-cell>
          <table:table-cell office:value-type="float" office:value="0.00545964" calcext:value-type="float">
            <text:p>0.00545964</text:p>
          </table:table-cell>
          <table:table-cell office:value-type="float" office:value="22994" calcext:value-type="float">
            <text:p>22994</text:p>
          </table:table-cell>
          <table:table-cell office:value-type="float" office:value="1000" calcext:value-type="float">
            <text:p>1000</text:p>
          </table:table-cell>
          <table:table-cell office:value-type="float" office:value="22.994" calcext:value-type="float">
            <text:p>22.994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formula="of:=LOG([.J3];2)" office:value-type="float" office:value="4.5231855517306" calcext:value-type="float">
            <text:p>4.5231855517306</text:p>
          </table:table-cell>
          <table:table-cell table:formula="of:=LOG([.L3];2)" office:value-type="float" office:value="6.97727992349992" calcext:value-type="float">
            <text:p>6.97727992349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.95979" calcext:value-type="float">
            <text:p>1.959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5979" calcext:value-type="float">
            <text:p>0.00195979</text:p>
          </table:table-cell>
          <table:table-cell office:value-type="float" office:value="0.00036324" calcext:value-type="float">
            <text:p>0.00036324</text:p>
          </table:table-cell>
          <table:table-cell office:value-type="float" office:value="0.00856966" calcext:value-type="float">
            <text:p>0.00856966</text:p>
          </table:table-cell>
          <table:table-cell office:value-type="float" office:value="34663" calcext:value-type="float">
            <text:p>34663</text:p>
          </table:table-cell>
          <table:table-cell office:value-type="float" office:value="1000" calcext:value-type="float">
            <text:p>1000</text:p>
          </table:table-cell>
          <table:table-cell office:value-type="float" office:value="34.663" calcext:value-type="float">
            <text:p>34.663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table:formula="of:=LOG([.J4];2)" office:value-type="float" office:value="5.11532461660485" calcext:value-type="float">
            <text:p>5.11532461660485</text:p>
          </table:table-cell>
          <table:table-cell table:formula="of:=LOG([.L4];2)" office:value-type="float" office:value="7.59991284218713" calcext:value-type="float">
            <text:p>7.599912842187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.20864" calcext:value-type="float">
            <text:p>2.208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0864" calcext:value-type="float">
            <text:p>0.00220864</text:p>
          </table:table-cell>
          <table:table-cell office:value-type="float" office:value="0.000471821" calcext:value-type="float">
            <text:p>0.000471821</text:p>
          </table:table-cell>
          <table:table-cell office:value-type="float" office:value="0.00908485" calcext:value-type="float">
            <text:p>0.00908485</text:p>
          </table:table-cell>
          <table:table-cell office:value-type="float" office:value="42753" calcext:value-type="float">
            <text:p>42753</text:p>
          </table:table-cell>
          <table:table-cell office:value-type="float" office:value="1000" calcext:value-type="float">
            <text:p>1000</text:p>
          </table:table-cell>
          <table:table-cell office:value-type="float" office:value="42.753" calcext:value-type="float">
            <text:p>42.753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formula="of:=LOG([.J5];2)" office:value-type="float" office:value="5.41795375309098" calcext:value-type="float">
            <text:p>5.41795375309098</text:p>
          </table:table-cell>
          <table:table-cell table:formula="of:=LOG([.L5];2)" office:value-type="float" office:value="7.56985560833095" calcext:value-type="float">
            <text:p>7.569855608330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.30168" calcext:value-type="float">
            <text:p>2.30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0168" calcext:value-type="float">
            <text:p>0.00230168</text:p>
          </table:table-cell>
          <table:table-cell office:value-type="float" office:value="0.000441206" calcext:value-type="float">
            <text:p>0.000441206</text:p>
          </table:table-cell>
          <table:table-cell office:value-type="float" office:value="0.0100376" calcext:value-type="float">
            <text:p>0.0100376</text:p>
          </table:table-cell>
          <table:table-cell office:value-type="float" office:value="47921" calcext:value-type="float">
            <text:p>47921</text:p>
          </table:table-cell>
          <table:table-cell office:value-type="float" office:value="1000" calcext:value-type="float">
            <text:p>1000</text:p>
          </table:table-cell>
          <table:table-cell office:value-type="float" office:value="47.921" calcext:value-type="float">
            <text:p>47.92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formula="of:=LOG([.J6];2)" office:value-type="float" office:value="5.58258610902383" calcext:value-type="float">
            <text:p>5.58258610902383</text:p>
          </table:table-cell>
          <table:table-cell table:formula="of:=LOG([.L6];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.07477" calcext:value-type="float">
            <text:p>2.074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7477" calcext:value-type="float">
            <text:p>0.00207477</text:p>
          </table:table-cell>
          <table:table-cell office:value-type="float" office:value="0.00036864" calcext:value-type="float">
            <text:p>0.00036864</text:p>
          </table:table-cell>
          <table:table-cell office:value-type="float" office:value="0.00838951" calcext:value-type="float">
            <text:p>0.00838951</text:p>
          </table:table-cell>
          <table:table-cell office:value-type="float" office:value="46177" calcext:value-type="float">
            <text:p>46177</text:p>
          </table:table-cell>
          <table:table-cell office:value-type="float" office:value="1000" calcext:value-type="float">
            <text:p>1000</text:p>
          </table:table-cell>
          <table:table-cell office:value-type="float" office:value="46.177" calcext:value-type="float">
            <text:p>46.177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table:formula="of:=LOG([.J7];2)" office:value-type="float" office:value="5.52910254288653" calcext:value-type="float">
            <text:p>5.52910254288653</text:p>
          </table:table-cell>
          <table:table-cell table:formula="of:=LOG([.L7];2)" office:value-type="float" office:value="7.876516946565" calcext:value-type="float">
            <text:p>7.876516946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70841" calcext:value-type="float">
            <text:p>1.708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841" calcext:value-type="float">
            <text:p>0.00170841</text:p>
          </table:table-cell>
          <table:table-cell office:value-type="float" office:value="0.000347887" calcext:value-type="float">
            <text:p>0.000347887</text:p>
          </table:table-cell>
          <table:table-cell office:value-type="float" office:value="0.00639381" calcext:value-type="float">
            <text:p>0.00639381</text:p>
          </table:table-cell>
          <table:table-cell office:value-type="float" office:value="40294" calcext:value-type="float">
            <text:p>40294</text:p>
          </table:table-cell>
          <table:table-cell office:value-type="float" office:value="1000" calcext:value-type="float">
            <text:p>1000</text:p>
          </table:table-cell>
          <table:table-cell office:value-type="float" office:value="40.294" calcext:value-type="float">
            <text:p>40.294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table:formula="of:=LOG([.J8];2)" office:value-type="float" office:value="5.33249312434311" calcext:value-type="float">
            <text:p>5.33249312434311</text:p>
          </table:table-cell>
          <table:table-cell table:formula="of:=LOG([.L8];2)" office:value-type="float" office:value="7.51569983828404" calcext:value-type="float">
            <text:p>7.515699838284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.225" calcext:value-type="float">
            <text:p>1.2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318178" calcext:value-type="float">
            <text:p>0.000318178</text:p>
          </table:table-cell>
          <table:table-cell office:value-type="float" office:value="0.00513088" calcext:value-type="float">
            <text:p>0.00513088</text:p>
          </table:table-cell>
          <table:table-cell office:value-type="float" office:value="30426" calcext:value-type="float">
            <text:p>30426</text:p>
          </table:table-cell>
          <table:table-cell office:value-type="float" office:value="1000" calcext:value-type="float">
            <text:p>1000</text:p>
          </table:table-cell>
          <table:table-cell office:value-type="float" office:value="30.426" calcext:value-type="float">
            <text:p>30.426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formula="of:=LOG([.J9];2)" office:value-type="float" office:value="4.9272327751257" calcext:value-type="float">
            <text:p>4.9272327751257</text:p>
          </table:table-cell>
          <table:table-cell table:formula="of:=LOG([.L9];2)" office:value-type="float" office:value="7.04439411935845" calcext:value-type="float">
            <text:p>7.04439411935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679645" calcext:value-type="float">
            <text:p>0.679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9645" calcext:value-type="float">
            <text:p>0.000679645</text:p>
          </table:table-cell>
          <table:table-cell office:value-type="float" office:value="0.00032045" calcext:value-type="float">
            <text:p>0.00032045</text:p>
          </table:table-cell>
          <table:table-cell office:value-type="float" office:value="0.00228481" calcext:value-type="float">
            <text:p>0.00228481</text:p>
          </table:table-cell>
          <table:table-cell office:value-type="float" office:value="16733" calcext:value-type="float">
            <text:p>16733</text:p>
          </table:table-cell>
          <table:table-cell office:value-type="float" office:value="1000" calcext:value-type="float">
            <text:p>1000</text:p>
          </table:table-cell>
          <table:table-cell office:value-type="float" office:value="16.733" calcext:value-type="float">
            <text:p>16.73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LOG([.J10];2)" office:value-type="float" office:value="4.06462421911097" calcext:value-type="float">
            <text:p>4.06462421911097</text:p>
          </table:table-cell>
          <table:table-cell table:formula="of:=LOG([.L10];2)" office:value-type="float" office:value="6.12928301694497" calcext:value-type="float">
            <text:p>6.12928301694497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17565" calcext:value-type="float">
            <text:p>1.17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565" calcext:value-type="float">
            <text:p>0.00117565</text:p>
          </table:table-cell>
          <table:table-cell office:value-type="float" office:value="0.000339816" calcext:value-type="float">
            <text:p>0.000339816</text:p>
          </table:table-cell>
          <table:table-cell office:value-type="float" office:value="0.00634996" calcext:value-type="float">
            <text:p>0.00634996</text:p>
          </table:table-cell>
          <table:table-cell office:value-type="float" office:value="14895" calcext:value-type="float">
            <text:p>14895</text:p>
          </table:table-cell>
          <table:table-cell office:value-type="float" office:value="1000" calcext:value-type="float">
            <text:p>1000</text:p>
          </table:table-cell>
          <table:table-cell office:value-type="float" office:value="14.895" calcext:value-type="float">
            <text:p>14.89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LOG([.J2];2)" office:value-type="float" office:value="3.89675621847481" calcext:value-type="float">
            <text:p>3.89675621847481</text:p>
          </table:table-cell>
          <table:table-cell table:formula="of:=LOG([.L2];2)" office:value-type="float" office:value="7.22881869049588" calcext:value-type="float">
            <text:p>7.228818690495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.28544" calcext:value-type="float">
            <text:p>2.28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8544" calcext:value-type="float">
            <text:p>0.00228544</text:p>
          </table:table-cell>
          <table:table-cell office:value-type="float" office:value="0.000445158" calcext:value-type="float">
            <text:p>0.000445158</text:p>
          </table:table-cell>
          <table:table-cell office:value-type="float" office:value="0.0105223" calcext:value-type="float">
            <text:p>0.0105223</text:p>
          </table:table-cell>
          <table:table-cell office:value-type="float" office:value="34267" calcext:value-type="float">
            <text:p>34267</text:p>
          </table:table-cell>
          <table:table-cell office:value-type="float" office:value="1000" calcext:value-type="float">
            <text:p>1000</text:p>
          </table:table-cell>
          <table:table-cell office:value-type="float" office:value="34.267" calcext:value-type="float">
            <text:p>34.26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formula="of:=LOG([.J3];2)" office:value-type="float" office:value="5.09874798751555" calcext:value-type="float">
            <text:p>5.09874798751555</text:p>
          </table:table-cell>
          <table:table-cell table:formula="of:=LOG([.L3];2)" office:value-type="float" office:value="7.85798099512757" calcext:value-type="float">
            <text:p>7.857980995127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.11032" calcext:value-type="float">
            <text:p>3.110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1032" calcext:value-type="float">
            <text:p>0.00311032</text:p>
          </table:table-cell>
          <table:table-cell office:value-type="float" office:value="0.000473054" calcext:value-type="float">
            <text:p>0.000473054</text:p>
          </table:table-cell>
          <table:table-cell office:value-type="float" office:value="0.0121247" calcext:value-type="float">
            <text:p>0.0121247</text:p>
          </table:table-cell>
          <table:table-cell office:value-type="float" office:value="51483" calcext:value-type="float">
            <text:p>51483</text:p>
          </table:table-cell>
          <table:table-cell office:value-type="float" office:value="1000" calcext:value-type="float">
            <text:p>1000</text:p>
          </table:table-cell>
          <table:table-cell office:value-type="float" office:value="51.483" calcext:value-type="float">
            <text:p>51.483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table:formula="of:=LOG([.J4];2)" office:value-type="float" office:value="5.68602421913397" calcext:value-type="float">
            <text:p>5.68602421913397</text:p>
          </table:table-cell>
          <table:table-cell table:formula="of:=LOG([.L4];2)" office:value-type="float" office:value="8.06608919045777" calcext:value-type="float">
            <text:p>8.066089190457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.7082" calcext:value-type="float">
            <text:p>3.70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082" calcext:value-type="float">
            <text:p>0.0037082</text:p>
          </table:table-cell>
          <table:table-cell office:value-type="float" office:value="0.000437884" calcext:value-type="float">
            <text:p>0.000437884</text:p>
          </table:table-cell>
          <table:table-cell office:value-type="float" office:value="0.015451" calcext:value-type="float">
            <text:p>0.015451</text:p>
          </table:table-cell>
          <table:table-cell office:value-type="float" office:value="67141" calcext:value-type="float">
            <text:p>67141</text:p>
          </table:table-cell>
          <table:table-cell office:value-type="float" office:value="1000" calcext:value-type="float">
            <text:p>1000</text:p>
          </table:table-cell>
          <table:table-cell office:value-type="float" office:value="67.141" calcext:value-type="float">
            <text:p>67.141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formula="of:=LOG([.J5];2)" office:value-type="float" office:value="6.0691221196246" calcext:value-type="float">
            <text:p>6.0691221196246</text:p>
          </table:table-cell>
          <table:table-cell table:formula="of:=LOG([.L5];2)" office:value-type="float" office:value="8.53138146051631" calcext:value-type="float">
            <text:p>8.531381460516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.85822" calcext:value-type="float">
            <text:p>3.85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5822" calcext:value-type="float">
            <text:p>0.00385822</text:p>
          </table:table-cell>
          <table:table-cell office:value-type="float" office:value="0.000516054" calcext:value-type="float">
            <text:p>0.000516054</text:p>
          </table:table-cell>
          <table:table-cell office:value-type="float" office:value="0.0160446" calcext:value-type="float">
            <text:p>0.0160446</text:p>
          </table:table-cell>
          <table:table-cell office:value-type="float" office:value="74795" calcext:value-type="float">
            <text:p>74795</text:p>
          </table:table-cell>
          <table:table-cell office:value-type="float" office:value="1000" calcext:value-type="float">
            <text:p>1000</text:p>
          </table:table-cell>
          <table:table-cell office:value-type="float" office:value="74.795" calcext:value-type="float">
            <text:p>74.795</text:p>
          </table:table-cell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table:formula="of:=LOG([.J6];2)" office:value-type="float" office:value="6.22486992494269" calcext:value-type="float">
            <text:p>6.22486992494269</text:p>
          </table:table-cell>
          <table:table-cell table:formula="of:=LOG([.L6];2)" office:value-type="float" office:value="8.5274770060604" calcext:value-type="float">
            <text:p>8.52747700606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.46083" calcext:value-type="float">
            <text:p>3.46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6083" calcext:value-type="float">
            <text:p>0.00346083</text:p>
          </table:table-cell>
          <table:table-cell office:value-type="float" office:value="0.000471981" calcext:value-type="float">
            <text:p>0.000471981</text:p>
          </table:table-cell>
          <table:table-cell office:value-type="float" office:value="0.0151883" calcext:value-type="float">
            <text:p>0.0151883</text:p>
          </table:table-cell>
          <table:table-cell office:value-type="float" office:value="72571" calcext:value-type="float">
            <text:p>72571</text:p>
          </table:table-cell>
          <table:table-cell office:value-type="float" office:value="1000" calcext:value-type="float">
            <text:p>1000</text:p>
          </table:table-cell>
          <table:table-cell office:value-type="float" office:value="72.571" calcext:value-type="float">
            <text:p>72.57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formula="of:=LOG([.J7];2)" office:value-type="float" office:value="6.1813212448368" calcext:value-type="float">
            <text:p>6.1813212448368</text:p>
          </table:table-cell>
          <table:table-cell table:formula="of:=LOG([.L7];2)" office:value-type="float" office:value="8.62570884306447" calcext:value-type="float">
            <text:p>8.625708843064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.61656" calcext:value-type="float">
            <text:p>2.616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1656" calcext:value-type="float">
            <text:p>0.00261656</text:p>
          </table:table-cell>
          <table:table-cell office:value-type="float" office:value="0.000362213" calcext:value-type="float">
            <text:p>0.000362213</text:p>
          </table:table-cell>
          <table:table-cell office:value-type="float" office:value="0.0118478" calcext:value-type="float">
            <text:p>0.0118478</text:p>
          </table:table-cell>
          <table:table-cell office:value-type="float" office:value="57842" calcext:value-type="float">
            <text:p>57842</text:p>
          </table:table-cell>
          <table:table-cell office:value-type="float" office:value="1000" calcext:value-type="float">
            <text:p>1000</text:p>
          </table:table-cell>
          <table:table-cell office:value-type="float" office:value="57.842" calcext:value-type="float">
            <text:p>57.842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table:formula="of:=LOG([.J8];2)" office:value-type="float" office:value="5.85404553203458" calcext:value-type="float">
            <text:p>5.85404553203458</text:p>
          </table:table-cell>
          <table:table-cell table:formula="of:=LOG([.L8];2)" office:value-type="float" office:value="8.07681559705083" calcext:value-type="float">
            <text:p>8.07681559705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.79321" calcext:value-type="float">
            <text:p>1.793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9321" calcext:value-type="float">
            <text:p>0.00179321</text:p>
          </table:table-cell>
          <table:table-cell office:value-type="float" office:value="0.00036021" calcext:value-type="float">
            <text:p>0.00036021</text:p>
          </table:table-cell>
          <table:table-cell office:value-type="float" office:value="0.00944302" calcext:value-type="float">
            <text:p>0.00944302</text:p>
          </table:table-cell>
          <table:table-cell office:value-type="float" office:value="42426" calcext:value-type="float">
            <text:p>42426</text:p>
          </table:table-cell>
          <table:table-cell office:value-type="float" office:value="1000" calcext:value-type="float">
            <text:p>1000</text:p>
          </table:table-cell>
          <table:table-cell office:value-type="float" office:value="42.426" calcext:value-type="float">
            <text:p>42.426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formula="of:=LOG([.J9];2)" office:value-type="float" office:value="5.40687676003039" calcext:value-type="float">
            <text:p>5.40687676003039</text:p>
          </table:table-cell>
          <table:table-cell table:formula="of:=LOG([.L9];2)" office:value-type="float" office:value="7.93073733756289" calcext:value-type="float">
            <text:p>7.93073733756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.864528" calcext:value-type="float">
            <text:p>0.864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4528" calcext:value-type="float">
            <text:p>0.000864528</text:p>
          </table:table-cell>
          <table:table-cell office:value-type="float" office:value="0.00036178" calcext:value-type="float">
            <text:p>0.00036178</text:p>
          </table:table-cell>
          <table:table-cell office:value-type="float" office:value="0.00395246" calcext:value-type="float">
            <text:p>0.00395246</text:p>
          </table:table-cell>
          <table:table-cell office:value-type="float" office:value="20308" calcext:value-type="float">
            <text:p>20308</text:p>
          </table:table-cell>
          <table:table-cell office:value-type="float" office:value="1000" calcext:value-type="float">
            <text:p>1000</text:p>
          </table:table-cell>
          <table:table-cell office:value-type="float" office:value="20.308" calcext:value-type="float">
            <text:p>20.30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formula="of:=LOG([.J10];2)" office:value-type="float" office:value="4.34397626006754" calcext:value-type="float">
            <text:p>4.34397626006754</text:p>
          </table:table-cell>
          <table:table-cell table:formula="of:=LOG([.L10];2)" office:value-type="float" office:value="6.74146698640115" calcext:value-type="float">
            <text:p>6.74146698640115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68321" calcext:value-type="float">
            <text:p>1.683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8321" calcext:value-type="float">
            <text:p>0.00168321</text:p>
          </table:table-cell>
          <table:table-cell office:value-type="float" office:value="0.00039249" calcext:value-type="float">
            <text:p>0.00039249</text:p>
          </table:table-cell>
          <table:table-cell office:value-type="float" office:value="0.00834975" calcext:value-type="float">
            <text:p>0.00834975</text:p>
          </table:table-cell>
          <table:table-cell office:value-type="float" office:value="20211" calcext:value-type="float">
            <text:p>20211</text:p>
          </table:table-cell>
          <table:table-cell office:value-type="float" office:value="1000" calcext:value-type="float">
            <text:p>1000</text:p>
          </table:table-cell>
          <table:table-cell office:value-type="float" office:value="20.211" calcext:value-type="float">
            <text:p>20.21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formula="of:=LOG([.J2];2)" office:value-type="float" office:value="4.33706880004635" calcext:value-type="float">
            <text:p>4.33706880004635</text:p>
          </table:table-cell>
          <table:table-cell table:formula="of:=LOG([.L2];2)" office:value-type="float" office:value="6.98868468677217" calcext:value-type="float">
            <text:p>6.98868468677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66451" calcext:value-type="float">
            <text:p>3.66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6451" calcext:value-type="float">
            <text:p>0.00366451</text:p>
          </table:table-cell>
          <table:table-cell office:value-type="float" office:value="0.0005096" calcext:value-type="float">
            <text:p>0.0005096</text:p>
          </table:table-cell>
          <table:table-cell office:value-type="float" office:value="0.0139756" calcext:value-type="float">
            <text:p>0.0139756</text:p>
          </table:table-cell>
          <table:table-cell office:value-type="float" office:value="50930" calcext:value-type="float">
            <text:p>50930</text:p>
          </table:table-cell>
          <table:table-cell office:value-type="float" office:value="1000" calcext:value-type="float">
            <text:p>1000</text:p>
          </table:table-cell>
          <table:table-cell office:value-type="float" office:value="50.93" calcext:value-type="float">
            <text:p>50.93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table:formula="of:=LOG([.J3];2)" office:value-type="float" office:value="5.67044381212281" calcext:value-type="float">
            <text:p>5.67044381212281</text:p>
          </table:table-cell>
          <table:table-cell table:formula="of:=LOG([.L3];2)" office:value-type="float" office:value="7.92481250360578" calcext:value-type="float">
            <text:p>7.924812503605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.11981" calcext:value-type="float">
            <text:p>5.11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511981" calcext:value-type="float">
            <text:p>0.00511981</text:p>
          </table:table-cell>
          <table:table-cell office:value-type="float" office:value="0.000623401" calcext:value-type="float">
            <text:p>0.000623401</text:p>
          </table:table-cell>
          <table:table-cell office:value-type="float" office:value="0.0228148" calcext:value-type="float">
            <text:p>0.0228148</text:p>
          </table:table-cell>
          <table:table-cell office:value-type="float" office:value="81417" calcext:value-type="float">
            <text:p>81417</text:p>
          </table:table-cell>
          <table:table-cell office:value-type="float" office:value="1000" calcext:value-type="float">
            <text:p>1000</text:p>
          </table:table-cell>
          <table:table-cell office:value-type="float" office:value="81.417" calcext:value-type="float">
            <text:p>81.417</text:p>
          </table:table-cell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table:formula="of:=LOG([.J4];2)" office:value-type="float" office:value="6.34725815786785" calcext:value-type="float">
            <text:p>6.34725815786785</text:p>
          </table:table-cell>
          <table:table-cell table:formula="of:=LOG([.L4];2)" office:value-type="float" office:value="9.06339508128851" calcext:value-type="float">
            <text:p>9.063395081288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6.04241" calcext:value-type="float">
            <text:p>6.042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4241" calcext:value-type="float">
            <text:p>0.00604241</text:p>
          </table:table-cell>
          <table:table-cell office:value-type="float" office:value="0.000821111" calcext:value-type="float">
            <text:p>0.000821111</text:p>
          </table:table-cell>
          <table:table-cell office:value-type="float" office:value="0.0259527" calcext:value-type="float">
            <text:p>0.0259527</text:p>
          </table:table-cell>
          <table:table-cell office:value-type="float" office:value="107087" calcext:value-type="float">
            <text:p>107087</text:p>
          </table:table-cell>
          <table:table-cell office:value-type="float" office:value="1000" calcext:value-type="float">
            <text:p>1000</text:p>
          </table:table-cell>
          <table:table-cell office:value-type="float" office:value="107.087" calcext:value-type="float">
            <text:p>107.087</text:p>
          </table:table-cell>
          <table:table-cell office:value-type="float" office:value="8" calcext:value-type="float">
            <text:p>8</text:p>
          </table:table-cell>
          <table:table-cell office:value-type="float" office:value="538" calcext:value-type="float">
            <text:p>538</text:p>
          </table:table-cell>
          <table:table-cell table:formula="of:=LOG([.J5];2)" office:value-type="float" office:value="6.7426395421889" calcext:value-type="float">
            <text:p>6.7426395421889</text:p>
          </table:table-cell>
          <table:table-cell table:formula="of:=LOG([.L5];2)" office:value-type="float" office:value="9.07146236255663" calcext:value-type="float">
            <text:p>9.071462362556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.99965" calcext:value-type="float">
            <text:p>5.999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599965" calcext:value-type="float">
            <text:p>0.00599965</text:p>
          </table:table-cell>
          <table:table-cell office:value-type="float" office:value="0.000614013" calcext:value-type="float">
            <text:p>0.000614013</text:p>
          </table:table-cell>
          <table:table-cell office:value-type="float" office:value="0.0342802" calcext:value-type="float">
            <text:p>0.0342802</text:p>
          </table:table-cell>
          <table:table-cell office:value-type="float" office:value="114746" calcext:value-type="float">
            <text:p>114746</text:p>
          </table:table-cell>
          <table:table-cell office:value-type="float" office:value="1000" calcext:value-type="float">
            <text:p>1000</text:p>
          </table:table-cell>
          <table:table-cell office:value-type="float" office:value="114.746" calcext:value-type="float">
            <text:p>114.746</text:p>
          </table:table-cell>
          <table:table-cell office:value-type="float" office:value="7" calcext:value-type="float">
            <text:p>7</text:p>
          </table:table-cell>
          <table:table-cell office:value-type="float" office:value="747" calcext:value-type="float">
            <text:p>747</text:p>
          </table:table-cell>
          <table:table-cell table:formula="of:=LOG([.J6];2)" office:value-type="float" office:value="6.84230005251406" calcext:value-type="float">
            <text:p>6.84230005251406</text:p>
          </table:table-cell>
          <table:table-cell table:formula="of:=LOG([.L6];2)" office:value-type="float" office:value="9.54496443278924" calcext:value-type="float">
            <text:p>9.544964432789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.18355" calcext:value-type="float">
            <text:p>5.18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518355" calcext:value-type="float">
            <text:p>0.00518355</text:p>
          </table:table-cell>
          <table:table-cell office:value-type="float" office:value="0.000491702" calcext:value-type="float">
            <text:p>0.000491702</text:p>
          </table:table-cell>
          <table:table-cell office:value-type="float" office:value="0.0213288" calcext:value-type="float">
            <text:p>0.0213288</text:p>
          </table:table-cell>
          <table:table-cell office:value-type="float" office:value="106263" calcext:value-type="float">
            <text:p>106263</text:p>
          </table:table-cell>
          <table:table-cell office:value-type="float" office:value="1000" calcext:value-type="float">
            <text:p>1000</text:p>
          </table:table-cell>
          <table:table-cell office:value-type="float" office:value="106.263" calcext:value-type="float">
            <text:p>106.263</text:p>
          </table:table-cell>
          <table:table-cell office:value-type="float" office:value="5" calcext:value-type="float">
            <text:p>5</text:p>
          </table:table-cell>
          <table:table-cell office:value-type="float" office:value="552" calcext:value-type="float">
            <text:p>552</text:p>
          </table:table-cell>
          <table:table-cell table:formula="of:=LOG([.J7];2)" office:value-type="float" office:value="6.73149553820867" calcext:value-type="float">
            <text:p>6.73149553820867</text:p>
          </table:table-cell>
          <table:table-cell table:formula="of:=LOG([.L7];2)" office:value-type="float" office:value="9.10852445677817" calcext:value-type="float">
            <text:p>9.108524456778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3.99177" calcext:value-type="float">
            <text:p>3.991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9177" calcext:value-type="float">
            <text:p>0.00399177</text:p>
          </table:table-cell>
          <table:table-cell office:value-type="float" office:value="0.000461246" calcext:value-type="float">
            <text:p>0.000461246</text:p>
          </table:table-cell>
          <table:table-cell office:value-type="float" office:value="0.0174983" calcext:value-type="float">
            <text:p>0.0174983</text:p>
          </table:table-cell>
          <table:table-cell office:value-type="float" office:value="87491" calcext:value-type="float">
            <text:p>87491</text:p>
          </table:table-cell>
          <table:table-cell office:value-type="float" office:value="1000" calcext:value-type="float">
            <text:p>1000</text:p>
          </table:table-cell>
          <table:table-cell office:value-type="float" office:value="87.491" calcext:value-type="float">
            <text:p>87.491</text:p>
          </table:table-cell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table:formula="of:=LOG([.J8];2)" office:value-type="float" office:value="6.45106271271032" calcext:value-type="float">
            <text:p>6.45106271271032</text:p>
          </table:table-cell>
          <table:table-cell table:formula="of:=LOG([.L8];2)" office:value-type="float" office:value="8.6724253419715" calcext:value-type="float">
            <text:p>8.67242534197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.61857" calcext:value-type="float">
            <text:p>2.61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1857" calcext:value-type="float">
            <text:p>0.00261857</text:p>
          </table:table-cell>
          <table:table-cell office:value-type="float" office:value="0.000420579" calcext:value-type="float">
            <text:p>0.000420579</text:p>
          </table:table-cell>
          <table:table-cell office:value-type="float" office:value="0.0185218" calcext:value-type="float">
            <text:p>0.0185218</text:p>
          </table:table-cell>
          <table:table-cell office:value-type="float" office:value="59547" calcext:value-type="float">
            <text:p>59547</text:p>
          </table:table-cell>
          <table:table-cell office:value-type="float" office:value="1000" calcext:value-type="float">
            <text:p>1000</text:p>
          </table:table-cell>
          <table:table-cell office:value-type="float" office:value="59.547" calcext:value-type="float">
            <text:p>59.547</text:p>
          </table:table-cell>
          <table:table-cell office:value-type="float" office:value="6" calcext:value-type="float">
            <text:p>6</text:p>
          </table:table-cell>
          <table:table-cell office:value-type="float" office:value="505" calcext:value-type="float">
            <text:p>505</text:p>
          </table:table-cell>
          <table:table-cell table:formula="of:=LOG([.J9];2)" office:value-type="float" office:value="5.89595692129504" calcext:value-type="float">
            <text:p>5.89595692129504</text:p>
          </table:table-cell>
          <table:table-cell table:formula="of:=LOG([.L9];2)" office:value-type="float" office:value="8.98013957763916" calcext:value-type="float">
            <text:p>8.980139577639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.17726" calcext:value-type="float">
            <text:p>1.177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726" calcext:value-type="float">
            <text:p>0.00117726</text:p>
          </table:table-cell>
          <table:table-cell office:value-type="float" office:value="0.000421686" calcext:value-type="float">
            <text:p>0.000421686</text:p>
          </table:table-cell>
          <table:table-cell office:value-type="float" office:value="0.00559898" calcext:value-type="float">
            <text:p>0.00559898</text:p>
          </table:table-cell>
          <table:table-cell office:value-type="float" office:value="25973" calcext:value-type="float">
            <text:p>25973</text:p>
          </table:table-cell>
          <table:table-cell office:value-type="float" office:value="1000" calcext:value-type="float">
            <text:p>1000</text:p>
          </table:table-cell>
          <table:table-cell office:value-type="float" office:value="25.973" calcext:value-type="float">
            <text:p>25.973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formula="of:=LOG([.J10];2)" office:value-type="float" office:value="4.69894075638756" calcext:value-type="float">
            <text:p>4.69894075638756</text:p>
          </table:table-cell>
          <table:table-cell table:formula="of:=LOG([.L10];2)" office:value-type="float" office:value="7.23840473932508" calcext:value-type="float">
            <text:p>7.23840473932508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5357" calcext:value-type="float">
            <text:p>2.5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357" calcext:value-type="float">
            <text:p>0.0025357</text:p>
          </table:table-cell>
          <table:table-cell office:value-type="float" office:value="0.000538458" calcext:value-type="float">
            <text:p>0.000538458</text:p>
          </table:table-cell>
          <table:table-cell office:value-type="float" office:value="0.0151121" calcext:value-type="float">
            <text:p>0.0151121</text:p>
          </table:table-cell>
          <table:table-cell office:value-type="float" office:value="28494" calcext:value-type="float">
            <text:p>28494</text:p>
          </table:table-cell>
          <table:table-cell office:value-type="float" office:value="1000" calcext:value-type="float">
            <text:p>1000</text:p>
          </table:table-cell>
          <table:table-cell office:value-type="float" office:value="28.494" calcext:value-type="float">
            <text:p>28.494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table:formula="of:=LOG([.J2];2)" office:value-type="float" office:value="4.83258625691741" calcext:value-type="float">
            <text:p>4.83258625691741</text:p>
          </table:table-cell>
          <table:table-cell table:formula="of:=LOG([.L2];2)" office:value-type="float" office:value="7.71424551766612" calcext:value-type="float">
            <text:p>7.714245517666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70774" calcext:value-type="float">
            <text:p>5.707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0774" calcext:value-type="float">
            <text:p>0.00570774</text:p>
          </table:table-cell>
          <table:table-cell office:value-type="float" office:value="0.000793246" calcext:value-type="float">
            <text:p>0.000793246</text:p>
          </table:table-cell>
          <table:table-cell office:value-type="float" office:value="0.0310678" calcext:value-type="float">
            <text:p>0.0310678</text:p>
          </table:table-cell>
          <table:table-cell office:value-type="float" office:value="72817" calcext:value-type="float">
            <text:p>72817</text:p>
          </table:table-cell>
          <table:table-cell office:value-type="float" office:value="1000" calcext:value-type="float">
            <text:p>1000</text:p>
          </table:table-cell>
          <table:table-cell office:value-type="float" office:value="72.817" calcext:value-type="float">
            <text:p>72.817</text:p>
          </table:table-cell>
          <table:table-cell office:value-type="float" office:value="7" calcext:value-type="float">
            <text:p>7</text:p>
          </table:table-cell>
          <table:table-cell office:value-type="float" office:value="498" calcext:value-type="float">
            <text:p>498</text:p>
          </table:table-cell>
          <table:table-cell table:formula="of:=LOG([.J3];2)" office:value-type="float" office:value="6.18620339905515" calcext:value-type="float">
            <text:p>6.18620339905515</text:p>
          </table:table-cell>
          <table:table-cell table:formula="of:=LOG([.L3];2)" office:value-type="float" office:value="8.96000193206808" calcext:value-type="float">
            <text:p>8.960001932068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.1051" calcext:value-type="float">
            <text:p>9.10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051" calcext:value-type="float">
            <text:p>0.0091051</text:p>
          </table:table-cell>
          <table:table-cell office:value-type="float" office:value="0.000946188" calcext:value-type="float">
            <text:p>0.000946188</text:p>
          </table:table-cell>
          <table:table-cell office:value-type="float" office:value="0.0440824" calcext:value-type="float">
            <text:p>0.0440824</text:p>
          </table:table-cell>
          <table:table-cell office:value-type="float" office:value="132827" calcext:value-type="float">
            <text:p>132827</text:p>
          </table:table-cell>
          <table:table-cell office:value-type="float" office:value="1000" calcext:value-type="float">
            <text:p>1000</text:p>
          </table:table-cell>
          <table:table-cell office:value-type="float" office:value="132.827" calcext:value-type="float">
            <text:p>132.827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table:formula="of:=LOG([.J4];2)" office:value-type="float" office:value="7.05340462566765" calcext:value-type="float">
            <text:p>7.05340462566765</text:p>
          </table:table-cell>
          <table:table-cell table:formula="of:=LOG([.L4];2)" office:value-type="float" office:value="9.44708322620965" calcext:value-type="float">
            <text:p>9.447083226209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.5251" calcext:value-type="float">
            <text:p>10.5251</text:p>
          </table:table-cell>
          <table:table-cell office:value-type="float" office:value="1000" calcext:value-type="float">
            <text:p>1000</text:p>
          </table:table-cell>
          <table:table-cell office:value-type="float" office:value="0.0105251" calcext:value-type="float">
            <text:p>0.0105251</text:p>
          </table:table-cell>
          <table:table-cell office:value-type="float" office:value="0.00120034" calcext:value-type="float">
            <text:p>0.00120034</text:p>
          </table:table-cell>
          <table:table-cell office:value-type="float" office:value="0.0442082" calcext:value-type="float">
            <text:p>0.0442082</text:p>
          </table:table-cell>
          <table:table-cell office:value-type="float" office:value="163175" calcext:value-type="float">
            <text:p>163175</text:p>
          </table:table-cell>
          <table:table-cell office:value-type="float" office:value="1000" calcext:value-type="float">
            <text:p>1000</text:p>
          </table:table-cell>
          <table:table-cell office:value-type="float" office:value="163.175" calcext:value-type="float">
            <text:p>163.175</text:p>
          </table:table-cell>
          <table:table-cell office:value-type="float" office:value="12" calcext:value-type="float">
            <text:p>12</text:p>
          </table:table-cell>
          <table:table-cell office:value-type="float" office:value="790" calcext:value-type="float">
            <text:p>790</text:p>
          </table:table-cell>
          <table:table-cell table:formula="of:=LOG([.J5];2)" office:value-type="float" office:value="7.35027622907667" calcext:value-type="float">
            <text:p>7.35027622907667</text:p>
          </table:table-cell>
          <table:table-cell table:formula="of:=LOG([.L5];2)" office:value-type="float" office:value="9.62570884306447" calcext:value-type="float">
            <text:p>9.625708843064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.5574" calcext:value-type="float">
            <text:p>10.5574</text:p>
          </table:table-cell>
          <table:table-cell office:value-type="float" office:value="1000" calcext:value-type="float">
            <text:p>1000</text:p>
          </table:table-cell>
          <table:table-cell office:value-type="float" office:value="0.0105574" calcext:value-type="float">
            <text:p>0.0105574</text:p>
          </table:table-cell>
          <table:table-cell office:value-type="float" office:value="0.00133961" calcext:value-type="float">
            <text:p>0.00133961</text:p>
          </table:table-cell>
          <table:table-cell office:value-type="float" office:value="0.0581028" calcext:value-type="float">
            <text:p>0.0581028</text:p>
          </table:table-cell>
          <table:table-cell office:value-type="float" office:value="180884" calcext:value-type="float">
            <text:p>180884</text:p>
          </table:table-cell>
          <table:table-cell office:value-type="float" office:value="1000" calcext:value-type="float">
            <text:p>1000</text:p>
          </table:table-cell>
          <table:table-cell office:value-type="float" office:value="180.884" calcext:value-type="float">
            <text:p>180.884</text:p>
          </table:table-cell>
          <table:table-cell office:value-type="float" office:value="17" calcext:value-type="float">
            <text:p>17</text:p>
          </table:table-cell>
          <table:table-cell office:value-type="float" office:value="1153" calcext:value-type="float">
            <text:p>1153</text:p>
          </table:table-cell>
          <table:table-cell table:formula="of:=LOG([.J6];2)" office:value-type="float" office:value="7.49892099053915" calcext:value-type="float">
            <text:p>7.49892099053915</text:p>
          </table:table-cell>
          <table:table-cell table:formula="of:=LOG([.L6];2)" office:value-type="float" office:value="10.1711767976518" calcext:value-type="float">
            <text:p>10.17117679765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.90755" calcext:value-type="float">
            <text:p>8.907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890755" calcext:value-type="float">
            <text:p>0.00890755</text:p>
          </table:table-cell>
          <table:table-cell office:value-type="float" office:value="0.000646666" calcext:value-type="float">
            <text:p>0.000646666</text:p>
          </table:table-cell>
          <table:table-cell office:value-type="float" office:value="0.0409196" calcext:value-type="float">
            <text:p>0.0409196</text:p>
          </table:table-cell>
          <table:table-cell office:value-type="float" office:value="170612" calcext:value-type="float">
            <text:p>170612</text:p>
          </table:table-cell>
          <table:table-cell office:value-type="float" office:value="1000" calcext:value-type="float">
            <text:p>1000</text:p>
          </table:table-cell>
          <table:table-cell office:value-type="float" office:value="170.612" calcext:value-type="float">
            <text:p>170.612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LOG([.J7];2)" office:value-type="float" office:value="7.41457531199743" calcext:value-type="float">
            <text:p>7.41457531199743</text:p>
          </table:table-cell>
          <table:table-cell table:formula="of:=LOG([.L7];2)" office:value-type="float" office:value="9.63117705570398" calcext:value-type="float">
            <text:p>9.63117705570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.68973" calcext:value-type="float">
            <text:p>6.689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0636844" calcext:value-type="float">
            <text:p>0.000636844</text:p>
          </table:table-cell>
          <table:table-cell office:value-type="float" office:value="0.0396822" calcext:value-type="float">
            <text:p>0.0396822</text:p>
          </table:table-cell>
          <table:table-cell office:value-type="float" office:value="140073" calcext:value-type="float">
            <text:p>140073</text:p>
          </table:table-cell>
          <table:table-cell office:value-type="float" office:value="1000" calcext:value-type="float">
            <text:p>1000</text:p>
          </table:table-cell>
          <table:table-cell office:value-type="float" office:value="140.073" calcext:value-type="float">
            <text:p>140.073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table:formula="of:=LOG([.J8];2)" office:value-type="float" office:value="7.13003508330174" calcext:value-type="float">
            <text:p>7.13003508330174</text:p>
          </table:table-cell>
          <table:table-cell table:formula="of:=LOG([.L8];2)" office:value-type="float" office:value="9.94251450533924" calcext:value-type="float">
            <text:p>9.942514505339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7477" calcext:value-type="float">
            <text:p>0.00387477</text:p>
          </table:table-cell>
          <table:table-cell office:value-type="float" office:value="0.000511358" calcext:value-type="float">
            <text:p>0.000511358</text:p>
          </table:table-cell>
          <table:table-cell office:value-type="float" office:value="0.0199562" calcext:value-type="float">
            <text:p>0.0199562</text:p>
          </table:table-cell>
          <table:table-cell office:value-type="float" office:value="84985" calcext:value-type="float">
            <text:p>84985</text:p>
          </table:table-cell>
          <table:table-cell office:value-type="float" office:value="1000" calcext:value-type="float">
            <text:p>1000</text:p>
          </table:table-cell>
          <table:table-cell office:value-type="float" office:value="84.985" calcext:value-type="float">
            <text:p>84.985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table:formula="of:=LOG([.J9];2)" office:value-type="float" office:value="6.40913632042844" calcext:value-type="float">
            <text:p>6.40913632042844</text:p>
          </table:table-cell>
          <table:table-cell table:formula="of:=LOG([.L9];2)" office:value-type="float" office:value="8.93073733756289" calcext:value-type="float">
            <text:p>8.930737337562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.56851" calcext:value-type="float">
            <text:p>1.568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6851" calcext:value-type="float">
            <text:p>0.00156851</text:p>
          </table:table-cell>
          <table:table-cell office:value-type="float" office:value="0.000454633" calcext:value-type="float">
            <text:p>0.000454633</text:p>
          </table:table-cell>
          <table:table-cell office:value-type="float" office:value="0.00923722" calcext:value-type="float">
            <text:p>0.00923722</text:p>
          </table:table-cell>
          <table:table-cell office:value-type="float" office:value="34645" calcext:value-type="float">
            <text:p>34645</text:p>
          </table:table-cell>
          <table:table-cell office:value-type="float" office:value="1000" calcext:value-type="float">
            <text:p>1000</text:p>
          </table:table-cell>
          <table:table-cell office:value-type="float" office:value="34.645" calcext:value-type="float">
            <text:p>34.645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table:formula="of:=LOG([.J10];2)" office:value-type="float" office:value="5.11457525112554" calcext:value-type="float">
            <text:p>5.11457525112554</text:p>
          </table:table-cell>
          <table:table-cell table:formula="of:=LOG([.L10];2)" office:value-type="float" office:value="7.78790255939143" calcext:value-type="float">
            <text:p>7.78790255939143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.45774" calcext:value-type="float">
            <text:p>3.457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5774" calcext:value-type="float">
            <text:p>0.00345774</text:p>
          </table:table-cell>
          <table:table-cell office:value-type="float" office:value="0.000575793" calcext:value-type="float">
            <text:p>0.000575793</text:p>
          </table:table-cell>
          <table:table-cell office:value-type="float" office:value="0.0191219" calcext:value-type="float">
            <text:p>0.0191219</text:p>
          </table:table-cell>
          <table:table-cell office:value-type="float" office:value="39590" calcext:value-type="float">
            <text:p>39590</text:p>
          </table:table-cell>
          <table:table-cell office:value-type="float" office:value="1000" calcext:value-type="float">
            <text:p>1000</text:p>
          </table:table-cell>
          <table:table-cell office:value-type="float" office:value="39.59" calcext:value-type="float">
            <text:p>39.59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formula="of:=LOG([.J2];2)" office:value-type="float" office:value="5.30706416225537" calcext:value-type="float">
            <text:p>5.30706416225537</text:p>
          </table:table-cell>
          <table:table-cell table:formula="of:=LOG([.L2];2)" office:value-type="float" office:value="7.96578428466209" calcext:value-type="float">
            <text:p>7.96578428466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65043" calcext:value-type="float">
            <text:p>8.650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865043" calcext:value-type="float">
            <text:p>0.00865043</text:p>
          </table:table-cell>
          <table:table-cell office:value-type="float" office:value="0.000747603" calcext:value-type="float">
            <text:p>0.000747603</text:p>
          </table:table-cell>
          <table:table-cell office:value-type="float" office:value="0.0671335" calcext:value-type="float">
            <text:p>0.0671335</text:p>
          </table:table-cell>
          <table:table-cell office:value-type="float" office:value="108084" calcext:value-type="float">
            <text:p>108084</text:p>
          </table:table-cell>
          <table:table-cell office:value-type="float" office:value="1000" calcext:value-type="float">
            <text:p>1000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4" calcext:value-type="float">
            <text:p>4</text:p>
          </table:table-cell>
          <table:table-cell office:value-type="float" office:value="1062" calcext:value-type="float">
            <text:p>1062</text:p>
          </table:table-cell>
          <table:table-cell table:formula="of:=LOG([.J3];2)" office:value-type="float" office:value="6.7560091621618" calcext:value-type="float">
            <text:p>6.7560091621618</text:p>
          </table:table-cell>
          <table:table-cell table:formula="of:=LOG([.L3];2)" office:value-type="float" office:value="10.0525680508042" calcext:value-type="float">
            <text:p>10.0525680508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4.5303" calcext:value-type="float">
            <text:p>14.5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145303" calcext:value-type="float">
            <text:p>0.0145303</text:p>
          </table:table-cell>
          <table:table-cell office:value-type="float" office:value="0.00137879" calcext:value-type="float">
            <text:p>0.00137879</text:p>
          </table:table-cell>
          <table:table-cell office:value-type="float" office:value="0.0878906" calcext:value-type="float">
            <text:p>0.0878906</text:p>
          </table:table-cell>
          <table:table-cell office:value-type="float" office:value="205755" calcext:value-type="float">
            <text:p>205755</text:p>
          </table:table-cell>
          <table:table-cell office:value-type="float" office:value="1000" calcext:value-type="float">
            <text:p>1000</text:p>
          </table:table-cell>
          <table:table-cell office:value-type="float" office:value="205.755" calcext:value-type="float">
            <text:p>205.755</text:p>
          </table:table-cell>
          <table:table-cell office:value-type="float" office:value="10" calcext:value-type="float">
            <text:p>10</text:p>
          </table:table-cell>
          <table:table-cell office:value-type="float" office:value="1508" calcext:value-type="float">
            <text:p>1508</text:p>
          </table:table-cell>
          <table:table-cell table:formula="of:=LOG([.J4];2)" office:value-type="float" office:value="7.6847836794134" calcext:value-type="float">
            <text:p>7.6847836794134</text:p>
          </table:table-cell>
          <table:table-cell table:formula="of:=LOG([.L4];2)" office:value-type="float" office:value="10.5584207132687" calcext:value-type="float">
            <text:p>10.55842071326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8.3224" calcext:value-type="float">
            <text:p>18.3224</text:p>
          </table:table-cell>
          <table:table-cell office:value-type="float" office:value="1000" calcext:value-type="float">
            <text:p>1000</text:p>
          </table:table-cell>
          <table:table-cell office:value-type="float" office:value="0.0183224" calcext:value-type="float">
            <text:p>0.0183224</text:p>
          </table:table-cell>
          <table:table-cell office:value-type="float" office:value="0.00149096" calcext:value-type="float">
            <text:p>0.00149096</text:p>
          </table:table-cell>
          <table:table-cell office:value-type="float" office:value="0.0947783" calcext:value-type="float">
            <text:p>0.0947783</text:p>
          </table:table-cell>
          <table:table-cell office:value-type="float" office:value="275401" calcext:value-type="float">
            <text:p>275401</text:p>
          </table:table-cell>
          <table:table-cell office:value-type="float" office:value="1000" calcext:value-type="float">
            <text:p>1000</text:p>
          </table:table-cell>
          <table:table-cell office:value-type="float" office:value="275.401" calcext:value-type="float">
            <text:p>275.401</text:p>
          </table:table-cell>
          <table:table-cell office:value-type="float" office:value="16" calcext:value-type="float">
            <text:p>16</text:p>
          </table:table-cell>
          <table:table-cell office:value-type="float" office:value="1641" calcext:value-type="float">
            <text:p>1641</text:p>
          </table:table-cell>
          <table:table-cell table:formula="of:=LOG([.J5];2)" office:value-type="float" office:value="8.10538998778218" calcext:value-type="float">
            <text:p>8.10538998778218</text:p>
          </table:table-cell>
          <table:table-cell table:formula="of:=LOG([.L5];2)" office:value-type="float" office:value="10.6803595235137" calcext:value-type="float">
            <text:p>10.6803595235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7.8961" calcext:value-type="float">
            <text:p>17.8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961" calcext:value-type="float">
            <text:p>0.0178961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0946262" calcext:value-type="float">
            <text:p>0.0946262</text:p>
          </table:table-cell>
          <table:table-cell office:value-type="float" office:value="299983" calcext:value-type="float">
            <text:p>299983</text:p>
          </table:table-cell>
          <table:table-cell office:value-type="float" office:value="1000" calcext:value-type="float">
            <text:p>1000</text:p>
          </table:table-cell>
          <table:table-cell office:value-type="float" office:value="299.983" calcext:value-type="float">
            <text:p>299.983</text:p>
          </table:table-cell>
          <table:table-cell office:value-type="float" office:value="24" calcext:value-type="float">
            <text:p>24</text:p>
          </table:table-cell>
          <table:table-cell office:value-type="float" office:value="1698" calcext:value-type="float">
            <text:p>1698</text:p>
          </table:table-cell>
          <table:table-cell table:formula="of:=LOG([.J6];2)" office:value-type="float" office:value="8.22873693546048" calcext:value-type="float">
            <text:p>8.22873693546048</text:p>
          </table:table-cell>
          <table:table-cell table:formula="of:=LOG([.L6];2)" office:value-type="float" office:value="10.729620743553" calcext:value-type="float">
            <text:p>10.7296207435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5.6849" calcext:value-type="float">
            <text:p>15.6849</text:p>
          </table:table-cell>
          <table:table-cell office:value-type="float" office:value="1000" calcext:value-type="float">
            <text:p>1000</text:p>
          </table:table-cell>
          <table:table-cell office:value-type="float" office:value="0.0156849" calcext:value-type="float">
            <text:p>0.0156849</text:p>
          </table:table-cell>
          <table:table-cell office:value-type="float" office:value="0.000994705" calcext:value-type="float">
            <text:p>0.000994705</text:p>
          </table:table-cell>
          <table:table-cell office:value-type="float" office:value="0.0756665" calcext:value-type="float">
            <text:p>0.0756665</text:p>
          </table:table-cell>
          <table:table-cell office:value-type="float" office:value="283421" calcext:value-type="float">
            <text:p>283421</text:p>
          </table:table-cell>
          <table:table-cell office:value-type="float" office:value="1000" calcext:value-type="float">
            <text:p>1000</text:p>
          </table:table-cell>
          <table:table-cell office:value-type="float" office:value="283.421" calcext:value-type="float">
            <text:p>283.421</text:p>
          </table:table-cell>
          <table:table-cell office:value-type="float" office:value="11" calcext:value-type="float">
            <text:p>11</text:p>
          </table:table-cell>
          <table:table-cell office:value-type="float" office:value="1536" calcext:value-type="float">
            <text:p>1536</text:p>
          </table:table-cell>
          <table:table-cell table:formula="of:=LOG([.J7];2)" office:value-type="float" office:value="8.14680284807802" calcext:value-type="float">
            <text:p>8.14680284807802</text:p>
          </table:table-cell>
          <table:table-cell table:formula="of:=LOG([.L7];2)" office:value-type="float" office:value="10.5849625007212" calcext:value-type="float">
            <text:p>10.5849625007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1.1116" calcext:value-type="float">
            <text:p>11.1116</text:p>
          </table:table-cell>
          <table:table-cell office:value-type="float" office:value="1000" calcext:value-type="float">
            <text:p>1000</text:p>
          </table:table-cell>
          <table:table-cell office:value-type="float" office:value="0.0111116" calcext:value-type="float">
            <text:p>0.0111116</text:p>
          </table:table-cell>
          <table:table-cell office:value-type="float" office:value="0.000788114" calcext:value-type="float">
            <text:p>0.000788114</text:p>
          </table:table-cell>
          <table:table-cell office:value-type="float" office:value="0.0890406" calcext:value-type="float">
            <text:p>0.0890406</text:p>
          </table:table-cell>
          <table:table-cell office:value-type="float" office:value="214335" calcext:value-type="float">
            <text:p>214335</text:p>
          </table:table-cell>
          <table:table-cell office:value-type="float" office:value="1000" calcext:value-type="float">
            <text:p>1000</text:p>
          </table:table-cell>
          <table:table-cell office:value-type="float" office:value="214.335" calcext:value-type="float">
            <text:p>214.335</text:p>
          </table:table-cell>
          <table:table-cell office:value-type="float" office:value="8" calcext:value-type="float">
            <text:p>8</text:p>
          </table:table-cell>
          <table:table-cell office:value-type="float" office:value="1629" calcext:value-type="float">
            <text:p>1629</text:p>
          </table:table-cell>
          <table:table-cell table:formula="of:=LOG([.J8];2)" office:value-type="float" office:value="7.74372364503161" calcext:value-type="float">
            <text:p>7.74372364503161</text:p>
          </table:table-cell>
          <table:table-cell table:formula="of:=LOG([.L8];2)" office:value-type="float" office:value="10.6697708885255" calcext:value-type="float">
            <text:p>10.66977088852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6.15727" calcext:value-type="float">
            <text:p>6.157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615727" calcext:value-type="float">
            <text:p>0.00615727</text:p>
          </table:table-cell>
          <table:table-cell office:value-type="float" office:value="0.0005756" calcext:value-type="float">
            <text:p>0.0005756</text:p>
          </table:table-cell>
          <table:table-cell office:value-type="float" office:value="0.0374829" calcext:value-type="float">
            <text:p>0.0374829</text:p>
          </table:table-cell>
          <table:table-cell office:value-type="float" office:value="124604" calcext:value-type="float">
            <text:p>124604</text:p>
          </table:table-cell>
          <table:table-cell office:value-type="float" office:value="1000" calcext:value-type="float">
            <text:p>1000</text:p>
          </table:table-cell>
          <table:table-cell office:value-type="float" office:value="124.604" calcext:value-type="float">
            <text:p>124.604</text:p>
          </table:table-cell>
          <table:table-cell office:value-type="float" office:value="8" calcext:value-type="float">
            <text:p>8</text:p>
          </table:table-cell>
          <table:table-cell office:value-type="float" office:value="741" calcext:value-type="float">
            <text:p>741</text:p>
          </table:table-cell>
          <table:table-cell table:formula="of:=LOG([.J9];2)" office:value-type="float" office:value="6.96120657184079" calcext:value-type="float">
            <text:p>6.96120657184079</text:p>
          </table:table-cell>
          <table:table-cell table:formula="of:=LOG([.L9];2)" office:value-type="float" office:value="9.53332973230583" calcext:value-type="float">
            <text:p>9.533329732305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.05888" calcext:value-type="float">
            <text:p>2.058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5888" calcext:value-type="float">
            <text:p>0.00205888</text:p>
          </table:table-cell>
          <table:table-cell office:value-type="float" office:value="0.000567307" calcext:value-type="float">
            <text:p>0.000567307</text:p>
          </table:table-cell>
          <table:table-cell office:value-type="float" office:value="0.0144127" calcext:value-type="float">
            <text:p>0.0144127</text:p>
          </table:table-cell>
          <table:table-cell office:value-type="float" office:value="43611" calcext:value-type="float">
            <text:p>43611</text:p>
          </table:table-cell>
          <table:table-cell office:value-type="float" office:value="1000" calcext:value-type="float">
            <text:p>1000</text:p>
          </table:table-cell>
          <table:table-cell office:value-type="float" office:value="43.611" calcext:value-type="float">
            <text:p>43.611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 table:formula="of:=LOG([.J10];2)" office:value-type="float" office:value="5.44662016667584" calcext:value-type="float">
            <text:p>5.44662016667584</text:p>
          </table:table-cell>
          <table:table-cell table:formula="of:=LOG([.L10];2)" office:value-type="float" office:value="8.467605550083" calcext:value-type="float">
            <text:p>8.467605550083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.15034" calcext:value-type="float">
            <text:p>5.150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515034" calcext:value-type="float">
            <text:p>0.00515034</text:p>
          </table:table-cell>
          <table:table-cell office:value-type="float" office:value="0.000716499" calcext:value-type="float">
            <text:p>0.000716499</text:p>
          </table:table-cell>
          <table:table-cell office:value-type="float" office:value="0.0285954" calcext:value-type="float">
            <text:p>0.0285954</text:p>
          </table:table-cell>
          <table:table-cell office:value-type="float" office:value="55895" calcext:value-type="float">
            <text:p>55895</text:p>
          </table:table-cell>
          <table:table-cell office:value-type="float" office:value="1000" calcext:value-type="float">
            <text:p>1000</text:p>
          </table:table-cell>
          <table:table-cell office:value-type="float" office:value="55.895" calcext:value-type="float">
            <text:p>55.895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table:formula="of:=LOG([.J2];2)" office:value-type="float" office:value="5.80464732969411" calcext:value-type="float">
            <text:p>5.80464732969411</text:p>
          </table:table-cell>
          <table:table-cell table:formula="of:=LOG([.L2];2)" office:value-type="float" office:value="8.5077946401987" calcext:value-type="float">
            <text:p>8.50779464019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.9151" calcext:value-type="float">
            <text:p>14.9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149151" calcext:value-type="float">
            <text:p>0.0149151</text:p>
          </table:table-cell>
          <table:table-cell office:value-type="float" office:value="0.00202426" calcext:value-type="float">
            <text:p>0.00202426</text:p>
          </table:table-cell>
          <table:table-cell office:value-type="float" office:value="0.162731" calcext:value-type="float">
            <text:p>0.162731</text:p>
          </table:table-cell>
          <table:table-cell office:value-type="float" office:value="177279" calcext:value-type="float">
            <text:p>177279</text:p>
          </table:table-cell>
          <table:table-cell office:value-type="float" office:value="1000" calcext:value-type="float">
            <text:p>1000</text:p>
          </table:table-cell>
          <table:table-cell office:value-type="float" office:value="177.279" calcext:value-type="float">
            <text:p>177.279</text:p>
          </table:table-cell>
          <table:table-cell office:value-type="float" office:value="17" calcext:value-type="float">
            <text:p>17</text:p>
          </table:table-cell>
          <table:table-cell office:value-type="float" office:value="2371" calcext:value-type="float">
            <text:p>2371</text:p>
          </table:table-cell>
          <table:table-cell table:formula="of:=LOG([.J3];2)" office:value-type="float" office:value="7.46987783830566" calcext:value-type="float">
            <text:p>7.46987783830566</text:p>
          </table:table-cell>
          <table:table-cell table:formula="of:=LOG([.L3];2)" office:value-type="float" office:value="11.211279947482" calcext:value-type="float">
            <text:p>11.2112799474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5.1942" calcext:value-type="float">
            <text:p>25.194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1942" calcext:value-type="float">
            <text:p>0.0251942</text:p>
          </table:table-cell>
          <table:table-cell office:value-type="float" office:value="0.00113627" calcext:value-type="float">
            <text:p>0.00113627</text:p>
          </table:table-cell>
          <table:table-cell office:value-type="float" office:value="0.133208" calcext:value-type="float">
            <text:p>0.133208</text:p>
          </table:table-cell>
          <table:table-cell office:value-type="float" office:value="331845" calcext:value-type="float">
            <text:p>331845</text:p>
          </table:table-cell>
          <table:table-cell office:value-type="float" office:value="1000" calcext:value-type="float">
            <text:p>1000</text:p>
          </table:table-cell>
          <table:table-cell office:value-type="float" office:value="331.845" calcext:value-type="float">
            <text:p>331.845</text:p>
          </table:table-cell>
          <table:table-cell office:value-type="float" office:value="8" calcext:value-type="float">
            <text:p>8</text:p>
          </table:table-cell>
          <table:table-cell office:value-type="float" office:value="1879" calcext:value-type="float">
            <text:p>1879</text:p>
          </table:table-cell>
          <table:table-cell table:formula="of:=LOG([.J4];2)" office:value-type="float" office:value="8.37436572668574" calcext:value-type="float">
            <text:p>8.37436572668574</text:p>
          </table:table-cell>
          <table:table-cell table:formula="of:=LOG([.L4];2)" office:value-type="float" office:value="10.8757493514201" calcext:value-type="float">
            <text:p>10.87574935142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1.8348" calcext:value-type="float">
            <text:p>31.8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318348" calcext:value-type="float">
            <text:p>0.0318348</text:p>
          </table:table-cell>
          <table:table-cell office:value-type="float" office:value="0.0017013" calcext:value-type="float">
            <text:p>0.0017013</text:p>
          </table:table-cell>
          <table:table-cell office:value-type="float" office:value="0.149907" calcext:value-type="float">
            <text:p>0.149907</text:p>
          </table:table-cell>
          <table:table-cell office:value-type="float" office:value="450340" calcext:value-type="float">
            <text:p>450340</text:p>
          </table:table-cell>
          <table:table-cell office:value-type="float" office:value="1000" calcext:value-type="float">
            <text:p>1000</text:p>
          </table:table-cell>
          <table:table-cell office:value-type="float" office:value="450.34" calcext:value-type="float">
            <text:p>450.34</text:p>
          </table:table-cell>
          <table:table-cell office:value-type="float" office:value="17" calcext:value-type="float">
            <text:p>17</text:p>
          </table:table-cell>
          <table:table-cell office:value-type="float" office:value="2640" calcext:value-type="float">
            <text:p>2640</text:p>
          </table:table-cell>
          <table:table-cell table:formula="of:=LOG([.J5];2)" office:value-type="float" office:value="8.81487081588598" calcext:value-type="float">
            <text:p>8.81487081588598</text:p>
          </table:table-cell>
          <table:table-cell table:formula="of:=LOG([.L5];2)" office:value-type="float" office:value="11.3663222142458" calcext:value-type="float">
            <text:p>11.36632221424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2.0068" calcext:value-type="float">
            <text:p>32.0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320068" calcext:value-type="float">
            <text:p>0.0320068</text:p>
          </table:table-cell>
          <table:table-cell office:value-type="float" office:value="0.00240078" calcext:value-type="float">
            <text:p>0.00240078</text:p>
          </table:table-cell>
          <table:table-cell office:value-type="float" office:value="0.13394" calcext:value-type="float">
            <text:p>0.13394</text:p>
          </table:table-cell>
          <table:table-cell office:value-type="float" office:value="494946" calcext:value-type="float">
            <text:p>494946</text:p>
          </table:table-cell>
          <table:table-cell office:value-type="float" office:value="1000" calcext:value-type="float">
            <text:p>1000</text:p>
          </table:table-cell>
          <table:table-cell office:value-type="float" office:value="494.946" calcext:value-type="float">
            <text:p>494.946</text:p>
          </table:table-cell>
          <table:table-cell office:value-type="float" office:value="29" calcext:value-type="float">
            <text:p>29</text:p>
          </table:table-cell>
          <table:table-cell office:value-type="float" office:value="2420" calcext:value-type="float">
            <text:p>2420</text:p>
          </table:table-cell>
          <table:table-cell table:formula="of:=LOG([.J6];2)" office:value-type="float" office:value="8.95112732146816" calcext:value-type="float">
            <text:p>8.95112732146816</text:p>
          </table:table-cell>
          <table:table-cell table:formula="of:=LOG([.L6];2)" office:value-type="float" office:value="11.240791332162" calcext:value-type="float">
            <text:p>11.2407913321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6.917" calcext:value-type="float">
            <text:p>26.917</text:p>
          </table:table-cell>
          <table:table-cell office:value-type="float" office:value="1000" calcext:value-type="float">
            <text:p>1000</text:p>
          </table:table-cell>
          <table:table-cell office:value-type="float" office:value="0.026917" calcext:value-type="float">
            <text:p>0.026917</text:p>
          </table:table-cell>
          <table:table-cell office:value-type="float" office:value="0.00228562" calcext:value-type="float">
            <text:p>0.00228562</text:p>
          </table:table-cell>
          <table:table-cell office:value-type="float" office:value="0.14683" calcext:value-type="float">
            <text:p>0.14683</text:p>
          </table:table-cell>
          <table:table-cell office:value-type="float" office:value="446013" calcext:value-type="float">
            <text:p>446013</text:p>
          </table:table-cell>
          <table:table-cell office:value-type="float" office:value="1000" calcext:value-type="float">
            <text:p>1000</text:p>
          </table:table-cell>
          <table:table-cell office:value-type="float" office:value="446.013" calcext:value-type="float">
            <text:p>446.013</text:p>
          </table:table-cell>
          <table:table-cell office:value-type="float" office:value="31" calcext:value-type="float">
            <text:p>31</text:p>
          </table:table-cell>
          <table:table-cell office:value-type="float" office:value="2850" calcext:value-type="float">
            <text:p>2850</text:p>
          </table:table-cell>
          <table:table-cell table:formula="of:=LOG([.J7];2)" office:value-type="float" office:value="8.80094195095663" calcext:value-type="float">
            <text:p>8.80094195095663</text:p>
          </table:table-cell>
          <table:table-cell table:formula="of:=LOG([.L7];2)" office:value-type="float" office:value="11.4767462039395" calcext:value-type="float">
            <text:p>11.47674620393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9.0854" calcext:value-type="float">
            <text:p>19.0854</text:p>
          </table:table-cell>
          <table:table-cell office:value-type="float" office:value="1000" calcext:value-type="float">
            <text:p>1000</text:p>
          </table:table-cell>
          <table:table-cell office:value-type="float" office:value="0.0190854" calcext:value-type="float">
            <text:p>0.0190854</text:p>
          </table:table-cell>
          <table:table-cell office:value-type="float" office:value="0.000842762" calcext:value-type="float">
            <text:p>0.000842762</text:p>
          </table:table-cell>
          <table:table-cell office:value-type="float" office:value="0.109994" calcext:value-type="float">
            <text:p>0.109994</text:p>
          </table:table-cell>
          <table:table-cell office:value-type="float" office:value="352361" calcext:value-type="float">
            <text:p>352361</text:p>
          </table:table-cell>
          <table:table-cell office:value-type="float" office:value="1000" calcext:value-type="float">
            <text:p>1000</text:p>
          </table:table-cell>
          <table:table-cell office:value-type="float" office:value="352.361" calcext:value-type="float">
            <text:p>352.361</text:p>
          </table:table-cell>
          <table:table-cell office:value-type="float" office:value="12" calcext:value-type="float">
            <text:p>12</text:p>
          </table:table-cell>
          <table:table-cell office:value-type="float" office:value="2274" calcext:value-type="float">
            <text:p>2274</text:p>
          </table:table-cell>
          <table:table-cell table:formula="of:=LOG([.J8];2)" office:value-type="float" office:value="8.46091044257946" calcext:value-type="float">
            <text:p>8.46091044257946</text:p>
          </table:table-cell>
          <table:table-cell table:formula="of:=LOG([.L8];2)" office:value-type="float" office:value="11.1510165388922" calcext:value-type="float">
            <text:p>11.15101653889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9.67687" calcext:value-type="float">
            <text:p>9.676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7687" calcext:value-type="float">
            <text:p>0.00967687</text:p>
          </table:table-cell>
          <table:table-cell office:value-type="float" office:value="0.00074465" calcext:value-type="float">
            <text:p>0.00074465</text:p>
          </table:table-cell>
          <table:table-cell office:value-type="float" office:value="0.0669987" calcext:value-type="float">
            <text:p>0.0669987</text:p>
          </table:table-cell>
          <table:table-cell office:value-type="float" office:value="192927" calcext:value-type="float">
            <text:p>192927</text:p>
          </table:table-cell>
          <table:table-cell office:value-type="float" office:value="1000" calcext:value-type="float">
            <text:p>1000</text:p>
          </table:table-cell>
          <table:table-cell office:value-type="float" office:value="192.927" calcext:value-type="float">
            <text:p>192.927</text:p>
          </table:table-cell>
          <table:table-cell office:value-type="float" office:value="9" calcext:value-type="float">
            <text:p>9</text:p>
          </table:table-cell>
          <table:table-cell office:value-type="float" office:value="1462" calcext:value-type="float">
            <text:p>1462</text:p>
          </table:table-cell>
          <table:table-cell table:formula="of:=LOG([.J9];2)" office:value-type="float" office:value="7.59191125146278" calcext:value-type="float">
            <text:p>7.59191125146278</text:p>
          </table:table-cell>
          <table:table-cell table:formula="of:=LOG([.L9];2)" office:value-type="float" office:value="10.5137275959524" calcext:value-type="float">
            <text:p>10.51372759595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2.81489" calcext:value-type="float">
            <text:p>2.814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1489" calcext:value-type="float">
            <text:p>0.00281489</text:p>
          </table:table-cell>
          <table:table-cell office:value-type="float" office:value="0.000650455" calcext:value-type="float">
            <text:p>0.000650455</text:p>
          </table:table-cell>
          <table:table-cell office:value-type="float" office:value="0.0219722" calcext:value-type="float">
            <text:p>0.0219722</text:p>
          </table:table-cell>
          <table:table-cell office:value-type="float" office:value="54774" calcext:value-type="float">
            <text:p>54774</text:p>
          </table:table-cell>
          <table:table-cell office:value-type="float" office:value="1000" calcext:value-type="float">
            <text:p>1000</text:p>
          </table:table-cell>
          <table:table-cell office:value-type="float" office:value="54.774" calcext:value-type="float">
            <text:p>54.774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table:formula="of:=LOG([.J10];2)" office:value-type="float" office:value="5.77541933529482" calcext:value-type="float">
            <text:p>5.77541933529482</text:p>
          </table:table-cell>
          <table:table-cell table:formula="of:=LOG([.L10];2)" office:value-type="float" office:value="8.88874324889826" calcext:value-type="float">
            <text:p>8.88874324889826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.59179" calcext:value-type="float">
            <text:p>8.591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9179" calcext:value-type="float">
            <text:p>0.00859179</text:p>
          </table:table-cell>
          <table:table-cell office:value-type="float" office:value="0.000950891" calcext:value-type="float">
            <text:p>0.000950891</text:p>
          </table:table-cell>
          <table:table-cell office:value-type="float" office:value="0.0610048" calcext:value-type="float">
            <text:p>0.0610048</text:p>
          </table:table-cell>
          <table:table-cell office:value-type="float" office:value="83741" calcext:value-type="float">
            <text:p>83741</text:p>
          </table:table-cell>
          <table:table-cell office:value-type="float" office:value="1000" calcext:value-type="float">
            <text:p>1000</text:p>
          </table:table-cell>
          <table:table-cell office:value-type="float" office:value="83.741" calcext:value-type="float">
            <text:p>83.741</text:p>
          </table:table-cell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table:formula="of:=LOG([.J2];2)" office:value-type="float" office:value="6.38786224112926" calcext:value-type="float">
            <text:p>6.38786224112926</text:p>
          </table:table-cell>
          <table:table-cell table:formula="of:=LOG([.L2];2)" office:value-type="float" office:value="9.30606168942834" calcext:value-type="float">
            <text:p>9.306061689428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.911" calcext:value-type="float">
            <text:p>26.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26911" calcext:value-type="float">
            <text:p>0.026911</text:p>
          </table:table-cell>
          <table:table-cell office:value-type="float" office:value="0.00237815" calcext:value-type="float">
            <text:p>0.00237815</text:p>
          </table:table-cell>
          <table:table-cell office:value-type="float" office:value="0.229407" calcext:value-type="float">
            <text:p>0.229407</text:p>
          </table:table-cell>
          <table:table-cell office:value-type="float" office:value="300993" calcext:value-type="float">
            <text:p>300993</text:p>
          </table:table-cell>
          <table:table-cell office:value-type="float" office:value="1000" calcext:value-type="float">
            <text:p>1000</text:p>
          </table:table-cell>
          <table:table-cell office:value-type="float" office:value="300.993" calcext:value-type="float">
            <text:p>300.993</text:p>
          </table:table-cell>
          <table:table-cell office:value-type="float" office:value="13" calcext:value-type="float">
            <text:p>13</text:p>
          </table:table-cell>
          <table:table-cell office:value-type="float" office:value="3114" calcext:value-type="float">
            <text:p>3114</text:p>
          </table:table-cell>
          <table:table-cell table:formula="of:=LOG([.J3];2)" office:value-type="float" office:value="8.23358612532211" calcext:value-type="float">
            <text:p>8.23358612532211</text:p>
          </table:table-cell>
          <table:table-cell table:formula="of:=LOG([.L3];2)" office:value-type="float" office:value="11.604553229079" calcext:value-type="float">
            <text:p>11.6045532290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.1225" calcext:value-type="float">
            <text:p>45.1225</text:p>
          </table:table-cell>
          <table:table-cell office:value-type="float" office:value="1000" calcext:value-type="float">
            <text:p>1000</text:p>
          </table:table-cell>
          <table:table-cell office:value-type="float" office:value="0.0451225" calcext:value-type="float">
            <text:p>0.0451225</text:p>
          </table:table-cell>
          <table:table-cell office:value-type="float" office:value="0.00352109" calcext:value-type="float">
            <text:p>0.00352109</text:p>
          </table:table-cell>
          <table:table-cell office:value-type="float" office:value="0.231466" calcext:value-type="float">
            <text:p>0.231466</text:p>
          </table:table-cell>
          <table:table-cell office:value-type="float" office:value="546698" calcext:value-type="float">
            <text:p>546698</text:p>
          </table:table-cell>
          <table:table-cell office:value-type="float" office:value="1000" calcext:value-type="float">
            <text:p>1000</text:p>
          </table:table-cell>
          <table:table-cell office:value-type="float" office:value="546.698" calcext:value-type="float">
            <text:p>546.698</text:p>
          </table:table-cell>
          <table:table-cell office:value-type="float" office:value="30" calcext:value-type="float">
            <text:p>30</text:p>
          </table:table-cell>
          <table:table-cell office:value-type="float" office:value="3321" calcext:value-type="float">
            <text:p>3321</text:p>
          </table:table-cell>
          <table:table-cell table:formula="of:=LOG([.J4];2)" office:value-type="float" office:value="9.0946002874718" calcext:value-type="float">
            <text:p>9.0946002874718</text:p>
          </table:table-cell>
          <table:table-cell table:formula="of:=LOG([.L4];2)" office:value-type="float" office:value="11.6974020075027" calcext:value-type="float">
            <text:p>11.69740200750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6.5761" calcext:value-type="float">
            <text:p>56.5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565761" calcext:value-type="float">
            <text:p>0.0565761</text:p>
          </table:table-cell>
          <table:table-cell office:value-type="float" office:value="0.00372139" calcext:value-type="float">
            <text:p>0.00372139</text:p>
          </table:table-cell>
          <table:table-cell office:value-type="float" office:value="0.309413" calcext:value-type="float">
            <text:p>0.309413</text:p>
          </table:table-cell>
          <table:table-cell office:value-type="float" office:value="748364" calcext:value-type="float">
            <text:p>748364</text:p>
          </table:table-cell>
          <table:table-cell office:value-type="float" office:value="1000" calcext:value-type="float">
            <text:p>1000</text:p>
          </table:table-cell>
          <table:table-cell office:value-type="float" office:value="748.364" calcext:value-type="float">
            <text:p>748.364</text:p>
          </table:table-cell>
          <table:table-cell office:value-type="float" office:value="48" calcext:value-type="float">
            <text:p>48</text:p>
          </table:table-cell>
          <table:table-cell office:value-type="float" office:value="4301" calcext:value-type="float">
            <text:p>4301</text:p>
          </table:table-cell>
          <table:table-cell table:formula="of:=LOG([.J5];2)" office:value-type="float" office:value="9.5475963492745" calcext:value-type="float">
            <text:p>9.5475963492745</text:p>
          </table:table-cell>
          <table:table-cell table:formula="of:=LOG([.L5];2)" office:value-type="float" office:value="12.0704564159447" calcext:value-type="float">
            <text:p>12.07045641594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7.2733" calcext:value-type="float">
            <text:p>57.2733</text:p>
          </table:table-cell>
          <table:table-cell office:value-type="float" office:value="1000" calcext:value-type="float">
            <text:p>1000</text:p>
          </table:table-cell>
          <table:table-cell office:value-type="float" office:value="0.0572733" calcext:value-type="float">
            <text:p>0.0572733</text:p>
          </table:table-cell>
          <table:table-cell office:value-type="float" office:value="0.00463248" calcext:value-type="float">
            <text:p>0.00463248</text:p>
          </table:table-cell>
          <table:table-cell office:value-type="float" office:value="0.316324" calcext:value-type="float">
            <text:p>0.316324</text:p>
          </table:table-cell>
          <table:table-cell office:value-type="float" office:value="824818" calcext:value-type="float">
            <text:p>824818</text:p>
          </table:table-cell>
          <table:table-cell office:value-type="float" office:value="1000" calcext:value-type="float">
            <text:p>1000</text:p>
          </table:table-cell>
          <table:table-cell office:value-type="float" office:value="824.818" calcext:value-type="float">
            <text:p>824.818</text:p>
          </table:table-cell>
          <table:table-cell office:value-type="float" office:value="68" calcext:value-type="float">
            <text:p>68</text:p>
          </table:table-cell>
          <table:table-cell office:value-type="float" office:value="4898" calcext:value-type="float">
            <text:p>4898</text:p>
          </table:table-cell>
          <table:table-cell table:formula="of:=LOG([.J6];2)" office:value-type="float" office:value="9.68793200675254" calcext:value-type="float">
            <text:p>9.68793200675254</text:p>
          </table:table-cell>
          <table:table-cell table:formula="of:=LOG([.L6];2)" office:value-type="float" office:value="12.257977058564" calcext:value-type="float">
            <text:p>12.2579770585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9.1648" calcext:value-type="float">
            <text:p>49.1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491648" calcext:value-type="float">
            <text:p>0.0491648</text:p>
          </table:table-cell>
          <table:table-cell office:value-type="float" office:value="0.00151396" calcext:value-type="float">
            <text:p>0.00151396</text:p>
          </table:table-cell>
          <table:table-cell office:value-type="float" office:value="0.290317" calcext:value-type="float">
            <text:p>0.290317</text:p>
          </table:table-cell>
          <table:table-cell office:value-type="float" office:value="788784" calcext:value-type="float">
            <text:p>788784</text:p>
          </table:table-cell>
          <table:table-cell office:value-type="float" office:value="1000" calcext:value-type="float">
            <text:p>1000</text:p>
          </table:table-cell>
          <table:table-cell office:value-type="float" office:value="788.784" calcext:value-type="float">
            <text:p>788.784</text:p>
          </table:table-cell>
          <table:table-cell office:value-type="float" office:value="13" calcext:value-type="float">
            <text:p>13</text:p>
          </table:table-cell>
          <table:table-cell office:value-type="float" office:value="4774" calcext:value-type="float">
            <text:p>4774</text:p>
          </table:table-cell>
          <table:table-cell table:formula="of:=LOG([.J7];2)" office:value-type="float" office:value="9.62348647760266" calcext:value-type="float">
            <text:p>9.62348647760266</text:p>
          </table:table-cell>
          <table:table-cell table:formula="of:=LOG([.L7];2)" office:value-type="float" office:value="12.2209828510818" calcext:value-type="float">
            <text:p>12.2209828510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4.1824" calcext:value-type="float">
            <text:p>34.182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1824" calcext:value-type="float">
            <text:p>0.0341824</text:p>
          </table:table-cell>
          <table:table-cell office:value-type="float" office:value="0.00114472" calcext:value-type="float">
            <text:p>0.00114472</text:p>
          </table:table-cell>
          <table:table-cell office:value-type="float" office:value="0.23053" calcext:value-type="float">
            <text:p>0.23053</text:p>
          </table:table-cell>
          <table:table-cell office:value-type="float" office:value="568888" calcext:value-type="float">
            <text:p>568888</text:p>
          </table:table-cell>
          <table:table-cell office:value-type="float" office:value="1000" calcext:value-type="float">
            <text:p>1000</text:p>
          </table:table-cell>
          <table:table-cell office:value-type="float" office:value="568.888" calcext:value-type="float">
            <text:p>568.888</text:p>
          </table:table-cell>
          <table:table-cell office:value-type="float" office:value="16" calcext:value-type="float">
            <text:p>16</text:p>
          </table:table-cell>
          <table:table-cell office:value-type="float" office:value="4360" calcext:value-type="float">
            <text:p>4360</text:p>
          </table:table-cell>
          <table:table-cell table:formula="of:=LOG([.J8];2)" office:value-type="float" office:value="9.15200083923229" calcext:value-type="float">
            <text:p>9.15200083923229</text:p>
          </table:table-cell>
          <table:table-cell table:formula="of:=LOG([.L8];2)" office:value-type="float" office:value="12.0901124196643" calcext:value-type="float">
            <text:p>12.09011241966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6.2936" calcext:value-type="float">
            <text:p>16.293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2936" calcext:value-type="float">
            <text:p>0.0162936</text:p>
          </table:table-cell>
          <table:table-cell office:value-type="float" office:value="0.000830594" calcext:value-type="float">
            <text:p>0.000830594</text:p>
          </table:table-cell>
          <table:table-cell office:value-type="float" office:value="0.107321" calcext:value-type="float">
            <text:p>0.107321</text:p>
          </table:table-cell>
          <table:table-cell office:value-type="float" office:value="305744" calcext:value-type="float">
            <text:p>305744</text:p>
          </table:table-cell>
          <table:table-cell office:value-type="float" office:value="1000" calcext:value-type="float">
            <text:p>1000</text:p>
          </table:table-cell>
          <table:table-cell office:value-type="float" office:value="305.744" calcext:value-type="float">
            <text:p>305.744</text:p>
          </table:table-cell>
          <table:table-cell office:value-type="float" office:value="10" calcext:value-type="float">
            <text:p>10</text:p>
          </table:table-cell>
          <table:table-cell office:value-type="float" office:value="2321" calcext:value-type="float">
            <text:p>2321</text:p>
          </table:table-cell>
          <table:table-cell table:formula="of:=LOG([.J9];2)" office:value-type="float" office:value="8.25618037698142" calcext:value-type="float">
            <text:p>8.25618037698142</text:p>
          </table:table-cell>
          <table:table-cell table:formula="of:=LOG([.L9];2)" office:value-type="float" office:value="11.1805308073445" calcext:value-type="float">
            <text:p>11.18053080734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4.03766" calcext:value-type="float">
            <text:p>4.037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3766" calcext:value-type="float">
            <text:p>0.00403766</text:p>
          </table:table-cell>
          <table:table-cell office:value-type="float" office:value="0.000733934" calcext:value-type="float">
            <text:p>0.000733934</text:p>
          </table:table-cell>
          <table:table-cell office:value-type="float" office:value="0.0416559" calcext:value-type="float">
            <text:p>0.0416559</text:p>
          </table:table-cell>
          <table:table-cell office:value-type="float" office:value="75505" calcext:value-type="float">
            <text:p>75505</text:p>
          </table:table-cell>
          <table:table-cell office:value-type="float" office:value="1000" calcext:value-type="float">
            <text:p>1000</text:p>
          </table:table-cell>
          <table:table-cell office:value-type="float" office:value="75.505" calcext:value-type="float">
            <text:p>75.505</text:p>
          </table:table-cell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table:formula="of:=LOG([.J10];2)" office:value-type="float" office:value="6.23850027887949" calcext:value-type="float">
            <text:p>6.23850027887949</text:p>
          </table:table-cell>
          <table:table-cell table:formula="of:=LOG([.L10];2)" office:value-type="float" office:value="9.876516946565" calcext:value-type="float">
            <text:p>9.876516946565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.4613" calcext:value-type="float">
            <text:p>13.4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4613" calcext:value-type="float">
            <text:p>0.0134613</text:p>
          </table:table-cell>
          <table:table-cell office:value-type="float" office:value="0.00135894" calcext:value-type="float">
            <text:p>0.00135894</text:p>
          </table:table-cell>
          <table:table-cell office:value-type="float" office:value="0.101212" calcext:value-type="float">
            <text:p>0.101212</text:p>
          </table:table-cell>
          <table:table-cell office:value-type="float" office:value="124667" calcext:value-type="float">
            <text:p>124667</text:p>
          </table:table-cell>
          <table:table-cell office:value-type="float" office:value="1000" calcext:value-type="float">
            <text:p>1000</text:p>
          </table:table-cell>
          <table:table-cell office:value-type="float" office:value="124.667" calcext:value-type="float">
            <text:p>124.667</text:p>
          </table:table-cell>
          <table:table-cell office:value-type="float" office:value="5" calcext:value-type="float">
            <text:p>5</text:p>
          </table:table-cell>
          <table:table-cell office:value-type="float" office:value="1025" calcext:value-type="float">
            <text:p>1025</text:p>
          </table:table-cell>
          <table:table-cell table:formula="of:=LOG([.J2];2)" office:value-type="float" office:value="6.9619358166347" calcext:value-type="float">
            <text:p>6.9619358166347</text:p>
          </table:table-cell>
          <table:table-cell table:formula="of:=LOG([.L2];2)" office:value-type="float" office:value="10.0014081943928" calcext:value-type="float">
            <text:p>10.00140819439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3.7481" calcext:value-type="float">
            <text:p>43.7481</text:p>
          </table:table-cell>
          <table:table-cell office:value-type="float" office:value="1000" calcext:value-type="float">
            <text:p>1000</text:p>
          </table:table-cell>
          <table:table-cell office:value-type="float" office:value="0.0437481" calcext:value-type="float">
            <text:p>0.0437481</text:p>
          </table:table-cell>
          <table:table-cell office:value-type="float" office:value="0.00465722" calcext:value-type="float">
            <text:p>0.00465722</text:p>
          </table:table-cell>
          <table:table-cell office:value-type="float" office:value="0.309149" calcext:value-type="float">
            <text:p>0.309149</text:p>
          </table:table-cell>
          <table:table-cell office:value-type="float" office:value="455478" calcext:value-type="float">
            <text:p>455478</text:p>
          </table:table-cell>
          <table:table-cell office:value-type="float" office:value="1000" calcext:value-type="float">
            <text:p>1000</text:p>
          </table:table-cell>
          <table:table-cell office:value-type="float" office:value="455.478" calcext:value-type="float">
            <text:p>455.478</text:p>
          </table:table-cell>
          <table:table-cell office:value-type="float" office:value="29" calcext:value-type="float">
            <text:p>29</text:p>
          </table:table-cell>
          <table:table-cell office:value-type="float" office:value="3508" calcext:value-type="float">
            <text:p>3508</text:p>
          </table:table-cell>
          <table:table-cell table:formula="of:=LOG([.J3];2)" office:value-type="float" office:value="8.83123756200753" calcext:value-type="float">
            <text:p>8.83123756200753</text:p>
          </table:table-cell>
          <table:table-cell table:formula="of:=LOG([.L3];2)" office:value-type="float" office:value="11.7764330324447" calcext:value-type="float">
            <text:p>11.77643303244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0.7921" calcext:value-type="float">
            <text:p>80.7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807921" calcext:value-type="float">
            <text:p>0.0807921</text:p>
          </table:table-cell>
          <table:table-cell office:value-type="float" office:value="0.00556187" calcext:value-type="float">
            <text:p>0.00556187</text:p>
          </table:table-cell>
          <table:table-cell office:value-type="float" office:value="0.573731" calcext:value-type="float">
            <text:p>0.573731</text:p>
          </table:table-cell>
          <table:table-cell office:value-type="float" office:value="903204" calcext:value-type="float">
            <text:p>903204</text:p>
          </table:table-cell>
          <table:table-cell office:value-type="float" office:value="1000" calcext:value-type="float">
            <text:p>1000</text:p>
          </table:table-cell>
          <table:table-cell office:value-type="float" office:value="903.204" calcext:value-type="float">
            <text:p>903.204</text:p>
          </table:table-cell>
          <table:table-cell office:value-type="float" office:value="59" calcext:value-type="float">
            <text:p>59</text:p>
          </table:table-cell>
          <table:table-cell office:value-type="float" office:value="7737" calcext:value-type="float">
            <text:p>7737</text:p>
          </table:table-cell>
          <table:table-cell table:formula="of:=LOG([.J4];2)" office:value-type="float" office:value="9.81890806513208" calcext:value-type="float">
            <text:p>9.81890806513208</text:p>
          </table:table-cell>
          <table:table-cell table:formula="of:=LOG([.L4];2)" office:value-type="float" office:value="12.9175585585104" calcext:value-type="float">
            <text:p>12.9175585585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06.793" calcext:value-type="float">
            <text:p>106.793</text:p>
          </table:table-cell>
          <table:table-cell office:value-type="float" office:value="1000" calcext:value-type="float">
            <text:p>1000</text:p>
          </table:table-cell>
          <table:table-cell office:value-type="float" office:value="0.106793" calcext:value-type="float">
            <text:p>0.106793</text:p>
          </table:table-cell>
          <table:table-cell office:value-type="float" office:value="0.0057203" calcext:value-type="float">
            <text:p>0.0057203</text:p>
          </table:table-cell>
          <table:table-cell office:value-type="float" office:value="0.887498" calcext:value-type="float">
            <text:p>0.887498</text:p>
          </table:table-cell>
          <table:table-cell office:value-type="float" office:value="1324042" calcext:value-type="float">
            <text:p>1324042</text:p>
          </table:table-cell>
          <table:table-cell office:value-type="float" office:value="1000" calcext:value-type="float">
            <text:p>1000</text:p>
          </table:table-cell>
          <table:table-cell office:value-type="float" office:value="1324.04" calcext:value-type="float">
            <text:p>1324.04</text:p>
          </table:table-cell>
          <table:table-cell office:value-type="float" office:value="56" calcext:value-type="float">
            <text:p>56</text:p>
          </table:table-cell>
          <table:table-cell office:value-type="float" office:value="12905" calcext:value-type="float">
            <text:p>12905</text:p>
          </table:table-cell>
          <table:table-cell table:formula="of:=LOG([.J5];2)" office:value-type="float" office:value="10.3707309921017" calcext:value-type="float">
            <text:p>10.3707309921017</text:p>
          </table:table-cell>
          <table:table-cell table:formula="of:=LOG([.L5];2)" office:value-type="float" office:value="13.6556425209813" calcext:value-type="float">
            <text:p>13.65564252098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15.01" calcext:value-type="float">
            <text:p>115.01</text:p>
          </table:table-cell>
          <table:table-cell office:value-type="float" office:value="1000" calcext:value-type="float">
            <text:p>1000</text:p>
          </table:table-cell>
          <table:table-cell office:value-type="float" office:value="0.11501" calcext:value-type="float">
            <text:p>0.11501</text:p>
          </table:table-cell>
          <table:table-cell office:value-type="float" office:value="0.0111465" calcext:value-type="float">
            <text:p>0.0111465</text:p>
          </table:table-cell>
          <table:table-cell office:value-type="float" office:value="0.764305" calcext:value-type="float">
            <text:p>0.764305</text:p>
          </table:table-cell>
          <table:table-cell office:value-type="float" office:value="1483308" calcext:value-type="float">
            <text:p>1483308</text:p>
          </table:table-cell>
          <table:table-cell office:value-type="float" office:value="1000" calcext:value-type="float">
            <text:p>1000</text:p>
          </table:table-cell>
          <table:table-cell office:value-type="float" office:value="1483.31" calcext:value-type="float">
            <text:p>1483.31</text:p>
          </table:table-cell>
          <table:table-cell office:value-type="float" office:value="104" calcext:value-type="float">
            <text:p>104</text:p>
          </table:table-cell>
          <table:table-cell office:value-type="float" office:value="11046" calcext:value-type="float">
            <text:p>11046</text:p>
          </table:table-cell>
          <table:table-cell table:formula="of:=LOG([.J6];2)" office:value-type="float" office:value="10.5346044257622" calcext:value-type="float">
            <text:p>10.5346044257622</text:p>
          </table:table-cell>
          <table:table-cell table:formula="of:=LOG([.L6];2)" office:value-type="float" office:value="13.4312364120711" calcext:value-type="float">
            <text:p>13.43123641207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6.8146" calcext:value-type="float">
            <text:p>86.8146</text:p>
          </table:table-cell>
          <table:table-cell office:value-type="float" office:value="1000" calcext:value-type="float">
            <text:p>1000</text:p>
          </table:table-cell>
          <table:table-cell office:value-type="float" office:value="0.0868146" calcext:value-type="float">
            <text:p>0.0868146</text:p>
          </table:table-cell>
          <table:table-cell office:value-type="float" office:value="0.00501973" calcext:value-type="float">
            <text:p>0.00501973</text:p>
          </table:table-cell>
          <table:table-cell office:value-type="float" office:value="0.504474" calcext:value-type="float">
            <text:p>0.504474</text:p>
          </table:table-cell>
          <table:table-cell office:value-type="float" office:value="1227819" calcext:value-type="float">
            <text:p>1227819</text:p>
          </table:table-cell>
          <table:table-cell office:value-type="float" office:value="1000" calcext:value-type="float">
            <text:p>1000</text:p>
          </table:table-cell>
          <table:table-cell office:value-type="float" office:value="1227.82" calcext:value-type="float">
            <text:p>1227.82</text:p>
          </table:table-cell>
          <table:table-cell office:value-type="float" office:value="50" calcext:value-type="float">
            <text:p>50</text:p>
          </table:table-cell>
          <table:table-cell office:value-type="float" office:value="8273" calcext:value-type="float">
            <text:p>8273</text:p>
          </table:table-cell>
          <table:table-cell table:formula="of:=LOG([.J7];2)" office:value-type="float" office:value="10.2618833599129" calcext:value-type="float">
            <text:p>10.2618833599129</text:p>
          </table:table-cell>
          <table:table-cell table:formula="of:=LOG([.L7];2)" office:value-type="float" office:value="13.0141948668145" calcext:value-type="float">
            <text:p>13.01419486681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57.3858" calcext:value-type="float">
            <text:p>57.3858</text:p>
          </table:table-cell>
          <table:table-cell office:value-type="float" office:value="1000" calcext:value-type="float">
            <text:p>1000</text:p>
          </table:table-cell>
          <table:table-cell office:value-type="float" office:value="0.0573858" calcext:value-type="float">
            <text:p>0.0573858</text:p>
          </table:table-cell>
          <table:table-cell office:value-type="float" office:value="0.0034324" calcext:value-type="float">
            <text:p>0.0034324</text:p>
          </table:table-cell>
          <table:table-cell office:value-type="float" office:value="0.447896" calcext:value-type="float">
            <text:p>0.447896</text:p>
          </table:table-cell>
          <table:table-cell office:value-type="float" office:value="901591" calcext:value-type="float">
            <text:p>901591</text:p>
          </table:table-cell>
          <table:table-cell office:value-type="float" office:value="1000" calcext:value-type="float">
            <text:p>1000</text:p>
          </table:table-cell>
          <table:table-cell office:value-type="float" office:value="901.591" calcext:value-type="float">
            <text:p>901.591</text:p>
          </table:table-cell>
          <table:table-cell office:value-type="float" office:value="41" calcext:value-type="float">
            <text:p>41</text:p>
          </table:table-cell>
          <table:table-cell office:value-type="float" office:value="6704" calcext:value-type="float">
            <text:p>6704</text:p>
          </table:table-cell>
          <table:table-cell table:formula="of:=LOG([.J8];2)" office:value-type="float" office:value="9.81632930386497" calcext:value-type="float">
            <text:p>9.81632930386497</text:p>
          </table:table-cell>
          <table:table-cell table:formula="of:=LOG([.L8];2)" office:value-type="float" office:value="12.7108064336994" calcext:value-type="float">
            <text:p>12.71080643369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7.0792" calcext:value-type="float">
            <text:p>27.0792</text:p>
          </table:table-cell>
          <table:table-cell office:value-type="float" office:value="1000" calcext:value-type="float">
            <text:p>1000</text:p>
          </table:table-cell>
          <table:table-cell office:value-type="float" office:value="0.0270792" calcext:value-type="float">
            <text:p>0.0270792</text:p>
          </table:table-cell>
          <table:table-cell office:value-type="float" office:value="0.0011512" calcext:value-type="float">
            <text:p>0.0011512</text:p>
          </table:table-cell>
          <table:table-cell office:value-type="float" office:value="0.33818" calcext:value-type="float">
            <text:p>0.33818</text:p>
          </table:table-cell>
          <table:table-cell office:value-type="float" office:value="460507" calcext:value-type="float">
            <text:p>460507</text:p>
          </table:table-cell>
          <table:table-cell office:value-type="float" office:value="1000" calcext:value-type="float">
            <text:p>1000</text:p>
          </table:table-cell>
          <table:table-cell office:value-type="float" office:value="460.507" calcext:value-type="float">
            <text:p>460.507</text:p>
          </table:table-cell>
          <table:table-cell office:value-type="float" office:value="16" calcext:value-type="float">
            <text:p>16</text:p>
          </table:table-cell>
          <table:table-cell office:value-type="float" office:value="5916" calcext:value-type="float">
            <text:p>5916</text:p>
          </table:table-cell>
          <table:table-cell table:formula="of:=LOG([.J9];2)" office:value-type="float" office:value="8.84707927614244" calcext:value-type="float">
            <text:p>8.84707927614244</text:p>
          </table:table-cell>
          <table:table-cell table:formula="of:=LOG([.L9];2)" office:value-type="float" office:value="12.5304063370991" calcext:value-type="float">
            <text:p>12.53040633709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5.52154" calcext:value-type="float">
            <text:p>5.52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2154" calcext:value-type="float">
            <text:p>0.00552154</text:p>
          </table:table-cell>
          <table:table-cell office:value-type="float" office:value="0.000836817" calcext:value-type="float">
            <text:p>0.000836817</text:p>
          </table:table-cell>
          <table:table-cell office:value-type="float" office:value="0.0428571" calcext:value-type="float">
            <text:p>0.0428571</text:p>
          </table:table-cell>
          <table:table-cell office:value-type="float" office:value="94665" calcext:value-type="float">
            <text:p>94665</text:p>
          </table:table-cell>
          <table:table-cell office:value-type="float" office:value="1000" calcext:value-type="float">
            <text:p>1000</text:p>
          </table:table-cell>
          <table:table-cell office:value-type="float" office:value="94.665" calcext:value-type="float">
            <text:p>94.665</text:p>
          </table:table-cell>
          <table:table-cell office:value-type="float" office:value="11" calcext:value-type="float">
            <text:p>11</text:p>
          </table:table-cell>
          <table:table-cell office:value-type="float" office:value="829" calcext:value-type="float">
            <text:p>829</text:p>
          </table:table-cell>
          <table:table-cell table:formula="of:=LOG([.J10];2)" office:value-type="float" office:value="6.56475921899936" calcext:value-type="float">
            <text:p>6.56475921899936</text:p>
          </table:table-cell>
          <table:table-cell table:formula="of:=LOG([.L10];2)" office:value-type="float" office:value="9.69522829149575" calcext:value-type="float">
            <text:p>9.69522829149575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06222" calcext:value-type="float">
            <text:p>2.06222</text:p>
          </table:table-cell>
          <table:table-cell office:value-type="float" office:value="100" calcext:value-type="float">
            <text:p>100</text:p>
          </table:table-cell>
          <table:table-cell office:value-type="float" office:value="0.0206222" calcext:value-type="float">
            <text:p>0.0206222</text:p>
          </table:table-cell>
          <table:table-cell office:value-type="float" office:value="0.00213141" calcext:value-type="float">
            <text:p>0.00213141</text:p>
          </table:table-cell>
          <table:table-cell office:value-type="float" office:value="0.0861792" calcext:value-type="float">
            <text:p>0.0861792</text:p>
          </table:table-cell>
          <table:table-cell office:value-type="float" office:value="17796" calcext:value-type="float">
            <text:p>17796</text:p>
          </table:table-cell>
          <table:table-cell office:value-type="float" office:value="100" calcext:value-type="float">
            <text:p>100</text:p>
          </table:table-cell>
          <table:table-cell office:value-type="float" office:value="177.96" calcext:value-type="float">
            <text:p>177.96</text:p>
          </table:table-cell>
          <table:table-cell office:value-type="float" office:value="9" calcext:value-type="float">
            <text:p>9</text:p>
          </table:table-cell>
          <table:table-cell office:value-type="float" office:value="747" calcext:value-type="float">
            <text:p>747</text:p>
          </table:table-cell>
          <table:table-cell table:formula="of:=LOG([.J2];2)" office:value-type="float" office:value="7.47540919340106" calcext:value-type="float">
            <text:p>7.47540919340106</text:p>
          </table:table-cell>
          <table:table-cell table:formula="of:=LOG([.L2];2)" office:value-type="float" office:value="9.54496443278924" calcext:value-type="float">
            <text:p>9.5449644327892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8.3976" calcext:value-type="float">
            <text:p>8.3976</text:p>
          </table:table-cell>
          <table:table-cell office:value-type="float" office:value="100" calcext:value-type="float">
            <text:p>100</text:p>
          </table:table-cell>
          <table:table-cell office:value-type="float" office:value="0.083976" calcext:value-type="float">
            <text:p>0.083976</text:p>
          </table:table-cell>
          <table:table-cell office:value-type="float" office:value="0.0101118" calcext:value-type="float">
            <text:p>0.0101118</text:p>
          </table:table-cell>
          <table:table-cell office:value-type="float" office:value="0.305382" calcext:value-type="float">
            <text:p>0.305382</text:p>
          </table:table-cell>
          <table:table-cell office:value-type="float" office:value="78898" calcext:value-type="float">
            <text:p>78898</text:p>
          </table:table-cell>
          <table:table-cell office:value-type="float" office:value="100" calcext:value-type="float">
            <text:p>100</text:p>
          </table:table-cell>
          <table:table-cell office:value-type="float" office:value="788.98" calcext:value-type="float">
            <text:p>788.98</text:p>
          </table:table-cell>
          <table:table-cell office:value-type="float" office:value="74" calcext:value-type="float">
            <text:p>74</text:p>
          </table:table-cell>
          <table:table-cell office:value-type="float" office:value="3254" calcext:value-type="float">
            <text:p>3254</text:p>
          </table:table-cell>
          <table:table-cell table:formula="of:=LOG([.J3];2)" office:value-type="float" office:value="9.62384491933345" calcext:value-type="float">
            <text:p>9.62384491933345</text:p>
          </table:table-cell>
          <table:table-cell table:formula="of:=LOG([.L3];2)" office:value-type="float" office:value="11.6679985356725" calcext:value-type="float">
            <text:p>11.66799853567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.2451" calcext:value-type="float">
            <text:p>14.2451</text:p>
          </table:table-cell>
          <table:table-cell office:value-type="float" office:value="100" calcext:value-type="float">
            <text:p>100</text:p>
          </table:table-cell>
          <table:table-cell office:value-type="float" office:value="0.142451" calcext:value-type="float">
            <text:p>0.142451</text:p>
          </table:table-cell>
          <table:table-cell office:value-type="float" office:value="0.0289137" calcext:value-type="float">
            <text:p>0.0289137</text:p>
          </table:table-cell>
          <table:table-cell office:value-type="float" office:value="0.473715" calcext:value-type="float">
            <text:p>0.473715</text:p>
          </table:table-cell>
          <table:table-cell office:value-type="float" office:value="137546" calcext:value-type="float">
            <text:p>137546</text:p>
          </table:table-cell>
          <table:table-cell office:value-type="float" office:value="100" calcext:value-type="float">
            <text:p>100</text:p>
          </table:table-cell>
          <table:table-cell office:value-type="float" office:value="1375.46" calcext:value-type="float">
            <text:p>1375.46</text:p>
          </table:table-cell>
          <table:table-cell office:value-type="float" office:value="292" calcext:value-type="float">
            <text:p>292</text:p>
          </table:table-cell>
          <table:table-cell office:value-type="float" office:value="5316" calcext:value-type="float">
            <text:p>5316</text:p>
          </table:table-cell>
          <table:table-cell table:formula="of:=LOG([.J4];2)" office:value-type="float" office:value="10.4256984696519" calcext:value-type="float">
            <text:p>10.4256984696519</text:p>
          </table:table-cell>
          <table:table-cell table:formula="of:=LOG([.L4];2)" office:value-type="float" office:value="12.3761253892762" calcext:value-type="float">
            <text:p>12.37612538927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9.079" calcext:value-type="float">
            <text:p>19.079</text:p>
          </table:table-cell>
          <table:table-cell office:value-type="float" office:value="100" calcext:value-type="float">
            <text:p>100</text:p>
          </table:table-cell>
          <table:table-cell office:value-type="float" office:value="0.19079" calcext:value-type="float">
            <text:p>0.19079</text:p>
          </table:table-cell>
          <table:table-cell office:value-type="float" office:value="0.0404324" calcext:value-type="float">
            <text:p>0.0404324</text:p>
          </table:table-cell>
          <table:table-cell office:value-type="float" office:value="0.637826" calcext:value-type="float">
            <text:p>0.637826</text:p>
          </table:table-cell>
          <table:table-cell office:value-type="float" office:value="208841" calcext:value-type="float">
            <text:p>208841</text:p>
          </table:table-cell>
          <table:table-cell office:value-type="float" office:value="100" calcext:value-type="float">
            <text:p>100</text:p>
          </table:table-cell>
          <table:table-cell office:value-type="float" office:value="2088.41" calcext:value-type="float">
            <text:p>2088.41</text:p>
          </table:table-cell>
          <table:table-cell office:value-type="float" office:value="415" calcext:value-type="float">
            <text:p>415</text:p>
          </table:table-cell>
          <table:table-cell office:value-type="float" office:value="7723" calcext:value-type="float">
            <text:p>7723</text:p>
          </table:table-cell>
          <table:table-cell table:formula="of:=LOG([.J5];2)" office:value-type="float" office:value="11.0281892565796" calcext:value-type="float">
            <text:p>11.0281892565796</text:p>
          </table:table-cell>
          <table:table-cell table:formula="of:=LOG([.L5];2)" office:value-type="float" office:value="12.9149456560403" calcext:value-type="float">
            <text:p>12.9149456560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.6893" calcext:value-type="float">
            <text:p>20.6893</text:p>
          </table:table-cell>
          <table:table-cell office:value-type="float" office:value="100" calcext:value-type="float">
            <text:p>100</text:p>
          </table:table-cell>
          <table:table-cell office:value-type="float" office:value="0.206893" calcext:value-type="float">
            <text:p>0.206893</text:p>
          </table:table-cell>
          <table:table-cell office:value-type="float" office:value="0.0293844" calcext:value-type="float">
            <text:p>0.0293844</text:p>
          </table:table-cell>
          <table:table-cell office:value-type="float" office:value="0.633006" calcext:value-type="float">
            <text:p>0.633006</text:p>
          </table:table-cell>
          <table:table-cell office:value-type="float" office:value="247003" calcext:value-type="float">
            <text:p>247003</text:p>
          </table:table-cell>
          <table:table-cell office:value-type="float" office:value="100" calcext:value-type="float">
            <text:p>100</text:p>
          </table:table-cell>
          <table:table-cell office:value-type="float" office:value="2470.03" calcext:value-type="float">
            <text:p>2470.03</text:p>
          </table:table-cell>
          <table:table-cell office:value-type="float" office:value="267" calcext:value-type="float">
            <text:p>267</text:p>
          </table:table-cell>
          <table:table-cell office:value-type="float" office:value="8138" calcext:value-type="float">
            <text:p>8138</text:p>
          </table:table-cell>
          <table:table-cell table:formula="of:=LOG([.J6];2)" office:value-type="float" office:value="11.2703128489775" calcext:value-type="float">
            <text:p>11.2703128489775</text:p>
          </table:table-cell>
          <table:table-cell table:formula="of:=LOG([.L6];2)" office:value-type="float" office:value="12.9904585650737" calcext:value-type="float">
            <text:p>12.99045856507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.9307" calcext:value-type="float">
            <text:p>16.9307</text:p>
          </table:table-cell>
          <table:table-cell office:value-type="float" office:value="100" calcext:value-type="float">
            <text:p>100</text:p>
          </table:table-cell>
          <table:table-cell office:value-type="float" office:value="0.169307" calcext:value-type="float">
            <text:p>0.169307</text:p>
          </table:table-cell>
          <table:table-cell office:value-type="float" office:value="0.0225605" calcext:value-type="float">
            <text:p>0.0225605</text:p>
          </table:table-cell>
          <table:table-cell office:value-type="float" office:value="0.575387" calcext:value-type="float">
            <text:p>0.575387</text:p>
          </table:table-cell>
          <table:table-cell office:value-type="float" office:value="221480" calcext:value-type="float">
            <text:p>221480</text:p>
          </table:table-cell>
          <table:table-cell office:value-type="float" office:value="100" calcext:value-type="float">
            <text:p>100</text:p>
          </table:table-cell>
          <table:table-cell office:value-type="float" office:value="2214.8" calcext:value-type="float">
            <text:p>2214.8</text:p>
          </table:table-cell>
          <table:table-cell office:value-type="float" office:value="221" calcext:value-type="float">
            <text:p>221</text:p>
          </table:table-cell>
          <table:table-cell office:value-type="float" office:value="8643" calcext:value-type="float">
            <text:p>8643</text:p>
          </table:table-cell>
          <table:table-cell table:formula="of:=LOG([.J7];2)" office:value-type="float" office:value="11.112960711643" calcext:value-type="float">
            <text:p>11.112960711643</text:p>
          </table:table-cell>
          <table:table-cell table:formula="of:=LOG([.L7];2)" office:value-type="float" office:value="13.077316445881" calcext:value-type="float">
            <text:p>13.0773164458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9.00157" calcext:value-type="float">
            <text:p>9.00157</text:p>
          </table:table-cell>
          <table:table-cell office:value-type="float" office:value="100" calcext:value-type="float">
            <text:p>100</text:p>
          </table:table-cell>
          <table:table-cell office:value-type="float" office:value="0.0900157" calcext:value-type="float">
            <text:p>0.0900157</text:p>
          </table:table-cell>
          <table:table-cell office:value-type="float" office:value="0.00564553" calcext:value-type="float">
            <text:p>0.00564553</text:p>
          </table:table-cell>
          <table:table-cell office:value-type="float" office:value="0.434157" calcext:value-type="float">
            <text:p>0.434157</text:p>
          </table:table-cell>
          <table:table-cell office:value-type="float" office:value="129659" calcext:value-type="float">
            <text:p>129659</text:p>
          </table:table-cell>
          <table:table-cell office:value-type="float" office:value="100" calcext:value-type="float">
            <text:p>100</text:p>
          </table:table-cell>
          <table:table-cell office:value-type="float" office:value="1296.59" calcext:value-type="float">
            <text:p>1296.59</text:p>
          </table:table-cell>
          <table:table-cell office:value-type="float" office:value="74" calcext:value-type="float">
            <text:p>74</text:p>
          </table:table-cell>
          <table:table-cell office:value-type="float" office:value="7163" calcext:value-type="float">
            <text:p>7163</text:p>
          </table:table-cell>
          <table:table-cell table:formula="of:=LOG([.J8];2)" office:value-type="float" office:value="10.3405066358955" calcext:value-type="float">
            <text:p>10.3405066358955</text:p>
          </table:table-cell>
          <table:table-cell table:formula="of:=LOG([.L8];2)" office:value-type="float" office:value="12.8063482267123" calcext:value-type="float">
            <text:p>12.8063482267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.43319" calcext:value-type="float">
            <text:p>4.43319</text:p>
          </table:table-cell>
          <table:table-cell office:value-type="float" office:value="100" calcext:value-type="float">
            <text:p>100</text:p>
          </table:table-cell>
          <table:table-cell office:value-type="float" office:value="0.0443319" calcext:value-type="float">
            <text:p>0.0443319</text:p>
          </table:table-cell>
          <table:table-cell office:value-type="float" office:value="0.00133455" calcext:value-type="float">
            <text:p>0.00133455</text:p>
          </table:table-cell>
          <table:table-cell office:value-type="float" office:value="0.202618" calcext:value-type="float">
            <text:p>0.202618</text:p>
          </table:table-cell>
          <table:table-cell office:value-type="float" office:value="73548" calcext:value-type="float">
            <text:p>73548</text:p>
          </table:table-cell>
          <table:table-cell office:value-type="float" office:value="100" calcext:value-type="float">
            <text:p>100</text:p>
          </table:table-cell>
          <table:table-cell office:value-type="float" office:value="735.48" calcext:value-type="float">
            <text:p>735.48</text:p>
          </table:table-cell>
          <table:table-cell office:value-type="float" office:value="14" calcext:value-type="float">
            <text:p>14</text:p>
          </table:table-cell>
          <table:table-cell office:value-type="float" office:value="3254" calcext:value-type="float">
            <text:p>3254</text:p>
          </table:table-cell>
          <table:table-cell table:formula="of:=LOG([.J9];2)" office:value-type="float" office:value="9.52254230040082" calcext:value-type="float">
            <text:p>9.52254230040082</text:p>
          </table:table-cell>
          <table:table-cell table:formula="of:=LOG([.L9];2)" office:value-type="float" office:value="11.6679985356725" calcext:value-type="float">
            <text:p>11.66799853567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899954" calcext:value-type="float">
            <text:p>0.899954</text:p>
          </table:table-cell>
          <table:table-cell office:value-type="float" office:value="100" calcext:value-type="float">
            <text:p>100</text:p>
          </table:table-cell>
          <table:table-cell office:value-type="float" office:value="0.00899954" calcext:value-type="float">
            <text:p>0.00899954</text:p>
          </table:table-cell>
          <table:table-cell office:value-type="float" office:value="0.00102179" calcext:value-type="float">
            <text:p>0.00102179</text:p>
          </table:table-cell>
          <table:table-cell office:value-type="float" office:value="0.097116" calcext:value-type="float">
            <text:p>0.097116</text:p>
          </table:table-cell>
          <table:table-cell office:value-type="float" office:value="14740" calcext:value-type="float">
            <text:p>14740</text:p>
          </table:table-cell>
          <table:table-cell office:value-type="float" office:value="100" calcext:value-type="float">
            <text:p>100</text:p>
          </table:table-cell>
          <table:table-cell office:value-type="float" office:value="147.4" calcext:value-type="float">
            <text:p>147.4</text:p>
          </table:table-cell>
          <table:table-cell office:value-type="float" office:value="11" calcext:value-type="float">
            <text:p>11</text:p>
          </table:table-cell>
          <table:table-cell office:value-type="float" office:value="1692" calcext:value-type="float">
            <text:p>1692</text:p>
          </table:table-cell>
          <table:table-cell table:formula="of:=LOG([.J10];2)" office:value-type="float" office:value="7.20359271420771" calcext:value-type="float">
            <text:p>7.20359271420771</text:p>
          </table:table-cell>
          <table:table-cell table:formula="of:=LOG([.L10];2)" office:value-type="float" office:value="10.72451385312" calcext:value-type="float">
            <text:p>10.72451385312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.12862" calcext:value-type="float">
            <text:p>3.12862</text:p>
          </table:table-cell>
          <table:table-cell office:value-type="float" office:value="100" calcext:value-type="float">
            <text:p>100</text:p>
          </table:table-cell>
          <table:table-cell office:value-type="float" office:value="0.0312862" calcext:value-type="float">
            <text:p>0.0312862</text:p>
          </table:table-cell>
          <table:table-cell office:value-type="float" office:value="0.00306578" calcext:value-type="float">
            <text:p>0.00306578</text:p>
          </table:table-cell>
          <table:table-cell office:value-type="float" office:value="0.175008" calcext:value-type="float">
            <text:p>0.175008</text:p>
          </table:table-cell>
          <table:table-cell office:value-type="float" office:value="26187" calcext:value-type="float">
            <text:p>26187</text:p>
          </table:table-cell>
          <table:table-cell office:value-type="float" office:value="100" calcext:value-type="float">
            <text:p>100</text:p>
          </table:table-cell>
          <table:table-cell office:value-type="float" office:value="261.87" calcext:value-type="float">
            <text:p>261.87</text:p>
          </table:table-cell>
          <table:table-cell office:value-type="float" office:value="17" calcext:value-type="float">
            <text:p>17</text:p>
          </table:table-cell>
          <table:table-cell office:value-type="float" office:value="1590" calcext:value-type="float">
            <text:p>1590</text:p>
          </table:table-cell>
          <table:table-cell table:formula="of:=LOG([.J2];2)" office:value-type="float" office:value="8.03270698283371" calcext:value-type="float">
            <text:p>8.03270698283371</text:p>
          </table:table-cell>
          <table:table-cell table:formula="of:=LOG([.L2];2)" office:value-type="float" office:value="10.6348110501717" calcext:value-type="float">
            <text:p>10.63481105017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.0105" calcext:value-type="float">
            <text:p>14.0105</text:p>
          </table:table-cell>
          <table:table-cell office:value-type="float" office:value="100" calcext:value-type="float">
            <text:p>100</text:p>
          </table:table-cell>
          <table:table-cell office:value-type="float" office:value="0.140105" calcext:value-type="float">
            <text:p>0.140105</text:p>
          </table:table-cell>
          <table:table-cell office:value-type="float" office:value="0.0194578" calcext:value-type="float">
            <text:p>0.0194578</text:p>
          </table:table-cell>
          <table:table-cell office:value-type="float" office:value="0.797642" calcext:value-type="float">
            <text:p>0.797642</text:p>
          </table:table-cell>
          <table:table-cell office:value-type="float" office:value="126293" calcext:value-type="float">
            <text:p>126293</text:p>
          </table:table-cell>
          <table:table-cell office:value-type="float" office:value="100" calcext:value-type="float">
            <text:p>100</text:p>
          </table:table-cell>
          <table:table-cell office:value-type="float" office:value="1262.93" calcext:value-type="float">
            <text:p>1262.93</text:p>
          </table:table-cell>
          <table:table-cell office:value-type="float" office:value="117" calcext:value-type="float">
            <text:p>117</text:p>
          </table:table-cell>
          <table:table-cell office:value-type="float" office:value="8280" calcext:value-type="float">
            <text:p>8280</text:p>
          </table:table-cell>
          <table:table-cell table:formula="of:=LOG([.J3];2)" office:value-type="float" office:value="10.3025589622266" calcext:value-type="float">
            <text:p>10.3025589622266</text:p>
          </table:table-cell>
          <table:table-cell table:formula="of:=LOG([.L3];2)" office:value-type="float" office:value="13.0154150523867" calcext:value-type="float">
            <text:p>13.01541505238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0.3206" calcext:value-type="float">
            <text:p>30.3206</text:p>
          </table:table-cell>
          <table:table-cell office:value-type="float" office:value="100" calcext:value-type="float">
            <text:p>100</text:p>
          </table:table-cell>
          <table:table-cell office:value-type="float" office:value="0.303206" calcext:value-type="float">
            <text:p>0.303206</text:p>
          </table:table-cell>
          <table:table-cell office:value-type="float" office:value="0.0542306" calcext:value-type="float">
            <text:p>0.0542306</text:p>
          </table:table-cell>
          <table:table-cell office:value-type="float" office:value="0.889653" calcext:value-type="float">
            <text:p>0.889653</text:p>
          </table:table-cell>
          <table:table-cell office:value-type="float" office:value="275085" calcext:value-type="float">
            <text:p>275085</text:p>
          </table:table-cell>
          <table:table-cell office:value-type="float" office:value="100" calcext:value-type="float">
            <text:p>100</text:p>
          </table:table-cell>
          <table:table-cell office:value-type="float" office:value="2750.85" calcext:value-type="float">
            <text:p>2750.85</text:p>
          </table:table-cell>
          <table:table-cell office:value-type="float" office:value="455" calcext:value-type="float">
            <text:p>455</text:p>
          </table:table-cell>
          <table:table-cell office:value-type="float" office:value="9259" calcext:value-type="float">
            <text:p>9259</text:p>
          </table:table-cell>
          <table:table-cell table:formula="of:=LOG([.J4];2)" office:value-type="float" office:value="11.4256617583198" calcext:value-type="float">
            <text:p>11.4256617583198</text:p>
          </table:table-cell>
          <table:table-cell table:formula="of:=LOG([.L4];2)" office:value-type="float" office:value="13.176640671134" calcext:value-type="float">
            <text:p>13.1766406711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.1707" calcext:value-type="float">
            <text:p>39.1707</text:p>
          </table:table-cell>
          <table:table-cell office:value-type="float" office:value="100" calcext:value-type="float">
            <text:p>100</text:p>
          </table:table-cell>
          <table:table-cell office:value-type="float" office:value="0.391707" calcext:value-type="float">
            <text:p>0.391707</text:p>
          </table:table-cell>
          <table:table-cell office:value-type="float" office:value="0.0552408" calcext:value-type="float">
            <text:p>0.0552408</text:p>
          </table:table-cell>
          <table:table-cell office:value-type="float" office:value="1.59429" calcext:value-type="float">
            <text:p>1.59429</text:p>
          </table:table-cell>
          <table:table-cell office:value-type="float" office:value="409385" calcext:value-type="float">
            <text:p>409385</text:p>
          </table:table-cell>
          <table:table-cell office:value-type="float" office:value="100" calcext:value-type="float">
            <text:p>100</text:p>
          </table:table-cell>
          <table:table-cell office:value-type="float" office:value="4093.85" calcext:value-type="float">
            <text:p>4093.85</text:p>
          </table:table-cell>
          <table:table-cell office:value-type="float" office:value="529" calcext:value-type="float">
            <text:p>529</text:p>
          </table:table-cell>
          <table:table-cell office:value-type="float" office:value="19962" calcext:value-type="float">
            <text:p>19962</text:p>
          </table:table-cell>
          <table:table-cell table:formula="of:=LOG([.J5];2)" office:value-type="float" office:value="11.9992425271747" calcext:value-type="float">
            <text:p>11.9992425271747</text:p>
          </table:table-cell>
          <table:table-cell table:formula="of:=LOG([.L5];2)" office:value-type="float" office:value="14.284968651604" calcext:value-type="float">
            <text:p>14.2849686516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8.2921" calcext:value-type="float">
            <text:p>38.2921</text:p>
          </table:table-cell>
          <table:table-cell office:value-type="float" office:value="100" calcext:value-type="float">
            <text:p>100</text:p>
          </table:table-cell>
          <table:table-cell office:value-type="float" office:value="0.382921" calcext:value-type="float">
            <text:p>0.382921</text:p>
          </table:table-cell>
          <table:table-cell office:value-type="float" office:value="0.0459796" calcext:value-type="float">
            <text:p>0.0459796</text:p>
          </table:table-cell>
          <table:table-cell office:value-type="float" office:value="1.10062" calcext:value-type="float">
            <text:p>1.10062</text:p>
          </table:table-cell>
          <table:table-cell office:value-type="float" office:value="434179" calcext:value-type="float">
            <text:p>434179</text:p>
          </table:table-cell>
          <table:table-cell office:value-type="float" office:value="100" calcext:value-type="float">
            <text:p>100</text:p>
          </table:table-cell>
          <table:table-cell office:value-type="float" office:value="4341.79" calcext:value-type="float">
            <text:p>4341.79</text:p>
          </table:table-cell>
          <table:table-cell office:value-type="float" office:value="509" calcext:value-type="float">
            <text:p>509</text:p>
          </table:table-cell>
          <table:table-cell office:value-type="float" office:value="13341" calcext:value-type="float">
            <text:p>13341</text:p>
          </table:table-cell>
          <table:table-cell table:formula="of:=LOG([.J6];2)" office:value-type="float" office:value="12.0840742332579" calcext:value-type="float">
            <text:p>12.0840742332579</text:p>
          </table:table-cell>
          <table:table-cell table:formula="of:=LOG([.L6];2)" office:value-type="float" office:value="13.7035791900727" calcext:value-type="float">
            <text:p>13.70357919007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7.6825" calcext:value-type="float">
            <text:p>27.6825</text:p>
          </table:table-cell>
          <table:table-cell office:value-type="float" office:value="100" calcext:value-type="float">
            <text:p>100</text:p>
          </table:table-cell>
          <table:table-cell office:value-type="float" office:value="0.276825" calcext:value-type="float">
            <text:p>0.276825</text:p>
          </table:table-cell>
          <table:table-cell office:value-type="float" office:value="0.0433129" calcext:value-type="float">
            <text:p>0.0433129</text:p>
          </table:table-cell>
          <table:table-cell office:value-type="float" office:value="0.750382" calcext:value-type="float">
            <text:p>0.750382</text:p>
          </table:table-cell>
          <table:table-cell office:value-type="float" office:value="342492" calcext:value-type="float">
            <text:p>342492</text:p>
          </table:table-cell>
          <table:table-cell office:value-type="float" office:value="100" calcext:value-type="float">
            <text:p>100</text:p>
          </table:table-cell>
          <table:table-cell office:value-type="float" office:value="3424.92" calcext:value-type="float">
            <text:p>3424.92</text:p>
          </table:table-cell>
          <table:table-cell office:value-type="float" office:value="441" calcext:value-type="float">
            <text:p>441</text:p>
          </table:table-cell>
          <table:table-cell office:value-type="float" office:value="10774" calcext:value-type="float">
            <text:p>10774</text:p>
          </table:table-cell>
          <table:table-cell table:formula="of:=LOG([.J7];2)" office:value-type="float" office:value="11.7418545743553" calcext:value-type="float">
            <text:p>11.7418545743553</text:p>
          </table:table-cell>
          <table:table-cell table:formula="of:=LOG([.L7];2)" office:value-type="float" office:value="13.3952663498391" calcext:value-type="float">
            <text:p>13.39526634983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6.1052" calcext:value-type="float">
            <text:p>16.1052</text:p>
          </table:table-cell>
          <table:table-cell office:value-type="float" office:value="100" calcext:value-type="float">
            <text:p>100</text:p>
          </table:table-cell>
          <table:table-cell office:value-type="float" office:value="0.161052" calcext:value-type="float">
            <text:p>0.161052</text:p>
          </table:table-cell>
          <table:table-cell office:value-type="float" office:value="0.0147032" calcext:value-type="float">
            <text:p>0.0147032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224456" calcext:value-type="float">
            <text:p>224456</text:p>
          </table:table-cell>
          <table:table-cell office:value-type="float" office:value="100" calcext:value-type="float">
            <text:p>100</text:p>
          </table:table-cell>
          <table:table-cell office:value-type="float" office:value="2244.56" calcext:value-type="float">
            <text:p>2244.56</text:p>
          </table:table-cell>
          <table:table-cell office:value-type="float" office:value="224" calcext:value-type="float">
            <text:p>224</text:p>
          </table:table-cell>
          <table:table-cell office:value-type="float" office:value="9999" calcext:value-type="float">
            <text:p>9999</text:p>
          </table:table-cell>
          <table:table-cell table:formula="of:=LOG([.J8];2)" office:value-type="float" office:value="11.1322169465406" calcext:value-type="float">
            <text:p>11.1322169465406</text:p>
          </table:table-cell>
          <table:table-cell table:formula="of:=LOG([.L8];2)" office:value-type="float" office:value="13.2875681028314" calcext:value-type="float">
            <text:p>13.28756810283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.84134" calcext:value-type="float">
            <text:p>6.84134</text:p>
          </table:table-cell>
          <table:table-cell office:value-type="float" office:value="100" calcext:value-type="float">
            <text:p>100</text:p>
          </table:table-cell>
          <table:table-cell office:value-type="float" office:value="0.0684134" calcext:value-type="float">
            <text:p>0.0684134</text:p>
          </table:table-cell>
          <table:table-cell office:value-type="float" office:value="0.00253089" calcext:value-type="float">
            <text:p>0.00253089</text:p>
          </table:table-cell>
          <table:table-cell office:value-type="float" office:value="0.323507" calcext:value-type="float">
            <text:p>0.323507</text:p>
          </table:table-cell>
          <table:table-cell office:value-type="float" office:value="111738" calcext:value-type="float">
            <text:p>111738</text:p>
          </table:table-cell>
          <table:table-cell office:value-type="float" office:value="100" calcext:value-type="float">
            <text:p>100</text:p>
          </table:table-cell>
          <table:table-cell office:value-type="float" office:value="1117.38" calcext:value-type="float">
            <text:p>1117.38</text:p>
          </table:table-cell>
          <table:table-cell office:value-type="float" office:value="29" calcext:value-type="float">
            <text:p>29</text:p>
          </table:table-cell>
          <table:table-cell office:value-type="float" office:value="5286" calcext:value-type="float">
            <text:p>5286</text:p>
          </table:table-cell>
          <table:table-cell table:formula="of:=LOG([.J9];2)" office:value-type="float" office:value="10.1259041874794" calcext:value-type="float">
            <text:p>10.1259041874794</text:p>
          </table:table-cell>
          <table:table-cell table:formula="of:=LOG([.L9];2)" office:value-type="float" office:value="12.3679607096416" calcext:value-type="float">
            <text:p>12.36796070964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.19042" calcext:value-type="float">
            <text:p>1.19042</text:p>
          </table:table-cell>
          <table:table-cell office:value-type="float" office:value="100" calcext:value-type="float">
            <text:p>100</text:p>
          </table:table-cell>
          <table:table-cell office:value-type="float" office:value="0.0119042" calcext:value-type="float">
            <text:p>0.0119042</text:p>
          </table:table-cell>
          <table:table-cell office:value-type="float" office:value="0.00116032" calcext:value-type="float">
            <text:p>0.00116032</text:p>
          </table:table-cell>
          <table:table-cell office:value-type="float" office:value="0.0525789" calcext:value-type="float">
            <text:p>0.0525789</text:p>
          </table:table-cell>
          <table:table-cell office:value-type="float" office:value="20274" calcext:value-type="float">
            <text:p>20274</text:p>
          </table:table-cell>
          <table:table-cell office:value-type="float" office:value="100" calcext:value-type="float">
            <text:p>100</text:p>
          </table:table-cell>
          <table:table-cell office:value-type="float" office:value="202.74" calcext:value-type="float">
            <text:p>202.74</text:p>
          </table:table-cell>
          <table:table-cell office:value-type="float" office:value="14" calcext:value-type="float">
            <text:p>14</text:p>
          </table:table-cell>
          <table:table-cell office:value-type="float" office:value="1015" calcext:value-type="float">
            <text:p>1015</text:p>
          </table:table-cell>
          <table:table-cell table:formula="of:=LOG([.J10];2)" office:value-type="float" office:value="7.66348694611023" calcext:value-type="float">
            <text:p>7.66348694611023</text:p>
          </table:table-cell>
          <table:table-cell table:formula="of:=LOG([.L10];2)" office:value-type="float" office:value="9.98726401207254" calcext:value-type="float">
            <text:p>9.98726401207254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.19236" calcext:value-type="float">
            <text:p>5.19236</text:p>
          </table:table-cell>
          <table:table-cell office:value-type="float" office:value="100" calcext:value-type="float">
            <text:p>100</text:p>
          </table:table-cell>
          <table:table-cell office:value-type="float" office:value="0.0519236" calcext:value-type="float">
            <text:p>0.0519236</text:p>
          </table:table-cell>
          <table:table-cell office:value-type="float" office:value="0.00506762" calcext:value-type="float">
            <text:p>0.00506762</text:p>
          </table:table-cell>
          <table:table-cell office:value-type="float" office:value="0.287426" calcext:value-type="float">
            <text:p>0.287426</text:p>
          </table:table-cell>
          <table:table-cell office:value-type="float" office:value="43518" calcext:value-type="float">
            <text:p>43518</text:p>
          </table:table-cell>
          <table:table-cell office:value-type="float" office:value="100" calcext:value-type="float">
            <text:p>100</text:p>
          </table:table-cell>
          <table:table-cell office:value-type="float" office:value="435.18" calcext:value-type="float">
            <text:p>435.18</text:p>
          </table:table-cell>
          <table:table-cell office:value-type="float" office:value="33" calcext:value-type="float">
            <text:p>33</text:p>
          </table:table-cell>
          <table:table-cell office:value-type="float" office:value="2871" calcext:value-type="float">
            <text:p>2871</text:p>
          </table:table-cell>
          <table:table-cell table:formula="of:=LOG([.J2];2)" office:value-type="float" office:value="8.76546844451592" calcext:value-type="float">
            <text:p>8.76546844451592</text:p>
          </table:table-cell>
          <table:table-cell table:formula="of:=LOG([.L2];2)" office:value-type="float" office:value="11.4873376152072" calcext:value-type="float">
            <text:p>11.48733761520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0.784" calcext:value-type="float">
            <text:p>20.784</text:p>
          </table:table-cell>
          <table:table-cell office:value-type="float" office:value="100" calcext:value-type="float">
            <text:p>100</text:p>
          </table:table-cell>
          <table:table-cell office:value-type="float" office:value="0.20784" calcext:value-type="float">
            <text:p>0.20784</text:p>
          </table:table-cell>
          <table:table-cell office:value-type="float" office:value="0.0236907" calcext:value-type="float">
            <text:p>0.0236907</text:p>
          </table:table-cell>
          <table:table-cell office:value-type="float" office:value="0.892806" calcext:value-type="float">
            <text:p>0.892806</text:p>
          </table:table-cell>
          <table:table-cell office:value-type="float" office:value="177093" calcext:value-type="float">
            <text:p>177093</text:p>
          </table:table-cell>
          <table:table-cell office:value-type="float" office:value="100" calcext:value-type="float">
            <text:p>100</text:p>
          </table:table-cell>
          <table:table-cell office:value-type="float" office:value="1770.93" calcext:value-type="float">
            <text:p>1770.93</text:p>
          </table:table-cell>
          <table:table-cell office:value-type="float" office:value="202" calcext:value-type="float">
            <text:p>202</text:p>
          </table:table-cell>
          <table:table-cell office:value-type="float" office:value="7888" calcext:value-type="float">
            <text:p>7888</text:p>
          </table:table-cell>
          <table:table-cell table:formula="of:=LOG([.J3];2)" office:value-type="float" office:value="10.7902914721055" calcext:value-type="float">
            <text:p>10.7902914721055</text:p>
          </table:table-cell>
          <table:table-cell table:formula="of:=LOG([.L3];2)" office:value-type="float" office:value="12.9454438363779" calcext:value-type="float">
            <text:p>12.94544383637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4.3715" calcext:value-type="float">
            <text:p>54.3715</text:p>
          </table:table-cell>
          <table:table-cell office:value-type="float" office:value="100" calcext:value-type="float">
            <text:p>100</text:p>
          </table:table-cell>
          <table:table-cell office:value-type="float" office:value="0.543715" calcext:value-type="float">
            <text:p>0.543715</text:p>
          </table:table-cell>
          <table:table-cell office:value-type="float" office:value="0.0612424" calcext:value-type="float">
            <text:p>0.0612424</text:p>
          </table:table-cell>
          <table:table-cell office:value-type="float" office:value="2.22997" calcext:value-type="float">
            <text:p>2.22997</text:p>
          </table:table-cell>
          <table:table-cell office:value-type="float" office:value="510581" calcext:value-type="float">
            <text:p>510581</text:p>
          </table:table-cell>
          <table:table-cell office:value-type="float" office:value="100" calcext:value-type="float">
            <text:p>100</text:p>
          </table:table-cell>
          <table:table-cell office:value-type="float" office:value="5105.81" calcext:value-type="float">
            <text:p>5105.81</text:p>
          </table:table-cell>
          <table:table-cell office:value-type="float" office:value="452" calcext:value-type="float">
            <text:p>452</text:p>
          </table:table-cell>
          <table:table-cell office:value-type="float" office:value="25942" calcext:value-type="float">
            <text:p>25942</text:p>
          </table:table-cell>
          <table:table-cell table:formula="of:=LOG([.J4];2)" office:value-type="float" office:value="12.317924137104" calcext:value-type="float">
            <text:p>12.317924137104</text:p>
          </table:table-cell>
          <table:table-cell table:formula="of:=LOG([.L4];2)" office:value-type="float" office:value="14.6630020880849" calcext:value-type="float">
            <text:p>14.66300208808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9.2748" calcext:value-type="float">
            <text:p>59.2748</text:p>
          </table:table-cell>
          <table:table-cell office:value-type="float" office:value="100" calcext:value-type="float">
            <text:p>100</text:p>
          </table:table-cell>
          <table:table-cell office:value-type="float" office:value="0.592748" calcext:value-type="float">
            <text:p>0.592748</text:p>
          </table:table-cell>
          <table:table-cell office:value-type="float" office:value="0.118664" calcext:value-type="float">
            <text:p>0.118664</text:p>
          </table:table-cell>
          <table:table-cell office:value-type="float" office:value="1.8952" calcext:value-type="float">
            <text:p>1.8952</text:p>
          </table:table-cell>
          <table:table-cell office:value-type="float" office:value="553617" calcext:value-type="float">
            <text:p>553617</text:p>
          </table:table-cell>
          <table:table-cell office:value-type="float" office:value="100" calcext:value-type="float">
            <text:p>100</text:p>
          </table:table-cell>
          <table:table-cell office:value-type="float" office:value="5536.17" calcext:value-type="float">
            <text:p>5536.17</text:p>
          </table:table-cell>
          <table:table-cell office:value-type="float" office:value="796" calcext:value-type="float">
            <text:p>796</text:p>
          </table:table-cell>
          <table:table-cell office:value-type="float" office:value="19939" calcext:value-type="float">
            <text:p>19939</text:p>
          </table:table-cell>
          <table:table-cell table:formula="of:=LOG([.J5];2)" office:value-type="float" office:value="12.4346725293693" calcext:value-type="float">
            <text:p>12.4346725293693</text:p>
          </table:table-cell>
          <table:table-cell table:formula="of:=LOG([.L5];2)" office:value-type="float" office:value="14.2833054356638" calcext:value-type="float">
            <text:p>14.28330543566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6.5775" calcext:value-type="float">
            <text:p>76.5775</text:p>
          </table:table-cell>
          <table:table-cell office:value-type="float" office:value="100" calcext:value-type="float">
            <text:p>100</text:p>
          </table:table-cell>
          <table:table-cell office:value-type="float" office:value="0.765775" calcext:value-type="float">
            <text:p>0.765775</text:p>
          </table:table-cell>
          <table:table-cell office:value-type="float" office:value="0.141759" calcext:value-type="float">
            <text:p>0.141759</text:p>
          </table:table-cell>
          <table:table-cell office:value-type="float" office:value="3.14938" calcext:value-type="float">
            <text:p>3.14938</text:p>
          </table:table-cell>
          <table:table-cell office:value-type="float" office:value="836400" calcext:value-type="float">
            <text:p>836400</text:p>
          </table:table-cell>
          <table:table-cell office:value-type="float" office:value="100" calcext:value-type="float">
            <text:p>100</text:p>
          </table:table-cell>
          <table:table-cell office:value-type="float" office:value="8364" calcext:value-type="float">
            <text:p>8364</text:p>
          </table:table-cell>
          <table:table-cell office:value-type="float" office:value="1476" calcext:value-type="float">
            <text:p>1476</text:p>
          </table:table-cell>
          <table:table-cell office:value-type="float" office:value="42760" calcext:value-type="float">
            <text:p>42760</text:p>
          </table:table-cell>
          <table:table-cell table:formula="of:=LOG([.J6];2)" office:value-type="float" office:value="13.0299773465896" calcext:value-type="float">
            <text:p>13.0299773465896</text:p>
          </table:table-cell>
          <table:table-cell table:formula="of:=LOG([.L6];2)" office:value-type="float" office:value="15.3839742326079" calcext:value-type="float">
            <text:p>15.38397423260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56.6814" calcext:value-type="float">
            <text:p>56.6814</text:p>
          </table:table-cell>
          <table:table-cell office:value-type="float" office:value="100" calcext:value-type="float">
            <text:p>100</text:p>
          </table:table-cell>
          <table:table-cell office:value-type="float" office:value="0.566814" calcext:value-type="float">
            <text:p>0.566814</text:p>
          </table:table-cell>
          <table:table-cell office:value-type="float" office:value="0.0269029" calcext:value-type="float">
            <text:p>0.0269029</text:p>
          </table:table-cell>
          <table:table-cell office:value-type="float" office:value="4.61956" calcext:value-type="float">
            <text:p>4.61956</text:p>
          </table:table-cell>
          <table:table-cell office:value-type="float" office:value="705669" calcext:value-type="float">
            <text:p>705669</text:p>
          </table:table-cell>
          <table:table-cell office:value-type="float" office:value="100" calcext:value-type="float">
            <text:p>100</text:p>
          </table:table-cell>
          <table:table-cell office:value-type="float" office:value="7056.69" calcext:value-type="float">
            <text:p>7056.69</text:p>
          </table:table-cell>
          <table:table-cell office:value-type="float" office:value="381" calcext:value-type="float">
            <text:p>381</text:p>
          </table:table-cell>
          <table:table-cell office:value-type="float" office:value="64665" calcext:value-type="float">
            <text:p>64665</text:p>
          </table:table-cell>
          <table:table-cell table:formula="of:=LOG([.J7];2)" office:value-type="float" office:value="12.7847759185321" calcext:value-type="float">
            <text:p>12.7847759185321</text:p>
          </table:table-cell>
          <table:table-cell table:formula="of:=LOG([.L7];2)" office:value-type="float" office:value="15.980697442787" calcext:value-type="float">
            <text:p>15.9806974427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27.3893" calcext:value-type="float">
            <text:p>27.3893</text:p>
          </table:table-cell>
          <table:table-cell office:value-type="float" office:value="100" calcext:value-type="float">
            <text:p>100</text:p>
          </table:table-cell>
          <table:table-cell office:value-type="float" office:value="0.273893" calcext:value-type="float">
            <text:p>0.273893</text:p>
          </table:table-cell>
          <table:table-cell office:value-type="float" office:value="0.0303686" calcext:value-type="float">
            <text:p>0.0303686</text:p>
          </table:table-cell>
          <table:table-cell office:value-type="float" office:value="1.75569" calcext:value-type="float">
            <text:p>1.75569</text:p>
          </table:table-cell>
          <table:table-cell office:value-type="float" office:value="389562" calcext:value-type="float">
            <text:p>389562</text:p>
          </table:table-cell>
          <table:table-cell office:value-type="float" office:value="100" calcext:value-type="float">
            <text:p>100</text:p>
          </table:table-cell>
          <table:table-cell office:value-type="float" office:value="3895.62" calcext:value-type="float">
            <text:p>3895.62</text:p>
          </table:table-cell>
          <table:table-cell office:value-type="float" office:value="374" calcext:value-type="float">
            <text:p>374</text:p>
          </table:table-cell>
          <table:table-cell office:value-type="float" office:value="23176" calcext:value-type="float">
            <text:p>23176</text:p>
          </table:table-cell>
          <table:table-cell table:formula="of:=LOG([.J8];2)" office:value-type="float" office:value="11.9276372406108" calcext:value-type="float">
            <text:p>11.9276372406108</text:p>
          </table:table-cell>
          <table:table-cell table:formula="of:=LOG([.L8];2)" office:value-type="float" office:value="14.5003439692704" calcext:value-type="float">
            <text:p>14.50034396927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2.9567" calcext:value-type="float">
            <text:p>12.9567</text:p>
          </table:table-cell>
          <table:table-cell office:value-type="float" office:value="100" calcext:value-type="float">
            <text:p>100</text:p>
          </table:table-cell>
          <table:table-cell office:value-type="float" office:value="0.129567" calcext:value-type="float">
            <text:p>0.129567</text:p>
          </table:table-cell>
          <table:table-cell office:value-type="float" office:value="0.00823459" calcext:value-type="float">
            <text:p>0.00823459</text:p>
          </table:table-cell>
          <table:table-cell office:value-type="float" office:value="1.32082" calcext:value-type="float">
            <text:p>1.32082</text:p>
          </table:table-cell>
          <table:table-cell office:value-type="float" office:value="204144" calcext:value-type="float">
            <text:p>204144</text:p>
          </table:table-cell>
          <table:table-cell office:value-type="float" office:value="100" calcext:value-type="float">
            <text:p>100</text:p>
          </table:table-cell>
          <table:table-cell office:value-type="float" office:value="2041.44" calcext:value-type="float">
            <text:p>2041.44</text:p>
          </table:table-cell>
          <table:table-cell office:value-type="float" office:value="102" calcext:value-type="float">
            <text:p>102</text:p>
          </table:table-cell>
          <table:table-cell office:value-type="float" office:value="22425" calcext:value-type="float">
            <text:p>22425</text:p>
          </table:table-cell>
          <table:table-cell table:formula="of:=LOG([.J9];2)" office:value-type="float" office:value="10.9953714505722" calcext:value-type="float">
            <text:p>10.9953714505722</text:p>
          </table:table-cell>
          <table:table-cell table:formula="of:=LOG([.L9];2)" office:value-type="float" office:value="14.452820364694" calcext:value-type="float">
            <text:p>14.4528203646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6827" calcext:value-type="float">
            <text:p>1.6827</text:p>
          </table:table-cell>
          <table:table-cell office:value-type="float" office:value="100" calcext:value-type="float">
            <text:p>100</text:p>
          </table:table-cell>
          <table:table-cell office:value-type="float" office:value="0.016827" calcext:value-type="float">
            <text:p>0.016827</text:p>
          </table:table-cell>
          <table:table-cell office:value-type="float" office:value="0.00189347" calcext:value-type="float">
            <text:p>0.00189347</text:p>
          </table:table-cell>
          <table:table-cell office:value-type="float" office:value="0.0775437" calcext:value-type="float">
            <text:p>0.0775437</text:p>
          </table:table-cell>
          <table:table-cell office:value-type="float" office:value="27447" calcext:value-type="float">
            <text:p>27447</text:p>
          </table:table-cell>
          <table:table-cell office:value-type="float" office:value="100" calcext:value-type="float">
            <text:p>100</text:p>
          </table:table-cell>
          <table:table-cell office:value-type="float" office:value="274.47" calcext:value-type="float">
            <text:p>274.47</text:p>
          </table:table-cell>
          <table:table-cell office:value-type="float" office:value="25" calcext:value-type="float">
            <text:p>25</text:p>
          </table:table-cell>
          <table:table-cell office:value-type="float" office:value="1355" calcext:value-type="float">
            <text:p>1355</text:p>
          </table:table-cell>
          <table:table-cell table:formula="of:=LOG([.J10];2)" office:value-type="float" office:value="8.10050465879947" calcext:value-type="float">
            <text:p>8.10050465879947</text:p>
          </table:table-cell>
          <table:table-cell table:formula="of:=LOG([.L10];2)" office:value-type="float" office:value="10.4040771362412" calcext:value-type="float">
            <text:p>10.4040771362412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.13443" calcext:value-type="float">
            <text:p>7.13443</text:p>
          </table:table-cell>
          <table:table-cell office:value-type="float" office:value="100" calcext:value-type="float">
            <text:p>100</text:p>
          </table:table-cell>
          <table:table-cell office:value-type="float" office:value="0.0713443" calcext:value-type="float">
            <text:p>0.0713443</text:p>
          </table:table-cell>
          <table:table-cell office:value-type="float" office:value="0.0065212" calcext:value-type="float">
            <text:p>0.0065212</text:p>
          </table:table-cell>
          <table:table-cell office:value-type="float" office:value="0.405322" calcext:value-type="float">
            <text:p>0.405322</text:p>
          </table:table-cell>
          <table:table-cell office:value-type="float" office:value="54000" calcext:value-type="float">
            <text:p>54000</text:p>
          </table:table-cell>
          <table:table-cell office:value-type="float" office:value="100" calcext:value-type="float">
            <text:p>100</text:p>
          </table:table-cell>
          <table:table-cell office:value-type="float" office:value="540" calcext:value-type="float">
            <text:p>540</text:p>
          </table:table-cell>
          <table:table-cell office:value-type="float" office:value="28" calcext:value-type="float">
            <text:p>28</text:p>
          </table:table-cell>
          <table:table-cell office:value-type="float" office:value="3107" calcext:value-type="float">
            <text:p>3107</text:p>
          </table:table-cell>
          <table:table-cell table:formula="of:=LOG([.J2];2)" office:value-type="float" office:value="9.07681559705083" calcext:value-type="float">
            <text:p>9.07681559705083</text:p>
          </table:table-cell>
          <table:table-cell table:formula="of:=LOG([.L2];2)" office:value-type="float" office:value="11.6013065261218" calcext:value-type="float">
            <text:p>11.60130652612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4.7789" calcext:value-type="float">
            <text:p>44.7789</text:p>
          </table:table-cell>
          <table:table-cell office:value-type="float" office:value="100" calcext:value-type="float">
            <text:p>100</text:p>
          </table:table-cell>
          <table:table-cell office:value-type="float" office:value="0.447789" calcext:value-type="float">
            <text:p>0.447789</text:p>
          </table:table-cell>
          <table:table-cell office:value-type="float" office:value="0.0279194" calcext:value-type="float">
            <text:p>0.0279194</text:p>
          </table:table-cell>
          <table:table-cell office:value-type="float" office:value="2.04608" calcext:value-type="float">
            <text:p>2.04608</text:p>
          </table:table-cell>
          <table:table-cell office:value-type="float" office:value="361772" calcext:value-type="float">
            <text:p>361772</text:p>
          </table:table-cell>
          <table:table-cell office:value-type="float" office:value="100" calcext:value-type="float">
            <text:p>100</text:p>
          </table:table-cell>
          <table:table-cell office:value-type="float" office:value="3617.72" calcext:value-type="float">
            <text:p>3617.72</text:p>
          </table:table-cell>
          <table:table-cell office:value-type="float" office:value="156" calcext:value-type="float">
            <text:p>156</text:p>
          </table:table-cell>
          <table:table-cell office:value-type="float" office:value="19968" calcext:value-type="float">
            <text:p>19968</text:p>
          </table:table-cell>
          <table:table-cell table:formula="of:=LOG([.J3];2)" office:value-type="float" office:value="11.8208650369431" calcext:value-type="float">
            <text:p>11.8208650369431</text:p>
          </table:table-cell>
          <table:table-cell table:formula="of:=LOG([.L3];2)" office:value-type="float" office:value="14.2854022188623" calcext:value-type="float">
            <text:p>14.28540221886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4.1368" calcext:value-type="float">
            <text:p>94.1368</text:p>
          </table:table-cell>
          <table:table-cell office:value-type="float" office:value="100" calcext:value-type="float">
            <text:p>100</text:p>
          </table:table-cell>
          <table:table-cell office:value-type="float" office:value="0.941368" calcext:value-type="float">
            <text:p>0.941368</text:p>
          </table:table-cell>
          <table:table-cell office:value-type="float" office:value="0.0871416" calcext:value-type="float">
            <text:p>0.0871416</text:p>
          </table:table-cell>
          <table:table-cell office:value-type="float" office:value="6.17431" calcext:value-type="float">
            <text:p>6.17431</text:p>
          </table:table-cell>
          <table:table-cell office:value-type="float" office:value="767644" calcext:value-type="float">
            <text:p>767644</text:p>
          </table:table-cell>
          <table:table-cell office:value-type="float" office:value="100" calcext:value-type="float">
            <text:p>100</text:p>
          </table:table-cell>
          <table:table-cell office:value-type="float" office:value="7676.44" calcext:value-type="float">
            <text:p>7676.44</text:p>
          </table:table-cell>
          <table:table-cell office:value-type="float" office:value="637" calcext:value-type="float">
            <text:p>637</text:p>
          </table:table-cell>
          <table:table-cell office:value-type="float" office:value="53343" calcext:value-type="float">
            <text:p>53343</text:p>
          </table:table-cell>
          <table:table-cell table:formula="of:=LOG([.J4];2)" office:value-type="float" office:value="12.9062216913003" calcext:value-type="float">
            <text:p>12.9062216913003</text:p>
          </table:table-cell>
          <table:table-cell table:formula="of:=LOG([.L4];2)" office:value-type="float" office:value="15.7030113436099" calcext:value-type="float">
            <text:p>15.70301134360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3.403" calcext:value-type="float">
            <text:p>143.403</text:p>
          </table:table-cell>
          <table:table-cell office:value-type="float" office:value="100" calcext:value-type="float">
            <text:p>100</text:p>
          </table:table-cell>
          <table:table-cell office:value-type="float" office:value="1.43403" calcext:value-type="float">
            <text:p>1.43403</text:p>
          </table:table-cell>
          <table:table-cell office:value-type="float" office:value="0.0963086" calcext:value-type="float">
            <text:p>0.0963086</text:p>
          </table:table-cell>
          <table:table-cell office:value-type="float" office:value="4.98885" calcext:value-type="float">
            <text:p>4.98885</text:p>
          </table:table-cell>
          <table:table-cell office:value-type="float" office:value="1292365" calcext:value-type="float">
            <text:p>1292365</text:p>
          </table:table-cell>
          <table:table-cell office:value-type="float" office:value="100" calcext:value-type="float">
            <text:p>100</text:p>
          </table:table-cell>
          <table:table-cell office:value-type="float" office:value="12923.6" calcext:value-type="float">
            <text:p>12923.6</text:p>
          </table:table-cell>
          <table:table-cell office:value-type="float" office:value="783" calcext:value-type="float">
            <text:p>783</text:p>
          </table:table-cell>
          <table:table-cell office:value-type="float" office:value="50389" calcext:value-type="float">
            <text:p>50389</text:p>
          </table:table-cell>
          <table:table-cell table:formula="of:=LOG([.J5];2)" office:value-type="float" office:value="13.6577203829173" calcext:value-type="float">
            <text:p>13.6577203829173</text:p>
          </table:table-cell>
          <table:table-cell table:formula="of:=LOG([.L5];2)" office:value-type="float" office:value="15.6208212049907" calcext:value-type="float">
            <text:p>15.62082120499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0.875" calcext:value-type="float">
            <text:p>120.875</text:p>
          </table:table-cell>
          <table:table-cell office:value-type="float" office:value="100" calcext:value-type="float">
            <text:p>100</text:p>
          </table:table-cell>
          <table:table-cell office:value-type="float" office:value="1.20875" calcext:value-type="float">
            <text:p>1.20875</text:p>
          </table:table-cell>
          <table:table-cell office:value-type="float" office:value="0.147623" calcext:value-type="float">
            <text:p>0.147623</text:p>
          </table:table-cell>
          <table:table-cell office:value-type="float" office:value="4.05698" calcext:value-type="float">
            <text:p>4.05698</text:p>
          </table:table-cell>
          <table:table-cell office:value-type="float" office:value="1212237" calcext:value-type="float">
            <text:p>1212237</text:p>
          </table:table-cell>
          <table:table-cell office:value-type="float" office:value="100" calcext:value-type="float">
            <text:p>100</text:p>
          </table:table-cell>
          <table:table-cell office:value-type="float" office:value="12122.4" calcext:value-type="float">
            <text:p>12122.4</text:p>
          </table:table-cell>
          <table:table-cell office:value-type="float" office:value="1551" calcext:value-type="float">
            <text:p>1551</text:p>
          </table:table-cell>
          <table:table-cell office:value-type="float" office:value="46859" calcext:value-type="float">
            <text:p>46859</text:p>
          </table:table-cell>
          <table:table-cell table:formula="of:=LOG([.J6];2)" office:value-type="float" office:value="13.565387732265" calcext:value-type="float">
            <text:p>13.565387732265</text:p>
          </table:table-cell>
          <table:table-cell table:formula="of:=LOG([.L6];2)" office:value-type="float" office:value="15.5160385460758" calcext:value-type="float">
            <text:p>15.51603854607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13.256" calcext:value-type="float">
            <text:p>113.256</text:p>
          </table:table-cell>
          <table:table-cell office:value-type="float" office:value="100" calcext:value-type="float">
            <text:p>100</text:p>
          </table:table-cell>
          <table:table-cell office:value-type="float" office:value="1.13256" calcext:value-type="float">
            <text:p>1.13256</text:p>
          </table:table-cell>
          <table:table-cell office:value-type="float" office:value="0.152464" calcext:value-type="float">
            <text:p>0.152464</text:p>
          </table:table-cell>
          <table:table-cell office:value-type="float" office:value="3.47973" calcext:value-type="float">
            <text:p>3.47973</text:p>
          </table:table-cell>
          <table:table-cell office:value-type="float" office:value="1324750" calcext:value-type="float">
            <text:p>1324750</text:p>
          </table:table-cell>
          <table:table-cell office:value-type="float" office:value="100" calcext:value-type="float">
            <text:p>100</text:p>
          </table:table-cell>
          <table:table-cell office:value-type="float" office:value="13247.5" calcext:value-type="float">
            <text:p>13247.5</text:p>
          </table:table-cell>
          <table:table-cell office:value-type="float" office:value="1593" calcext:value-type="float">
            <text:p>1593</text:p>
          </table:table-cell>
          <table:table-cell office:value-type="float" office:value="42005" calcext:value-type="float">
            <text:p>42005</text:p>
          </table:table-cell>
          <table:table-cell table:formula="of:=LOG([.J7];2)" office:value-type="float" office:value="13.6934325069307" calcext:value-type="float">
            <text:p>13.6934325069307</text:p>
          </table:table-cell>
          <table:table-cell table:formula="of:=LOG([.L7];2)" office:value-type="float" office:value="15.3582734466281" calcext:value-type="float">
            <text:p>15.35827344662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54.9134" calcext:value-type="float">
            <text:p>54.9134</text:p>
          </table:table-cell>
          <table:table-cell office:value-type="float" office:value="100" calcext:value-type="float">
            <text:p>100</text:p>
          </table:table-cell>
          <table:table-cell office:value-type="float" office:value="0.549134" calcext:value-type="float">
            <text:p>0.549134</text:p>
          </table:table-cell>
          <table:table-cell office:value-type="float" office:value="0.0256996" calcext:value-type="float">
            <text:p>0.0256996</text:p>
          </table:table-cell>
          <table:table-cell office:value-type="float" office:value="2.36997" calcext:value-type="float">
            <text:p>2.36997</text:p>
          </table:table-cell>
          <table:table-cell office:value-type="float" office:value="702515" calcext:value-type="float">
            <text:p>702515</text:p>
          </table:table-cell>
          <table:table-cell office:value-type="float" office:value="100" calcext:value-type="float">
            <text:p>100</text:p>
          </table:table-cell>
          <table:table-cell office:value-type="float" office:value="7025.15" calcext:value-type="float">
            <text:p>7025.15</text:p>
          </table:table-cell>
          <table:table-cell office:value-type="float" office:value="286" calcext:value-type="float">
            <text:p>286</text:p>
          </table:table-cell>
          <table:table-cell office:value-type="float" office:value="34608" calcext:value-type="float">
            <text:p>34608</text:p>
          </table:table-cell>
          <table:table-cell table:formula="of:=LOG([.J8];2)" office:value-type="float" office:value="12.7783133145431" calcext:value-type="float">
            <text:p>12.7783133145431</text:p>
          </table:table-cell>
          <table:table-cell table:formula="of:=LOG([.L8];2)" office:value-type="float" office:value="15.078817949962" calcext:value-type="float">
            <text:p>15.0788179499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1.2727" calcext:value-type="float">
            <text:p>21.2727</text:p>
          </table:table-cell>
          <table:table-cell office:value-type="float" office:value="100" calcext:value-type="float">
            <text:p>100</text:p>
          </table:table-cell>
          <table:table-cell office:value-type="float" office:value="0.212727" calcext:value-type="float">
            <text:p>0.212727</text:p>
          </table:table-cell>
          <table:table-cell office:value-type="float" office:value="0.0102286" calcext:value-type="float">
            <text:p>0.0102286</text:p>
          </table:table-cell>
          <table:table-cell office:value-type="float" office:value="1.03103" calcext:value-type="float">
            <text:p>1.03103</text:p>
          </table:table-cell>
          <table:table-cell office:value-type="float" office:value="310608" calcext:value-type="float">
            <text:p>310608</text:p>
          </table:table-cell>
          <table:table-cell office:value-type="float" office:value="100" calcext:value-type="float">
            <text:p>100</text:p>
          </table:table-cell>
          <table:table-cell office:value-type="float" office:value="3106.08" calcext:value-type="float">
            <text:p>3106.08</text:p>
          </table:table-cell>
          <table:table-cell office:value-type="float" office:value="122" calcext:value-type="float">
            <text:p>122</text:p>
          </table:table-cell>
          <table:table-cell office:value-type="float" office:value="16638" calcext:value-type="float">
            <text:p>16638</text:p>
          </table:table-cell>
          <table:table-cell table:formula="of:=LOG([.J9];2)" office:value-type="float" office:value="11.600879272828" calcext:value-type="float">
            <text:p>11.600879272828</text:p>
          </table:table-cell>
          <table:table-cell table:formula="of:=LOG([.L9];2)" office:value-type="float" office:value="14.0221944017606" calcext:value-type="float">
            <text:p>14.02219440176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.6747" calcext:value-type="float">
            <text:p>2.6747</text:p>
          </table:table-cell>
          <table:table-cell office:value-type="float" office:value="100" calcext:value-type="float">
            <text:p>100</text:p>
          </table:table-cell>
          <table:table-cell office:value-type="float" office:value="0.026747" calcext:value-type="float">
            <text:p>0.026747</text:p>
          </table:table-cell>
          <table:table-cell office:value-type="float" office:value="0.00138644" calcext:value-type="float">
            <text:p>0.00138644</text:p>
          </table:table-cell>
          <table:table-cell office:value-type="float" office:value="0.240102" calcext:value-type="float">
            <text:p>0.240102</text:p>
          </table:table-cell>
          <table:table-cell office:value-type="float" office:value="42587" calcext:value-type="float">
            <text:p>42587</text:p>
          </table:table-cell>
          <table:table-cell office:value-type="float" office:value="100" calcext:value-type="float">
            <text:p>100</text:p>
          </table:table-cell>
          <table:table-cell office:value-type="float" office:value="425.87" calcext:value-type="float">
            <text:p>425.87</text:p>
          </table:table-cell>
          <table:table-cell office:value-type="float" office:value="15" calcext:value-type="float">
            <text:p>15</text:p>
          </table:table-cell>
          <table:table-cell office:value-type="float" office:value="3786" calcext:value-type="float">
            <text:p>3786</text:p>
          </table:table-cell>
          <table:table-cell table:formula="of:=LOG([.J10];2)" office:value-type="float" office:value="8.73426929398646" calcext:value-type="float">
            <text:p>8.73426929398646</text:p>
          </table:table-cell>
          <table:table-cell table:formula="of:=LOG([.L10];2)" office:value-type="float" office:value="11.8864586957037" calcext:value-type="float">
            <text:p>11.8864586957037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.5185" calcext:value-type="float">
            <text:p>13.5185</text:p>
          </table:table-cell>
          <table:table-cell office:value-type="float" office:value="100" calcext:value-type="float">
            <text:p>100</text:p>
          </table:table-cell>
          <table:table-cell office:value-type="float" office:value="0.135185" calcext:value-type="float">
            <text:p>0.135185</text:p>
          </table:table-cell>
          <table:table-cell office:value-type="float" office:value="0.00726521" calcext:value-type="float">
            <text:p>0.00726521</text:p>
          </table:table-cell>
          <table:table-cell office:value-type="float" office:value="0.543871" calcext:value-type="float">
            <text:p>0.543871</text:p>
          </table:table-cell>
          <table:table-cell office:value-type="float" office:value="92579" calcext:value-type="float">
            <text:p>92579</text:p>
          </table:table-cell>
          <table:table-cell office:value-type="float" office:value="100" calcext:value-type="float">
            <text:p>100</text:p>
          </table:table-cell>
          <table:table-cell office:value-type="float" office:value="925.79" calcext:value-type="float">
            <text:p>925.79</text:p>
          </table:table-cell>
          <table:table-cell office:value-type="float" office:value="47" calcext:value-type="float">
            <text:p>47</text:p>
          </table:table-cell>
          <table:table-cell office:value-type="float" office:value="3960" calcext:value-type="float">
            <text:p>3960</text:p>
          </table:table-cell>
          <table:table-cell table:formula="of:=LOG([.J2];2)" office:value-type="float" office:value="9.85454116909461" calcext:value-type="float">
            <text:p>9.85454116909461</text:p>
          </table:table-cell>
          <table:table-cell table:formula="of:=LOG([.L2];2)" office:value-type="float" office:value="11.951284714967" calcext:value-type="float">
            <text:p>11.9512847149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7.0485" calcext:value-type="float">
            <text:p>87.0485</text:p>
          </table:table-cell>
          <table:table-cell office:value-type="float" office:value="100" calcext:value-type="float">
            <text:p>100</text:p>
          </table:table-cell>
          <table:table-cell office:value-type="float" office:value="0.870485" calcext:value-type="float">
            <text:p>0.870485</text:p>
          </table:table-cell>
          <table:table-cell office:value-type="float" office:value="0.046781" calcext:value-type="float">
            <text:p>0.046781</text:p>
          </table:table-cell>
          <table:table-cell office:value-type="float" office:value="4.93799" calcext:value-type="float">
            <text:p>4.93799</text:p>
          </table:table-cell>
          <table:table-cell office:value-type="float" office:value="650772" calcext:value-type="float">
            <text:p>650772</text:p>
          </table:table-cell>
          <table:table-cell office:value-type="float" office:value="100" calcext:value-type="float">
            <text:p>100</text:p>
          </table:table-cell>
          <table:table-cell office:value-type="float" office:value="6507.72" calcext:value-type="float">
            <text:p>6507.72</text:p>
          </table:table-cell>
          <table:table-cell office:value-type="float" office:value="309" calcext:value-type="float">
            <text:p>309</text:p>
          </table:table-cell>
          <table:table-cell office:value-type="float" office:value="37154" calcext:value-type="float">
            <text:p>37154</text:p>
          </table:table-cell>
          <table:table-cell table:formula="of:=LOG([.J3];2)" office:value-type="float" office:value="12.6679364638684" calcext:value-type="float">
            <text:p>12.6679364638684</text:p>
          </table:table-cell>
          <table:table-cell table:formula="of:=LOG([.L3];2)" office:value-type="float" office:value="15.1812299192369" calcext:value-type="float">
            <text:p>15.18122991923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6.83" calcext:value-type="float">
            <text:p>186.83</text:p>
          </table:table-cell>
          <table:table-cell office:value-type="float" office:value="100" calcext:value-type="float">
            <text:p>100</text:p>
          </table:table-cell>
          <table:table-cell office:value-type="float" office:value="1.8683" calcext:value-type="float">
            <text:p>1.8683</text:p>
          </table:table-cell>
          <table:table-cell office:value-type="float" office:value="0.227499" calcext:value-type="float">
            <text:p>0.227499</text:p>
          </table:table-cell>
          <table:table-cell office:value-type="float" office:value="12.6236" calcext:value-type="float">
            <text:p>12.6236</text:p>
          </table:table-cell>
          <table:table-cell office:value-type="float" office:value="1482418" calcext:value-type="float">
            <text:p>1482418</text:p>
          </table:table-cell>
          <table:table-cell office:value-type="float" office:value="100" calcext:value-type="float">
            <text:p>100</text:p>
          </table:table-cell>
          <table:table-cell office:value-type="float" office:value="14824.2" calcext:value-type="float">
            <text:p>14824.2</text:p>
          </table:table-cell>
          <table:table-cell office:value-type="float" office:value="1506" calcext:value-type="float">
            <text:p>1506</text:p>
          </table:table-cell>
          <table:table-cell office:value-type="float" office:value="97342" calcext:value-type="float">
            <text:p>97342</text:p>
          </table:table-cell>
          <table:table-cell table:formula="of:=LOG([.J4];2)" office:value-type="float" office:value="13.8556666302111" calcext:value-type="float">
            <text:p>13.8556666302111</text:p>
          </table:table-cell>
          <table:table-cell table:formula="of:=LOG([.L4];2)" office:value-type="float" office:value="16.5707747962497" calcext:value-type="float">
            <text:p>16.5707747962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33.504" calcext:value-type="float">
            <text:p>233.504</text:p>
          </table:table-cell>
          <table:table-cell office:value-type="float" office:value="100" calcext:value-type="float">
            <text:p>100</text:p>
          </table:table-cell>
          <table:table-cell office:value-type="float" office:value="2.33504" calcext:value-type="float">
            <text:p>2.33504</text:p>
          </table:table-cell>
          <table:table-cell office:value-type="float" office:value="0.393751" calcext:value-type="float">
            <text:p>0.393751</text:p>
          </table:table-cell>
          <table:table-cell office:value-type="float" office:value="10.178" calcext:value-type="float">
            <text:p>10.178</text:p>
          </table:table-cell>
          <table:table-cell office:value-type="float" office:value="2057373" calcext:value-type="float">
            <text:p>2057373</text:p>
          </table:table-cell>
          <table:table-cell office:value-type="float" office:value="100" calcext:value-type="float">
            <text:p>100</text:p>
          </table:table-cell>
          <table:table-cell office:value-type="float" office:value="20573.7" calcext:value-type="float">
            <text:p>20573.7</text:p>
          </table:table-cell>
          <table:table-cell office:value-type="float" office:value="2696" calcext:value-type="float">
            <text:p>2696</text:p>
          </table:table-cell>
          <table:table-cell office:value-type="float" office:value="98239" calcext:value-type="float">
            <text:p>98239</text:p>
          </table:table-cell>
          <table:table-cell table:formula="of:=LOG([.J5];2)" office:value-type="float" office:value="14.3285136528303" calcext:value-type="float">
            <text:p>14.3285136528303</text:p>
          </table:table-cell>
          <table:table-cell table:formula="of:=LOG([.L5];2)" office:value-type="float" office:value="16.5840082547691" calcext:value-type="float">
            <text:p>16.58400825476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53.146" calcext:value-type="float">
            <text:p>253.146</text:p>
          </table:table-cell>
          <table:table-cell office:value-type="float" office:value="100" calcext:value-type="float">
            <text:p>100</text:p>
          </table:table-cell>
          <table:table-cell office:value-type="float" office:value="2.53146" calcext:value-type="float">
            <text:p>2.53146</text:p>
          </table:table-cell>
          <table:table-cell office:value-type="float" office:value="0.274036" calcext:value-type="float">
            <text:p>0.274036</text:p>
          </table:table-cell>
          <table:table-cell office:value-type="float" office:value="7.74388" calcext:value-type="float">
            <text:p>7.74388</text:p>
          </table:table-cell>
          <table:table-cell office:value-type="float" office:value="2412161" calcext:value-type="float">
            <text:p>2412161</text:p>
          </table:table-cell>
          <table:table-cell office:value-type="float" office:value="100" calcext:value-type="float">
            <text:p>100</text:p>
          </table:table-cell>
          <table:table-cell office:value-type="float" office:value="24121.6" calcext:value-type="float">
            <text:p>24121.6</text:p>
          </table:table-cell>
          <table:table-cell office:value-type="float" office:value="2839" calcext:value-type="float">
            <text:p>2839</text:p>
          </table:table-cell>
          <table:table-cell office:value-type="float" office:value="76553" calcext:value-type="float">
            <text:p>76553</text:p>
          </table:table-cell>
          <table:table-cell table:formula="of:=LOG([.J6];2)" office:value-type="float" office:value="14.558037984777" calcext:value-type="float">
            <text:p>14.558037984777</text:p>
          </table:table-cell>
          <table:table-cell table:formula="of:=LOG([.L6];2)" office:value-type="float" office:value="16.224171295489" calcext:value-type="float">
            <text:p>16.224171295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11.864" calcext:value-type="float">
            <text:p>211.864</text:p>
          </table:table-cell>
          <table:table-cell office:value-type="float" office:value="100" calcext:value-type="float">
            <text:p>100</text:p>
          </table:table-cell>
          <table:table-cell office:value-type="float" office:value="2.11864" calcext:value-type="float">
            <text:p>2.11864</text:p>
          </table:table-cell>
          <table:table-cell office:value-type="float" office:value="0.322161" calcext:value-type="float">
            <text:p>0.322161</text:p>
          </table:table-cell>
          <table:table-cell office:value-type="float" office:value="10.7082" calcext:value-type="float">
            <text:p>10.7082</text:p>
          </table:table-cell>
          <table:table-cell office:value-type="float" office:value="2241825" calcext:value-type="float">
            <text:p>2241825</text:p>
          </table:table-cell>
          <table:table-cell office:value-type="float" office:value="100" calcext:value-type="float">
            <text:p>100</text:p>
          </table:table-cell>
          <table:table-cell office:value-type="float" office:value="22418.2" calcext:value-type="float">
            <text:p>22418.2</text:p>
          </table:table-cell>
          <table:table-cell office:value-type="float" office:value="3493" calcext:value-type="float">
            <text:p>3493</text:p>
          </table:table-cell>
          <table:table-cell office:value-type="float" office:value="120814" calcext:value-type="float">
            <text:p>120814</text:p>
          </table:table-cell>
          <table:table-cell table:formula="of:=LOG([.J7];2)" office:value-type="float" office:value="14.4523828256088" calcext:value-type="float">
            <text:p>14.4523828256088</text:p>
          </table:table-cell>
          <table:table-cell table:formula="of:=LOG([.L7];2)" office:value-type="float" office:value="16.8824281191682" calcext:value-type="float">
            <text:p>16.8824281191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12.269" calcext:value-type="float">
            <text:p>112.269</text:p>
          </table:table-cell>
          <table:table-cell office:value-type="float" office:value="100" calcext:value-type="float">
            <text:p>100</text:p>
          </table:table-cell>
          <table:table-cell office:value-type="float" office:value="1.12269" calcext:value-type="float">
            <text:p>1.12269</text:p>
          </table:table-cell>
          <table:table-cell office:value-type="float" office:value="0.0856651" calcext:value-type="float">
            <text:p>0.0856651</text:p>
          </table:table-cell>
          <table:table-cell office:value-type="float" office:value="4.11646" calcext:value-type="float">
            <text:p>4.11646</text:p>
          </table:table-cell>
          <table:table-cell office:value-type="float" office:value="1349309" calcext:value-type="float">
            <text:p>1349309</text:p>
          </table:table-cell>
          <table:table-cell office:value-type="float" office:value="100" calcext:value-type="float">
            <text:p>100</text:p>
          </table:table-cell>
          <table:table-cell office:value-type="float" office:value="13493.1" calcext:value-type="float">
            <text:p>13493.1</text:p>
          </table:table-cell>
          <table:table-cell office:value-type="float" office:value="976" calcext:value-type="float">
            <text:p>976</text:p>
          </table:table-cell>
          <table:table-cell office:value-type="float" office:value="47929" calcext:value-type="float">
            <text:p>47929</text:p>
          </table:table-cell>
          <table:table-cell table:formula="of:=LOG([.J8];2)" office:value-type="float" office:value="13.7199342208551" calcext:value-type="float">
            <text:p>13.7199342208551</text:p>
          </table:table-cell>
          <table:table-cell table:formula="of:=LOG([.L8];2)" office:value-type="float" office:value="15.5486112191497" calcext:value-type="float">
            <text:p>15.5486112191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5.6605" calcext:value-type="float">
            <text:p>35.6605</text:p>
          </table:table-cell>
          <table:table-cell office:value-type="float" office:value="100" calcext:value-type="float">
            <text:p>100</text:p>
          </table:table-cell>
          <table:table-cell office:value-type="float" office:value="0.356605" calcext:value-type="float">
            <text:p>0.356605</text:p>
          </table:table-cell>
          <table:table-cell office:value-type="float" office:value="0.0238482" calcext:value-type="float">
            <text:p>0.0238482</text:p>
          </table:table-cell>
          <table:table-cell office:value-type="float" office:value="1.78385" calcext:value-type="float">
            <text:p>1.78385</text:p>
          </table:table-cell>
          <table:table-cell office:value-type="float" office:value="489816" calcext:value-type="float">
            <text:p>489816</text:p>
          </table:table-cell>
          <table:table-cell office:value-type="float" office:value="100" calcext:value-type="float">
            <text:p>100</text:p>
          </table:table-cell>
          <table:table-cell office:value-type="float" office:value="4898.16" calcext:value-type="float">
            <text:p>4898.16</text:p>
          </table:table-cell>
          <table:table-cell office:value-type="float" office:value="268" calcext:value-type="float">
            <text:p>268</text:p>
          </table:table-cell>
          <table:table-cell office:value-type="float" office:value="24817" calcext:value-type="float">
            <text:p>24817</text:p>
          </table:table-cell>
          <table:table-cell table:formula="of:=LOG([.J9];2)" office:value-type="float" office:value="12.2580241854395" calcext:value-type="float">
            <text:p>12.2580241854395</text:p>
          </table:table-cell>
          <table:table-cell table:formula="of:=LOG([.L9];2)" office:value-type="float" office:value="14.599041105545" calcext:value-type="float">
            <text:p>14.5990411055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4.09501" calcext:value-type="float">
            <text:p>4.09501</text:p>
          </table:table-cell>
          <table:table-cell office:value-type="float" office:value="100" calcext:value-type="float">
            <text:p>100</text:p>
          </table:table-cell>
          <table:table-cell office:value-type="float" office:value="0.0409501" calcext:value-type="float">
            <text:p>0.0409501</text:p>
          </table:table-cell>
          <table:table-cell office:value-type="float" office:value="0.00292313" calcext:value-type="float">
            <text:p>0.00292313</text:p>
          </table:table-cell>
          <table:table-cell office:value-type="float" office:value="0.235413" calcext:value-type="float">
            <text:p>0.235413</text:p>
          </table:table-cell>
          <table:table-cell office:value-type="float" office:value="60162" calcext:value-type="float">
            <text:p>60162</text:p>
          </table:table-cell>
          <table:table-cell office:value-type="float" office:value="100" calcext:value-type="float">
            <text:p>100</text:p>
          </table:table-cell>
          <table:table-cell office:value-type="float" office:value="601.62" calcext:value-type="float">
            <text:p>601.62</text:p>
          </table:table-cell>
          <table:table-cell office:value-type="float" office:value="30" calcext:value-type="float">
            <text:p>30</text:p>
          </table:table-cell>
          <table:table-cell office:value-type="float" office:value="3735" calcext:value-type="float">
            <text:p>3735</text:p>
          </table:table-cell>
          <table:table-cell table:formula="of:=LOG([.J10];2)" office:value-type="float" office:value="9.23270871792925" calcext:value-type="float">
            <text:p>9.23270871792925</text:p>
          </table:table-cell>
          <table:table-cell table:formula="of:=LOG([.L10];2)" office:value-type="float" office:value="11.8668925276766" calcext:value-type="float">
            <text:p>11.8668925276766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.2375" calcext:value-type="float">
            <text:p>18.2375</text:p>
          </table:table-cell>
          <table:table-cell office:value-type="float" office:value="100" calcext:value-type="float">
            <text:p>100</text:p>
          </table:table-cell>
          <table:table-cell office:value-type="float" office:value="0.182375" calcext:value-type="float">
            <text:p>0.182375</text:p>
          </table:table-cell>
          <table:table-cell office:value-type="float" office:value="0.0154694" calcext:value-type="float">
            <text:p>0.0154694</text:p>
          </table:table-cell>
          <table:table-cell office:value-type="float" office:value="0.772606" calcext:value-type="float">
            <text:p>0.772606</text:p>
          </table:table-cell>
          <table:table-cell office:value-type="float" office:value="111458" calcext:value-type="float">
            <text:p>111458</text:p>
          </table:table-cell>
          <table:table-cell office:value-type="float" office:value="100" calcext:value-type="float">
            <text:p>100</text:p>
          </table:table-cell>
          <table:table-cell office:value-type="float" office:value="1114.58" calcext:value-type="float">
            <text:p>1114.58</text:p>
          </table:table-cell>
          <table:table-cell office:value-type="float" office:value="90" calcext:value-type="float">
            <text:p>90</text:p>
          </table:table-cell>
          <table:table-cell office:value-type="float" office:value="4551" calcext:value-type="float">
            <text:p>4551</text:p>
          </table:table-cell>
          <table:table-cell table:formula="of:=LOG([.J2];2)" office:value-type="float" office:value="10.1222844557336" calcext:value-type="float">
            <text:p>10.1222844557336</text:p>
          </table:table-cell>
          <table:table-cell table:formula="of:=LOG([.L2];2)" office:value-type="float" office:value="12.1519678709682" calcext:value-type="float">
            <text:p>12.15196787096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0.829" calcext:value-type="float">
            <text:p>150.829</text:p>
          </table:table-cell>
          <table:table-cell office:value-type="float" office:value="100" calcext:value-type="float">
            <text:p>100</text:p>
          </table:table-cell>
          <table:table-cell office:value-type="float" office:value="1.50829" calcext:value-type="float">
            <text:p>1.50829</text:p>
          </table:table-cell>
          <table:table-cell office:value-type="float" office:value="0.245973" calcext:value-type="float">
            <text:p>0.245973</text:p>
          </table:table-cell>
          <table:table-cell office:value-type="float" office:value="5.51127" calcext:value-type="float">
            <text:p>5.51127</text:p>
          </table:table-cell>
          <table:table-cell office:value-type="float" office:value="1025027" calcext:value-type="float">
            <text:p>1025027</text:p>
          </table:table-cell>
          <table:table-cell office:value-type="float" office:value="100" calcext:value-type="float">
            <text:p>100</text:p>
          </table:table-cell>
          <table:table-cell office:value-type="float" office:value="10250.3" calcext:value-type="float">
            <text:p>10250.3</text:p>
          </table:table-cell>
          <table:table-cell office:value-type="float" office:value="1015" calcext:value-type="float">
            <text:p>1015</text:p>
          </table:table-cell>
          <table:table-cell office:value-type="float" office:value="41059" calcext:value-type="float">
            <text:p>41059</text:p>
          </table:table-cell>
          <table:table-cell table:formula="of:=LOG([.J3];2)" office:value-type="float" office:value="13.323378513883" calcext:value-type="float">
            <text:p>13.323378513883</text:p>
          </table:table-cell>
          <table:table-cell table:formula="of:=LOG([.L3];2)" office:value-type="float" office:value="15.3254108703031" calcext:value-type="float">
            <text:p>15.32541087030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6.399" calcext:value-type="float">
            <text:p>366.399</text:p>
          </table:table-cell>
          <table:table-cell office:value-type="float" office:value="100" calcext:value-type="float">
            <text:p>100</text:p>
          </table:table-cell>
          <table:table-cell office:value-type="float" office:value="3.66399" calcext:value-type="float">
            <text:p>3.66399</text:p>
          </table:table-cell>
          <table:table-cell office:value-type="float" office:value="0.411308" calcext:value-type="float">
            <text:p>0.411308</text:p>
          </table:table-cell>
          <table:table-cell office:value-type="float" office:value="14.0624" calcext:value-type="float">
            <text:p>14.0624</text:p>
          </table:table-cell>
          <table:table-cell office:value-type="float" office:value="2690741" calcext:value-type="float">
            <text:p>2690741</text:p>
          </table:table-cell>
          <table:table-cell office:value-type="float" office:value="100" calcext:value-type="float">
            <text:p>100</text:p>
          </table:table-cell>
          <table:table-cell office:value-type="float" office:value="26907.4" calcext:value-type="float">
            <text:p>26907.4</text:p>
          </table:table-cell>
          <table:table-cell office:value-type="float" office:value="2265" calcext:value-type="float">
            <text:p>2265</text:p>
          </table:table-cell>
          <table:table-cell office:value-type="float" office:value="108525" calcext:value-type="float">
            <text:p>108525</text:p>
          </table:table-cell>
          <table:table-cell table:formula="of:=LOG([.J4];2)" office:value-type="float" office:value="14.7157153729683" calcext:value-type="float">
            <text:p>14.7157153729683</text:p>
          </table:table-cell>
          <table:table-cell table:formula="of:=LOG([.L4];2)" office:value-type="float" office:value="16.7276678970276" calcext:value-type="float">
            <text:p>16.72766789702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42.298" calcext:value-type="float">
            <text:p>442.298</text:p>
          </table:table-cell>
          <table:table-cell office:value-type="float" office:value="100" calcext:value-type="float">
            <text:p>100</text:p>
          </table:table-cell>
          <table:table-cell office:value-type="float" office:value="4.42298" calcext:value-type="float">
            <text:p>4.42298</text:p>
          </table:table-cell>
          <table:table-cell office:value-type="float" office:value="0.293607" calcext:value-type="float">
            <text:p>0.293607</text:p>
          </table:table-cell>
          <table:table-cell office:value-type="float" office:value="14.5849" calcext:value-type="float">
            <text:p>14.5849</text:p>
          </table:table-cell>
          <table:table-cell office:value-type="float" office:value="3518829" calcext:value-type="float">
            <text:p>3518829</text:p>
          </table:table-cell>
          <table:table-cell office:value-type="float" office:value="100" calcext:value-type="float">
            <text:p>100</text:p>
          </table:table-cell>
          <table:table-cell office:value-type="float" office:value="35188.3" calcext:value-type="float">
            <text:p>35188.3</text:p>
          </table:table-cell>
          <table:table-cell office:value-type="float" office:value="2958" calcext:value-type="float">
            <text:p>2958</text:p>
          </table:table-cell>
          <table:table-cell office:value-type="float" office:value="110855" calcext:value-type="float">
            <text:p>110855</text:p>
          </table:table-cell>
          <table:table-cell table:formula="of:=LOG([.J5];2)" office:value-type="float" office:value="15.1028081965409" calcext:value-type="float">
            <text:p>15.1028081965409</text:p>
          </table:table-cell>
          <table:table-cell table:formula="of:=LOG([.L5];2)" office:value-type="float" office:value="16.7583143173757" calcext:value-type="float">
            <text:p>16.75831431737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94.416" calcext:value-type="float">
            <text:p>494.416</text:p>
          </table:table-cell>
          <table:table-cell office:value-type="float" office:value="100" calcext:value-type="float">
            <text:p>100</text:p>
          </table:table-cell>
          <table:table-cell office:value-type="float" office:value="4.94416" calcext:value-type="float">
            <text:p>4.94416</text:p>
          </table:table-cell>
          <table:table-cell office:value-type="float" office:value="0.917549" calcext:value-type="float">
            <text:p>0.917549</text:p>
          </table:table-cell>
          <table:table-cell office:value-type="float" office:value="16.8127" calcext:value-type="float">
            <text:p>16.8127</text:p>
          </table:table-cell>
          <table:table-cell office:value-type="float" office:value="4498644" calcext:value-type="float">
            <text:p>4498644</text:p>
          </table:table-cell>
          <table:table-cell office:value-type="float" office:value="100" calcext:value-type="float">
            <text:p>100</text:p>
          </table:table-cell>
          <table:table-cell office:value-type="float" office:value="44986.4" calcext:value-type="float">
            <text:p>44986.4</text:p>
          </table:table-cell>
          <table:table-cell office:value-type="float" office:value="8366" calcext:value-type="float">
            <text:p>8366</text:p>
          </table:table-cell>
          <table:table-cell office:value-type="float" office:value="186815" calcext:value-type="float">
            <text:p>186815</text:p>
          </table:table-cell>
          <table:table-cell table:formula="of:=LOG([.J6];2)" office:value-type="float" office:value="15.4572013005906" calcext:value-type="float">
            <text:p>15.4572013005906</text:p>
          </table:table-cell>
          <table:table-cell table:formula="of:=LOG([.L6];2)" office:value-type="float" office:value="17.5112507729362" calcext:value-type="float">
            <text:p>17.51125077293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91.509" calcext:value-type="float">
            <text:p>391.509</text:p>
          </table:table-cell>
          <table:table-cell office:value-type="float" office:value="100" calcext:value-type="float">
            <text:p>100</text:p>
          </table:table-cell>
          <table:table-cell office:value-type="float" office:value="3.91509" calcext:value-type="float">
            <text:p>3.91509</text:p>
          </table:table-cell>
          <table:table-cell office:value-type="float" office:value="0.291044" calcext:value-type="float">
            <text:p>0.291044</text:p>
          </table:table-cell>
          <table:table-cell office:value-type="float" office:value="12.3149" calcext:value-type="float">
            <text:p>12.3149</text:p>
          </table:table-cell>
          <table:table-cell office:value-type="float" office:value="3973673" calcext:value-type="float">
            <text:p>3973673</text:p>
          </table:table-cell>
          <table:table-cell office:value-type="float" office:value="100" calcext:value-type="float">
            <text:p>100</text:p>
          </table:table-cell>
          <table:table-cell office:value-type="float" office:value="39736.7" calcext:value-type="float">
            <text:p>39736.7</text:p>
          </table:table-cell>
          <table:table-cell office:value-type="float" office:value="3568" calcext:value-type="float">
            <text:p>3568</text:p>
          </table:table-cell>
          <table:table-cell office:value-type="float" office:value="130817" calcext:value-type="float">
            <text:p>130817</text:p>
          </table:table-cell>
          <table:table-cell table:formula="of:=LOG([.J7];2)" office:value-type="float" office:value="15.2781844461149" calcext:value-type="float">
            <text:p>15.2781844461149</text:p>
          </table:table-cell>
          <table:table-cell table:formula="of:=LOG([.L7];2)" office:value-type="float" office:value="16.997190509325" calcext:value-type="float">
            <text:p>16.9971905093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7.584" calcext:value-type="float">
            <text:p>197.584</text:p>
          </table:table-cell>
          <table:table-cell office:value-type="float" office:value="100" calcext:value-type="float">
            <text:p>100</text:p>
          </table:table-cell>
          <table:table-cell office:value-type="float" office:value="1.97584" calcext:value-type="float">
            <text:p>1.97584</text:p>
          </table:table-cell>
          <table:table-cell office:value-type="float" office:value="0.177098" calcext:value-type="float">
            <text:p>0.177098</text:p>
          </table:table-cell>
          <table:table-cell office:value-type="float" office:value="9.40115" calcext:value-type="float">
            <text:p>9.40115</text:p>
          </table:table-cell>
          <table:table-cell office:value-type="float" office:value="2305824" calcext:value-type="float">
            <text:p>2305824</text:p>
          </table:table-cell>
          <table:table-cell office:value-type="float" office:value="100" calcext:value-type="float">
            <text:p>100</text:p>
          </table:table-cell>
          <table:table-cell office:value-type="float" office:value="23058.2" calcext:value-type="float">
            <text:p>23058.2</text:p>
          </table:table-cell>
          <table:table-cell office:value-type="float" office:value="1601" calcext:value-type="float">
            <text:p>1601</text:p>
          </table:table-cell>
          <table:table-cell office:value-type="float" office:value="120101" calcext:value-type="float">
            <text:p>120101</text:p>
          </table:table-cell>
          <table:table-cell table:formula="of:=LOG([.J8];2)" office:value-type="float" office:value="14.4929922753479" calcext:value-type="float">
            <text:p>14.4929922753479</text:p>
          </table:table-cell>
          <table:table-cell table:formula="of:=LOG([.L8];2)" office:value-type="float" office:value="16.8738886378787" calcext:value-type="float">
            <text:p>16.87388863787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7.3572" calcext:value-type="float">
            <text:p>57.3572</text:p>
          </table:table-cell>
          <table:table-cell office:value-type="float" office:value="100" calcext:value-type="float">
            <text:p>100</text:p>
          </table:table-cell>
          <table:table-cell office:value-type="float" office:value="0.573572" calcext:value-type="float">
            <text:p>0.573572</text:p>
          </table:table-cell>
          <table:table-cell office:value-type="float" office:value="0.045286" calcext:value-type="float">
            <text:p>0.045286</text:p>
          </table:table-cell>
          <table:table-cell office:value-type="float" office:value="2.29379" calcext:value-type="float">
            <text:p>2.29379</text:p>
          </table:table-cell>
          <table:table-cell office:value-type="float" office:value="781103" calcext:value-type="float">
            <text:p>781103</text:p>
          </table:table-cell>
          <table:table-cell office:value-type="float" office:value="100" calcext:value-type="float">
            <text:p>100</text:p>
          </table:table-cell>
          <table:table-cell office:value-type="float" office:value="7811.03" calcext:value-type="float">
            <text:p>7811.03</text:p>
          </table:table-cell>
          <table:table-cell office:value-type="float" office:value="593" calcext:value-type="float">
            <text:p>593</text:p>
          </table:table-cell>
          <table:table-cell office:value-type="float" office:value="28276" calcext:value-type="float">
            <text:p>28276</text:p>
          </table:table-cell>
          <table:table-cell table:formula="of:=LOG([.J9];2)" office:value-type="float" office:value="12.9312970862834" calcext:value-type="float">
            <text:p>12.9312970862834</text:p>
          </table:table-cell>
          <table:table-cell table:formula="of:=LOG([.L9];2)" office:value-type="float" office:value="14.7872904265596" calcext:value-type="float">
            <text:p>14.78729042655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.00579" calcext:value-type="float">
            <text:p>5.00579</text:p>
          </table:table-cell>
          <table:table-cell office:value-type="float" office:value="100" calcext:value-type="float">
            <text:p>100</text:p>
          </table:table-cell>
          <table:table-cell office:value-type="float" office:value="0.0500579" calcext:value-type="float">
            <text:p>0.0500579</text:p>
          </table:table-cell>
          <table:table-cell office:value-type="float" office:value="0.00165763" calcext:value-type="float">
            <text:p>0.00165763</text:p>
          </table:table-cell>
          <table:table-cell office:value-type="float" office:value="0.263941" calcext:value-type="float">
            <text:p>0.263941</text:p>
          </table:table-cell>
          <table:table-cell office:value-type="float" office:value="70106" calcext:value-type="float">
            <text:p>70106</text:p>
          </table:table-cell>
          <table:table-cell office:value-type="float" office:value="100" calcext:value-type="float">
            <text:p>100</text:p>
          </table:table-cell>
          <table:table-cell office:value-type="float" office:value="701.06" calcext:value-type="float">
            <text:p>701.06</text:p>
          </table:table-cell>
          <table:table-cell office:value-type="float" office:value="14" calcext:value-type="float">
            <text:p>14</text:p>
          </table:table-cell>
          <table:table-cell office:value-type="float" office:value="4204" calcext:value-type="float">
            <text:p>4204</text:p>
          </table:table-cell>
          <table:table-cell table:formula="of:=LOG([.J10];2)" office:value-type="float" office:value="9.45339411189674" calcext:value-type="float">
            <text:p>9.45339411189674</text:p>
          </table:table-cell>
          <table:table-cell table:formula="of:=LOG([.L10];2)" office:value-type="float" office:value="12.0375469539622" calcext:value-type="float">
            <text:p>12.0375469539622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5.3582" calcext:value-type="float">
            <text:p>35.3582</text:p>
          </table:table-cell>
          <table:table-cell office:value-type="float" office:value="100" calcext:value-type="float">
            <text:p>100</text:p>
          </table:table-cell>
          <table:table-cell office:value-type="float" office:value="0.353582" calcext:value-type="float">
            <text:p>0.353582</text:p>
          </table:table-cell>
          <table:table-cell office:value-type="float" office:value="0.0253352" calcext:value-type="float">
            <text:p>0.0253352</text:p>
          </table:table-cell>
          <table:table-cell office:value-type="float" office:value="1.49354" calcext:value-type="float">
            <text:p>1.49354</text:p>
          </table:table-cell>
          <table:table-cell office:value-type="float" office:value="203296" calcext:value-type="float">
            <text:p>203296</text:p>
          </table:table-cell>
          <table:table-cell office:value-type="float" office:value="100" calcext:value-type="float">
            <text:p>100</text:p>
          </table:table-cell>
          <table:table-cell office:value-type="float" office:value="2032.96" calcext:value-type="float">
            <text:p>2032.96</text:p>
          </table:table-cell>
          <table:table-cell office:value-type="float" office:value="139" calcext:value-type="float">
            <text:p>139</text:p>
          </table:table-cell>
          <table:table-cell office:value-type="float" office:value="10148" calcext:value-type="float">
            <text:p>10148</text:p>
          </table:table-cell>
          <table:table-cell table:formula="of:=LOG([.J2];2)" office:value-type="float" office:value="10.9893661140261" calcext:value-type="float">
            <text:p>10.9893661140261</text:p>
          </table:table-cell>
          <table:table-cell table:formula="of:=LOG([.L2];2)" office:value-type="float" office:value="13.3089078040639" calcext:value-type="float">
            <text:p>13.30890780406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41.062" calcext:value-type="float">
            <text:p>241.062</text:p>
          </table:table-cell>
          <table:table-cell office:value-type="float" office:value="100" calcext:value-type="float">
            <text:p>100</text:p>
          </table:table-cell>
          <table:table-cell office:value-type="float" office:value="2.41062" calcext:value-type="float">
            <text:p>2.41062</text:p>
          </table:table-cell>
          <table:table-cell office:value-type="float" office:value="0.0981396" calcext:value-type="float">
            <text:p>0.0981396</text:p>
          </table:table-cell>
          <table:table-cell office:value-type="float" office:value="7.28323" calcext:value-type="float">
            <text:p>7.28323</text:p>
          </table:table-cell>
          <table:table-cell office:value-type="float" office:value="1568622" calcext:value-type="float">
            <text:p>1568622</text:p>
          </table:table-cell>
          <table:table-cell office:value-type="float" office:value="100" calcext:value-type="float">
            <text:p>100</text:p>
          </table:table-cell>
          <table:table-cell office:value-type="float" office:value="15686.2" calcext:value-type="float">
            <text:p>15686.2</text:p>
          </table:table-cell>
          <table:table-cell office:value-type="float" office:value="356" calcext:value-type="float">
            <text:p>356</text:p>
          </table:table-cell>
          <table:table-cell office:value-type="float" office:value="44974" calcext:value-type="float">
            <text:p>44974</text:p>
          </table:table-cell>
          <table:table-cell table:formula="of:=LOG([.J3];2)" office:value-type="float" office:value="13.9372082796476" calcext:value-type="float">
            <text:p>13.9372082796476</text:p>
          </table:table-cell>
          <table:table-cell table:formula="of:=LOG([.L3];2)" office:value-type="float" office:value="15.4568035829588" calcext:value-type="float">
            <text:p>15.45680358295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38.514" calcext:value-type="float">
            <text:p>738.514</text:p>
          </table:table-cell>
          <table:table-cell office:value-type="float" office:value="100" calcext:value-type="float">
            <text:p>100</text:p>
          </table:table-cell>
          <table:table-cell office:value-type="float" office:value="7.38514" calcext:value-type="float">
            <text:p>7.38514</text:p>
          </table:table-cell>
          <table:table-cell office:value-type="float" office:value="0.423297" calcext:value-type="float">
            <text:p>0.423297</text:p>
          </table:table-cell>
          <table:table-cell office:value-type="float" office:value="37.2176" calcext:value-type="float">
            <text:p>37.2176</text:p>
          </table:table-cell>
          <table:table-cell office:value-type="float" office:value="5207340" calcext:value-type="float">
            <text:p>5207340</text:p>
          </table:table-cell>
          <table:table-cell office:value-type="float" office:value="100" calcext:value-type="float">
            <text:p>100</text:p>
          </table:table-cell>
          <table:table-cell office:value-type="float" office:value="52073.4" calcext:value-type="float">
            <text:p>52073.4</text:p>
          </table:table-cell>
          <table:table-cell office:value-type="float" office:value="2555" calcext:value-type="float">
            <text:p>2555</text:p>
          </table:table-cell>
          <table:table-cell office:value-type="float" office:value="236145" calcext:value-type="float">
            <text:p>236145</text:p>
          </table:table-cell>
          <table:table-cell table:formula="of:=LOG([.J4];2)" office:value-type="float" office:value="15.6682589864505" calcext:value-type="float">
            <text:p>15.6682589864505</text:p>
          </table:table-cell>
          <table:table-cell table:formula="of:=LOG([.L4];2)" office:value-type="float" office:value="17.8493134634439" calcext:value-type="float">
            <text:p>17.84931346344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864.777" calcext:value-type="float">
            <text:p>864.777</text:p>
          </table:table-cell>
          <table:table-cell office:value-type="float" office:value="100" calcext:value-type="float">
            <text:p>100</text:p>
          </table:table-cell>
          <table:table-cell office:value-type="float" office:value="8.64777" calcext:value-type="float">
            <text:p>8.64777</text:p>
          </table:table-cell>
          <table:table-cell office:value-type="float" office:value="1.47693" calcext:value-type="float">
            <text:p>1.47693</text:p>
          </table:table-cell>
          <table:table-cell office:value-type="float" office:value="23.3458" calcext:value-type="float">
            <text:p>23.3458</text:p>
          </table:table-cell>
          <table:table-cell office:value-type="float" office:value="6691542" calcext:value-type="float">
            <text:p>6691542</text:p>
          </table:table-cell>
          <table:table-cell office:value-type="float" office:value="100" calcext:value-type="float">
            <text:p>100</text:p>
          </table:table-cell>
          <table:table-cell office:value-type="float" office:value="66915.4" calcext:value-type="float">
            <text:p>66915.4</text:p>
          </table:table-cell>
          <table:table-cell office:value-type="float" office:value="10376" calcext:value-type="float">
            <text:p>10376</text:p>
          </table:table-cell>
          <table:table-cell office:value-type="float" office:value="189528" calcext:value-type="float">
            <text:p>189528</text:p>
          </table:table-cell>
          <table:table-cell table:formula="of:=LOG([.J5];2)" office:value-type="float" office:value="16.030050652402" calcext:value-type="float">
            <text:p>16.030050652402</text:p>
          </table:table-cell>
          <table:table-cell table:formula="of:=LOG([.L5];2)" office:value-type="float" office:value="17.5320514757465" calcext:value-type="float">
            <text:p>17.53205147574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000.52" calcext:value-type="float">
            <text:p>1000.52</text:p>
          </table:table-cell>
          <table:table-cell office:value-type="float" office:value="100" calcext:value-type="float">
            <text:p>100</text:p>
          </table:table-cell>
          <table:table-cell office:value-type="float" office:value="10.0052" calcext:value-type="float">
            <text:p>10.0052</text:p>
          </table:table-cell>
          <table:table-cell office:value-type="float" office:value="0.561717" calcext:value-type="float">
            <text:p>0.561717</text:p>
          </table:table-cell>
          <table:table-cell office:value-type="float" office:value="50.2351" calcext:value-type="float">
            <text:p>50.2351</text:p>
          </table:table-cell>
          <table:table-cell office:value-type="float" office:value="8841597" calcext:value-type="float">
            <text:p>8841597</text:p>
          </table:table-cell>
          <table:table-cell office:value-type="float" office:value="100" calcext:value-type="float">
            <text:p>100</text:p>
          </table:table-cell>
          <table:table-cell office:value-type="float" office:value="88416" calcext:value-type="float">
            <text:p>88416</text:p>
          </table:table-cell>
          <table:table-cell office:value-type="float" office:value="3737" calcext:value-type="float">
            <text:p>3737</text:p>
          </table:table-cell>
          <table:table-cell office:value-type="float" office:value="435098" calcext:value-type="float">
            <text:p>435098</text:p>
          </table:table-cell>
          <table:table-cell table:formula="of:=LOG([.J6];2)" office:value-type="float" office:value="16.4320198468125" calcext:value-type="float">
            <text:p>16.4320198468125</text:p>
          </table:table-cell>
          <table:table-cell table:formula="of:=LOG([.L6];2)" office:value-type="float" office:value="18.7309808597439" calcext:value-type="float">
            <text:p>18.73098085974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12.267" calcext:value-type="float">
            <text:p>712.267</text:p>
          </table:table-cell>
          <table:table-cell office:value-type="float" office:value="100" calcext:value-type="float">
            <text:p>100</text:p>
          </table:table-cell>
          <table:table-cell office:value-type="float" office:value="7.12267" calcext:value-type="float">
            <text:p>7.12267</text:p>
          </table:table-cell>
          <table:table-cell office:value-type="float" office:value="0.983317" calcext:value-type="float">
            <text:p>0.983317</text:p>
          </table:table-cell>
          <table:table-cell office:value-type="float" office:value="29.3232" calcext:value-type="float">
            <text:p>29.3232</text:p>
          </table:table-cell>
          <table:table-cell office:value-type="float" office:value="7311418" calcext:value-type="float">
            <text:p>7311418</text:p>
          </table:table-cell>
          <table:table-cell office:value-type="float" office:value="100" calcext:value-type="float">
            <text:p>100</text:p>
          </table:table-cell>
          <table:table-cell office:value-type="float" office:value="73114.2" calcext:value-type="float">
            <text:p>73114.2</text:p>
          </table:table-cell>
          <table:table-cell office:value-type="float" office:value="9351" calcext:value-type="float">
            <text:p>9351</text:p>
          </table:table-cell>
          <table:table-cell office:value-type="float" office:value="309485" calcext:value-type="float">
            <text:p>309485</text:p>
          </table:table-cell>
          <table:table-cell table:formula="of:=LOG([.J7];2)" office:value-type="float" office:value="16.1578640084367" calcext:value-type="float">
            <text:p>16.1578640084367</text:p>
          </table:table-cell>
          <table:table-cell table:formula="of:=LOG([.L7];2)" office:value-type="float" office:value="18.2395099615822" calcext:value-type="float">
            <text:p>18.23950996158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330.704" calcext:value-type="float">
            <text:p>330.704</text:p>
          </table:table-cell>
          <table:table-cell office:value-type="float" office:value="100" calcext:value-type="float">
            <text:p>100</text:p>
          </table:table-cell>
          <table:table-cell office:value-type="float" office:value="3.30704" calcext:value-type="float">
            <text:p>3.30704</text:p>
          </table:table-cell>
          <table:table-cell office:value-type="float" office:value="0.167527" calcext:value-type="float">
            <text:p>0.167527</text:p>
          </table:table-cell>
          <table:table-cell office:value-type="float" office:value="19.8345" calcext:value-type="float">
            <text:p>19.8345</text:p>
          </table:table-cell>
          <table:table-cell office:value-type="float" office:value="4067913" calcext:value-type="float">
            <text:p>4067913</text:p>
          </table:table-cell>
          <table:table-cell office:value-type="float" office:value="100" calcext:value-type="float">
            <text:p>100</text:p>
          </table:table-cell>
          <table:table-cell office:value-type="float" office:value="40679.1" calcext:value-type="float">
            <text:p>40679.1</text:p>
          </table:table-cell>
          <table:table-cell office:value-type="float" office:value="1772" calcext:value-type="float">
            <text:p>1772</text:p>
          </table:table-cell>
          <table:table-cell office:value-type="float" office:value="268843" calcext:value-type="float">
            <text:p>268843</text:p>
          </table:table-cell>
          <table:table-cell table:formula="of:=LOG([.J8];2)" office:value-type="float" office:value="15.3120001403599" calcext:value-type="float">
            <text:p>15.3120001403599</text:p>
          </table:table-cell>
          <table:table-cell table:formula="of:=LOG([.L8];2)" office:value-type="float" office:value="18.036404382365" calcext:value-type="float">
            <text:p>18.0364043823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01.241" calcext:value-type="float">
            <text:p>101.241</text:p>
          </table:table-cell>
          <table:table-cell office:value-type="float" office:value="100" calcext:value-type="float">
            <text:p>100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0.0123708" calcext:value-type="float">
            <text:p>0.0123708</text:p>
          </table:table-cell>
          <table:table-cell office:value-type="float" office:value="6.28539" calcext:value-type="float">
            <text:p>6.28539</text:p>
          </table:table-cell>
          <table:table-cell office:value-type="float" office:value="1418303" calcext:value-type="float">
            <text:p>1418303</text:p>
          </table:table-cell>
          <table:table-cell office:value-type="float" office:value="100" calcext:value-type="float">
            <text:p>100</text:p>
          </table:table-cell>
          <table:table-cell office:value-type="float" office:value="14183" calcext:value-type="float">
            <text:p>14183</text:p>
          </table:table-cell>
          <table:table-cell office:value-type="float" office:value="175" calcext:value-type="float">
            <text:p>175</text:p>
          </table:table-cell>
          <table:table-cell office:value-type="float" office:value="90082" calcext:value-type="float">
            <text:p>90082</text:p>
          </table:table-cell>
          <table:table-cell table:formula="of:=LOG([.J9];2)" office:value-type="float" office:value="13.7918751044647" calcext:value-type="float">
            <text:p>13.7918751044647</text:p>
          </table:table-cell>
          <table:table-cell table:formula="of:=LOG([.L9];2)" office:value-type="float" office:value="16.4589512380294" calcext:value-type="float">
            <text:p>16.45895123802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9.07428" calcext:value-type="float">
            <text:p>9.07428</text:p>
          </table:table-cell>
          <table:table-cell office:value-type="float" office:value="100" calcext:value-type="float">
            <text:p>100</text:p>
          </table:table-cell>
          <table:table-cell office:value-type="float" office:value="0.0907428" calcext:value-type="float">
            <text:p>0.0907428</text:p>
          </table:table-cell>
          <table:table-cell office:value-type="float" office:value="0.00308513" calcext:value-type="float">
            <text:p>0.00308513</text:p>
          </table:table-cell>
          <table:table-cell office:value-type="float" office:value="0.612431" calcext:value-type="float">
            <text:p>0.612431</text:p>
          </table:table-cell>
          <table:table-cell office:value-type="float" office:value="130254" calcext:value-type="float">
            <text:p>130254</text:p>
          </table:table-cell>
          <table:table-cell office:value-type="float" office:value="100" calcext:value-type="float">
            <text:p>100</text:p>
          </table:table-cell>
          <table:table-cell office:value-type="float" office:value="1302.54" calcext:value-type="float">
            <text:p>1302.54</text:p>
          </table:table-cell>
          <table:table-cell office:value-type="float" office:value="35" calcext:value-type="float">
            <text:p>35</text:p>
          </table:table-cell>
          <table:table-cell office:value-type="float" office:value="8902" calcext:value-type="float">
            <text:p>8902</text:p>
          </table:table-cell>
          <table:table-cell table:formula="of:=LOG([.J10];2)" office:value-type="float" office:value="10.3471119618995" calcext:value-type="float">
            <text:p>10.3471119618995</text:p>
          </table:table-cell>
          <table:table-cell table:formula="of:=LOG([.L10];2)" office:value-type="float" office:value="13.1199137854523" calcext:value-type="float">
            <text:p>13.1199137854523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3.8402" calcext:value-type="float">
            <text:p>53.8402</text:p>
          </table:table-cell>
          <table:table-cell office:value-type="float" office:value="100" calcext:value-type="float">
            <text:p>100</text:p>
          </table:table-cell>
          <table:table-cell office:value-type="float" office:value="0.538402" calcext:value-type="float">
            <text:p>0.538402</text:p>
          </table:table-cell>
          <table:table-cell office:value-type="float" office:value="0.0273979" calcext:value-type="float">
            <text:p>0.0273979</text:p>
          </table:table-cell>
          <table:table-cell office:value-type="float" office:value="3.03655" calcext:value-type="float">
            <text:p>3.03655</text:p>
          </table:table-cell>
          <table:table-cell office:value-type="float" office:value="302908" calcext:value-type="float">
            <text:p>302908</text:p>
          </table:table-cell>
          <table:table-cell office:value-type="float" office:value="100" calcext:value-type="float">
            <text:p>100</text:p>
          </table:table-cell>
          <table:table-cell office:value-type="float" office:value="3029.08" calcext:value-type="float">
            <text:p>3029.08</text:p>
          </table:table-cell>
          <table:table-cell office:value-type="float" office:value="156" calcext:value-type="float">
            <text:p>156</text:p>
          </table:table-cell>
          <table:table-cell office:value-type="float" office:value="15206" calcext:value-type="float">
            <text:p>15206</text:p>
          </table:table-cell>
          <table:table-cell table:formula="of:=LOG([.J2];2)" office:value-type="float" office:value="11.5646639658258" calcext:value-type="float">
            <text:p>11.5646639658258</text:p>
          </table:table-cell>
          <table:table-cell table:formula="of:=LOG([.L2];2)" office:value-type="float" office:value="13.8923530757341" calcext:value-type="float">
            <text:p>13.89235307573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18.301" calcext:value-type="float">
            <text:p>418.301</text:p>
          </table:table-cell>
          <table:table-cell office:value-type="float" office:value="100" calcext:value-type="float">
            <text:p>100</text:p>
          </table:table-cell>
          <table:table-cell office:value-type="float" office:value="4.18301" calcext:value-type="float">
            <text:p>4.18301</text:p>
          </table:table-cell>
          <table:table-cell office:value-type="float" office:value="0.354409" calcext:value-type="float">
            <text:p>0.354409</text:p>
          </table:table-cell>
          <table:table-cell office:value-type="float" office:value="35.9585" calcext:value-type="float">
            <text:p>35.9585</text:p>
          </table:table-cell>
          <table:table-cell office:value-type="float" office:value="2546789" calcext:value-type="float">
            <text:p>2546789</text:p>
          </table:table-cell>
          <table:table-cell office:value-type="float" office:value="100" calcext:value-type="float">
            <text:p>100</text:p>
          </table:table-cell>
          <table:table-cell office:value-type="float" office:value="25467.9" calcext:value-type="float">
            <text:p>25467.9</text:p>
          </table:table-cell>
          <table:table-cell office:value-type="float" office:value="2306" calcext:value-type="float">
            <text:p>2306</text:p>
          </table:table-cell>
          <table:table-cell office:value-type="float" office:value="215943" calcext:value-type="float">
            <text:p>215943</text:p>
          </table:table-cell>
          <table:table-cell table:formula="of:=LOG([.J3];2)" office:value-type="float" office:value="14.6363923841364" calcext:value-type="float">
            <text:p>14.6363923841364</text:p>
          </table:table-cell>
          <table:table-cell table:formula="of:=LOG([.L3];2)" office:value-type="float" office:value="17.7202910253926" calcext:value-type="float">
            <text:p>17.72029102539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79.33" calcext:value-type="float">
            <text:p>1579.33</text:p>
          </table:table-cell>
          <table:table-cell office:value-type="float" office:value="100" calcext:value-type="float">
            <text:p>100</text:p>
          </table:table-cell>
          <table:table-cell office:value-type="float" office:value="15.7933" calcext:value-type="float">
            <text:p>15.7933</text:p>
          </table:table-cell>
          <table:table-cell office:value-type="float" office:value="1.63407" calcext:value-type="float">
            <text:p>1.63407</text:p>
          </table:table-cell>
          <table:table-cell office:value-type="float" office:value="115.397" calcext:value-type="float">
            <text:p>115.397</text:p>
          </table:table-cell>
          <table:table-cell office:value-type="float" office:value="10104549" calcext:value-type="float">
            <text:p>10104549</text:p>
          </table:table-cell>
          <table:table-cell office:value-type="float" office:value="100" calcext:value-type="float">
            <text:p>100</text:p>
          </table:table-cell>
          <table:table-cell office:value-type="float" office:value="101045" calcext:value-type="float">
            <text:p>101045</text:p>
          </table:table-cell>
          <table:table-cell office:value-type="float" office:value="7228" calcext:value-type="float">
            <text:p>7228</text:p>
          </table:table-cell>
          <table:table-cell office:value-type="float" office:value="664301" calcext:value-type="float">
            <text:p>664301</text:p>
          </table:table-cell>
          <table:table-cell table:formula="of:=LOG([.J4];2)" office:value-type="float" office:value="16.624638409181" calcext:value-type="float">
            <text:p>16.624638409181</text:p>
          </table:table-cell>
          <table:table-cell table:formula="of:=LOG([.L4];2)" office:value-type="float" office:value="19.3414775606041" calcext:value-type="float">
            <text:p>19.34147756060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840.98" calcext:value-type="float">
            <text:p>1840.98</text:p>
          </table:table-cell>
          <table:table-cell office:value-type="float" office:value="100" calcext:value-type="float">
            <text:p>100</text:p>
          </table:table-cell>
          <table:table-cell office:value-type="float" office:value="18.4098" calcext:value-type="float">
            <text:p>18.4098</text:p>
          </table:table-cell>
          <table:table-cell office:value-type="float" office:value="3.39873" calcext:value-type="float">
            <text:p>3.39873</text:p>
          </table:table-cell>
          <table:table-cell office:value-type="float" office:value="74.2976" calcext:value-type="float">
            <text:p>74.2976</text:p>
          </table:table-cell>
          <table:table-cell office:value-type="float" office:value="13123540" calcext:value-type="float">
            <text:p>13123540</text:p>
          </table:table-cell>
          <table:table-cell office:value-type="float" office:value="100" calcext:value-type="float">
            <text:p>100</text:p>
          </table:table-cell>
          <table:table-cell office:value-type="float" office:value="131235" calcext:value-type="float">
            <text:p>131235</text:p>
          </table:table-cell>
          <table:table-cell office:value-type="float" office:value="17977" calcext:value-type="float">
            <text:p>17977</text:p>
          </table:table-cell>
          <table:table-cell office:value-type="float" office:value="554550" calcext:value-type="float">
            <text:p>554550</text:p>
          </table:table-cell>
          <table:table-cell table:formula="of:=LOG([.J5];2)" office:value-type="float" office:value="17.0017930083599" calcext:value-type="float">
            <text:p>17.0017930083599</text:p>
          </table:table-cell>
          <table:table-cell table:formula="of:=LOG([.L5];2)" office:value-type="float" office:value="19.0809580186831" calcext:value-type="float">
            <text:p>19.08095801868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65.15" calcext:value-type="float">
            <text:p>2065.15</text:p>
          </table:table-cell>
          <table:table-cell office:value-type="float" office:value="100" calcext:value-type="float">
            <text:p>100</text:p>
          </table:table-cell>
          <table:table-cell office:value-type="float" office:value="20.6515" calcext:value-type="float">
            <text:p>20.6515</text:p>
          </table:table-cell>
          <table:table-cell office:value-type="float" office:value="2.0349" calcext:value-type="float">
            <text:p>2.0349</text:p>
          </table:table-cell>
          <table:table-cell office:value-type="float" office:value="112.684" calcext:value-type="float">
            <text:p>112.684</text:p>
          </table:table-cell>
          <table:table-cell office:value-type="float" office:value="16327817" calcext:value-type="float">
            <text:p>16327817</text:p>
          </table:table-cell>
          <table:table-cell office:value-type="float" office:value="100" calcext:value-type="float">
            <text:p>100</text:p>
          </table:table-cell>
          <table:table-cell office:value-type="float" office:value="163278" calcext:value-type="float">
            <text:p>163278</text:p>
          </table:table-cell>
          <table:table-cell office:value-type="float" office:value="16972" calcext:value-type="float">
            <text:p>16972</text:p>
          </table:table-cell>
          <table:table-cell office:value-type="float" office:value="914572" calcext:value-type="float">
            <text:p>914572</text:p>
          </table:table-cell>
          <table:table-cell table:formula="of:=LOG([.J6];2)" office:value-type="float" office:value="17.316970890388" calcext:value-type="float">
            <text:p>17.316970890388</text:p>
          </table:table-cell>
          <table:table-cell table:formula="of:=LOG([.L6];2)" office:value-type="float" office:value="19.8027372255525" calcext:value-type="float">
            <text:p>19.80273722555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472.51" calcext:value-type="float">
            <text:p>1472.51</text:p>
          </table:table-cell>
          <table:table-cell office:value-type="float" office:value="100" calcext:value-type="float">
            <text:p>100</text:p>
          </table:table-cell>
          <table:table-cell office:value-type="float" office:value="14.7251" calcext:value-type="float">
            <text:p>14.7251</text:p>
          </table:table-cell>
          <table:table-cell office:value-type="float" office:value="0.871649" calcext:value-type="float">
            <text:p>0.871649</text:p>
          </table:table-cell>
          <table:table-cell office:value-type="float" office:value="64.6132" calcext:value-type="float">
            <text:p>64.6132</text:p>
          </table:table-cell>
          <table:table-cell office:value-type="float" office:value="13664169" calcext:value-type="float">
            <text:p>13664169</text:p>
          </table:table-cell>
          <table:table-cell office:value-type="float" office:value="100" calcext:value-type="float">
            <text:p>100</text:p>
          </table:table-cell>
          <table:table-cell office:value-type="float" office:value="136642" calcext:value-type="float">
            <text:p>136642</text:p>
          </table:table-cell>
          <table:table-cell office:value-type="float" office:value="10099" calcext:value-type="float">
            <text:p>10099</text:p>
          </table:table-cell>
          <table:table-cell office:value-type="float" office:value="611117" calcext:value-type="float">
            <text:p>611117</text:p>
          </table:table-cell>
          <table:table-cell table:formula="of:=LOG([.J7];2)" office:value-type="float" office:value="17.060041471084" calcext:value-type="float">
            <text:p>17.060041471084</text:p>
          </table:table-cell>
          <table:table-cell table:formula="of:=LOG([.L7];2)" office:value-type="float" office:value="19.2210890887862" calcext:value-type="float">
            <text:p>19.22108908878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720.949" calcext:value-type="float">
            <text:p>720.949</text:p>
          </table:table-cell>
          <table:table-cell office:value-type="float" office:value="100" calcext:value-type="float">
            <text:p>100</text:p>
          </table:table-cell>
          <table:table-cell office:value-type="float" office:value="7.20949" calcext:value-type="float">
            <text:p>7.20949</text:p>
          </table:table-cell>
          <table:table-cell office:value-type="float" office:value="0.56287" calcext:value-type="float">
            <text:p>0.56287</text:p>
          </table:table-cell>
          <table:table-cell office:value-type="float" office:value="65.5412" calcext:value-type="float">
            <text:p>65.5412</text:p>
          </table:table-cell>
          <table:table-cell office:value-type="float" office:value="7614409" calcext:value-type="float">
            <text:p>7614409</text:p>
          </table:table-cell>
          <table:table-cell office:value-type="float" office:value="100" calcext:value-type="float">
            <text:p>100</text:p>
          </table:table-cell>
          <table:table-cell office:value-type="float" office:value="76144.1" calcext:value-type="float">
            <text:p>76144.1</text:p>
          </table:table-cell>
          <table:table-cell office:value-type="float" office:value="5627" calcext:value-type="float">
            <text:p>5627</text:p>
          </table:table-cell>
          <table:table-cell office:value-type="float" office:value="670938" calcext:value-type="float">
            <text:p>670938</text:p>
          </table:table-cell>
          <table:table-cell table:formula="of:=LOG([.J8];2)" office:value-type="float" office:value="16.2164446338523" calcext:value-type="float">
            <text:p>16.2164446338523</text:p>
          </table:table-cell>
          <table:table-cell table:formula="of:=LOG([.L8];2)" office:value-type="float" office:value="19.3558199305415" calcext:value-type="float">
            <text:p>19.35581993054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97.361" calcext:value-type="float">
            <text:p>197.361</text:p>
          </table:table-cell>
          <table:table-cell office:value-type="float" office:value="100" calcext:value-type="float">
            <text:p>100</text:p>
          </table:table-cell>
          <table:table-cell office:value-type="float" office:value="1.97361" calcext:value-type="float">
            <text:p>1.97361</text:p>
          </table:table-cell>
          <table:table-cell office:value-type="float" office:value="0.0713688" calcext:value-type="float">
            <text:p>0.0713688</text:p>
          </table:table-cell>
          <table:table-cell office:value-type="float" office:value="9.08788" calcext:value-type="float">
            <text:p>9.08788</text:p>
          </table:table-cell>
          <table:table-cell office:value-type="float" office:value="2486600" calcext:value-type="float">
            <text:p>2486600</text:p>
          </table:table-cell>
          <table:table-cell office:value-type="float" office:value="100" calcext:value-type="float">
            <text:p>100</text:p>
          </table:table-cell>
          <table:table-cell office:value-type="float" office:value="24866" calcext:value-type="float">
            <text:p>24866</text:p>
          </table:table-cell>
          <table:table-cell office:value-type="float" office:value="821" calcext:value-type="float">
            <text:p>821</text:p>
          </table:table-cell>
          <table:table-cell office:value-type="float" office:value="113040" calcext:value-type="float">
            <text:p>113040</text:p>
          </table:table-cell>
          <table:table-cell table:formula="of:=LOG([.J9];2)" office:value-type="float" office:value="14.6018868306391" calcext:value-type="float">
            <text:p>14.6018868306391</text:p>
          </table:table-cell>
          <table:table-cell table:formula="of:=LOG([.L9];2)" office:value-type="float" office:value="16.7864738452213" calcext:value-type="float">
            <text:p>16.78647384522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13.6358" calcext:value-type="float">
            <text:p>13.6358</text:p>
          </table:table-cell>
          <table:table-cell office:value-type="float" office:value="100" calcext:value-type="float">
            <text:p>100</text:p>
          </table:table-cell>
          <table:table-cell office:value-type="float" office:value="0.136358" calcext:value-type="float">
            <text:p>0.136358</text:p>
          </table:table-cell>
          <table:table-cell office:value-type="float" office:value="0.0019316" calcext:value-type="float">
            <text:p>0.0019316</text:p>
          </table:table-cell>
          <table:table-cell office:value-type="float" office:value="0.88951" calcext:value-type="float">
            <text:p>0.88951</text:p>
          </table:table-cell>
          <table:table-cell office:value-type="float" office:value="182333" calcext:value-type="float">
            <text:p>182333</text:p>
          </table:table-cell>
          <table:table-cell office:value-type="float" office:value="100" calcext:value-type="float">
            <text:p>100</text:p>
          </table:table-cell>
          <table:table-cell office:value-type="float" office:value="1823.33" calcext:value-type="float">
            <text:p>1823.33</text:p>
          </table:table-cell>
          <table:table-cell office:value-type="float" office:value="17" calcext:value-type="float">
            <text:p>17</text:p>
          </table:table-cell>
          <table:table-cell office:value-type="float" office:value="12570" calcext:value-type="float">
            <text:p>12570</text:p>
          </table:table-cell>
          <table:table-cell table:formula="of:=LOG([.J10];2)" office:value-type="float" office:value="10.8323599794883" calcext:value-type="float">
            <text:p>10.8323599794883</text:p>
          </table:table-cell>
          <table:table-cell table:formula="of:=LOG([.L10];2)" office:value-type="float" office:value="13.6176970293079" calcext:value-type="float">
            <text:p>13.6176970293079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6.6359" calcext:value-type="float">
            <text:p>86.6359</text:p>
          </table:table-cell>
          <table:table-cell office:value-type="float" office:value="100" calcext:value-type="float">
            <text:p>100</text:p>
          </table:table-cell>
          <table:table-cell office:value-type="float" office:value="0.866359" calcext:value-type="float">
            <text:p>0.866359</text:p>
          </table:table-cell>
          <table:table-cell office:value-type="float" office:value="0.0670948" calcext:value-type="float">
            <text:p>0.0670948</text:p>
          </table:table-cell>
          <table:table-cell office:value-type="float" office:value="3.24398" calcext:value-type="float">
            <text:p>3.24398</text:p>
          </table:table-cell>
          <table:table-cell office:value-type="float" office:value="432729" calcext:value-type="float">
            <text:p>432729</text:p>
          </table:table-cell>
          <table:table-cell office:value-type="float" office:value="100" calcext:value-type="float">
            <text:p>100</text:p>
          </table:table-cell>
          <table:table-cell office:value-type="float" office:value="4327.29" calcext:value-type="float">
            <text:p>4327.29</text:p>
          </table:table-cell>
          <table:table-cell office:value-type="float" office:value="357" calcext:value-type="float">
            <text:p>357</text:p>
          </table:table-cell>
          <table:table-cell office:value-type="float" office:value="22619" calcext:value-type="float">
            <text:p>22619</text:p>
          </table:table-cell>
          <table:table-cell table:formula="of:=LOG([.J2];2)" office:value-type="float" office:value="12.0792480930906" calcext:value-type="float">
            <text:p>12.0792480930906</text:p>
          </table:table-cell>
          <table:table-cell table:formula="of:=LOG([.L2];2)" office:value-type="float" office:value="14.4652475278457" calcext:value-type="float">
            <text:p>14.46524752784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79.437" calcext:value-type="float">
            <text:p>879.437</text:p>
          </table:table-cell>
          <table:table-cell office:value-type="float" office:value="100" calcext:value-type="float">
            <text:p>100</text:p>
          </table:table-cell>
          <table:table-cell office:value-type="float" office:value="8.79437" calcext:value-type="float">
            <text:p>8.79437</text:p>
          </table:table-cell>
          <table:table-cell office:value-type="float" office:value="1.03293" calcext:value-type="float">
            <text:p>1.03293</text:p>
          </table:table-cell>
          <table:table-cell office:value-type="float" office:value="45.9783" calcext:value-type="float">
            <text:p>45.9783</text:p>
          </table:table-cell>
          <table:table-cell office:value-type="float" office:value="4840144" calcext:value-type="float">
            <text:p>4840144</text:p>
          </table:table-cell>
          <table:table-cell office:value-type="float" office:value="100" calcext:value-type="float">
            <text:p>100</text:p>
          </table:table-cell>
          <table:table-cell office:value-type="float" office:value="48401.4" calcext:value-type="float">
            <text:p>48401.4</text:p>
          </table:table-cell>
          <table:table-cell office:value-type="float" office:value="5055" calcext:value-type="float">
            <text:p>5055</text:p>
          </table:table-cell>
          <table:table-cell office:value-type="float" office:value="340892" calcext:value-type="float">
            <text:p>340892</text:p>
          </table:table-cell>
          <table:table-cell table:formula="of:=LOG([.J3];2)" office:value-type="float" office:value="15.5627611572941" calcext:value-type="float">
            <text:p>15.5627611572941</text:p>
          </table:table-cell>
          <table:table-cell table:formula="of:=LOG([.L3];2)" office:value-type="float" office:value="18.378955217371" calcext:value-type="float">
            <text:p>18.3789552173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8.68" calcext:value-type="float">
            <text:p>2758.68</text:p>
          </table:table-cell>
          <table:table-cell office:value-type="float" office:value="100" calcext:value-type="float">
            <text:p>100</text:p>
          </table:table-cell>
          <table:table-cell office:value-type="float" office:value="27.5868" calcext:value-type="float">
            <text:p>27.5868</text:p>
          </table:table-cell>
          <table:table-cell office:value-type="float" office:value="3.57915" calcext:value-type="float">
            <text:p>3.57915</text:p>
          </table:table-cell>
          <table:table-cell office:value-type="float" office:value="133.598" calcext:value-type="float">
            <text:p>133.598</text:p>
          </table:table-cell>
          <table:table-cell office:value-type="float" office:value="17117220" calcext:value-type="float">
            <text:p>17117220</text:p>
          </table:table-cell>
          <table:table-cell office:value-type="float" office:value="100" calcext:value-type="float">
            <text:p>100</text:p>
          </table:table-cell>
          <table:table-cell office:value-type="float" office:value="171172" calcext:value-type="float">
            <text:p>171172</text:p>
          </table:table-cell>
          <table:table-cell office:value-type="float" office:value="22918" calcext:value-type="float">
            <text:p>22918</text:p>
          </table:table-cell>
          <table:table-cell office:value-type="float" office:value="1055521" calcext:value-type="float">
            <text:p>1055521</text:p>
          </table:table-cell>
          <table:table-cell table:formula="of:=LOG([.J4];2)" office:value-type="float" office:value="17.385087202082" calcext:value-type="float">
            <text:p>17.385087202082</text:p>
          </table:table-cell>
          <table:table-cell table:formula="of:=LOG([.L4];2)" office:value-type="float" office:value="20.0095238512726" calcext:value-type="float">
            <text:p>20.00952385127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746.78" calcext:value-type="float">
            <text:p>3746.78</text:p>
          </table:table-cell>
          <table:table-cell office:value-type="float" office:value="100" calcext:value-type="float">
            <text:p>100</text:p>
          </table:table-cell>
          <table:table-cell office:value-type="float" office:value="37.4678" calcext:value-type="float">
            <text:p>37.4678</text:p>
          </table:table-cell>
          <table:table-cell office:value-type="float" office:value="4.07439" calcext:value-type="float">
            <text:p>4.07439</text:p>
          </table:table-cell>
          <table:table-cell office:value-type="float" office:value="117.772" calcext:value-type="float">
            <text:p>117.772</text:p>
          </table:table-cell>
          <table:table-cell office:value-type="float" office:value="25738755" calcext:value-type="float">
            <text:p>25738755</text:p>
          </table:table-cell>
          <table:table-cell office:value-type="float" office:value="100" calcext:value-type="float">
            <text:p>100</text:p>
          </table:table-cell>
          <table:table-cell office:value-type="float" office:value="257388" calcext:value-type="float">
            <text:p>257388</text:p>
          </table:table-cell>
          <table:table-cell office:value-type="float" office:value="26674" calcext:value-type="float">
            <text:p>26674</text:p>
          </table:table-cell>
          <table:table-cell office:value-type="float" office:value="795504" calcext:value-type="float">
            <text:p>795504</text:p>
          </table:table-cell>
          <table:table-cell table:formula="of:=LOG([.J5];2)" office:value-type="float" office:value="17.9735852679175" calcext:value-type="float">
            <text:p>17.9735852679175</text:p>
          </table:table-cell>
          <table:table-cell table:formula="of:=LOG([.L5];2)" office:value-type="float" office:value="19.6015096592554" calcext:value-type="float">
            <text:p>19.60150965925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497.91" calcext:value-type="float">
            <text:p>3497.91</text:p>
          </table:table-cell>
          <table:table-cell office:value-type="float" office:value="100" calcext:value-type="float">
            <text:p>100</text:p>
          </table:table-cell>
          <table:table-cell office:value-type="float" office:value="34.9791" calcext:value-type="float">
            <text:p>34.9791</text:p>
          </table:table-cell>
          <table:table-cell office:value-type="float" office:value="5.49576" calcext:value-type="float">
            <text:p>5.49576</text:p>
          </table:table-cell>
          <table:table-cell office:value-type="float" office:value="119.069" calcext:value-type="float">
            <text:p>119.069</text:p>
          </table:table-cell>
          <table:table-cell office:value-type="float" office:value="28066303" calcext:value-type="float">
            <text:p>28066303</text:p>
          </table:table-cell>
          <table:table-cell office:value-type="float" office:value="100" calcext:value-type="float">
            <text:p>100</text:p>
          </table:table-cell>
          <table:table-cell office:value-type="float" office:value="280663" calcext:value-type="float">
            <text:p>280663</text:p>
          </table:table-cell>
          <table:table-cell office:value-type="float" office:value="38834" calcext:value-type="float">
            <text:p>38834</text:p>
          </table:table-cell>
          <table:table-cell office:value-type="float" office:value="1006444" calcext:value-type="float">
            <text:p>1006444</text:p>
          </table:table-cell>
          <table:table-cell table:formula="of:=LOG([.J6];2)" office:value-type="float" office:value="18.0984793593243" calcext:value-type="float">
            <text:p>18.0984793593243</text:p>
          </table:table-cell>
          <table:table-cell table:formula="of:=LOG([.L6];2)" office:value-type="float" office:value="19.9408354701777" calcext:value-type="float">
            <text:p>19.94083547017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962.36" calcext:value-type="float">
            <text:p>2962.36</text:p>
          </table:table-cell>
          <table:table-cell office:value-type="float" office:value="100" calcext:value-type="float">
            <text:p>100</text:p>
          </table:table-cell>
          <table:table-cell office:value-type="float" office:value="29.6236" calcext:value-type="float">
            <text:p>29.6236</text:p>
          </table:table-cell>
          <table:table-cell office:value-type="float" office:value="2.46378" calcext:value-type="float">
            <text:p>2.46378</text:p>
          </table:table-cell>
          <table:table-cell office:value-type="float" office:value="105.622" calcext:value-type="float">
            <text:p>105.622</text:p>
          </table:table-cell>
          <table:table-cell office:value-type="float" office:value="26220934" calcext:value-type="float">
            <text:p>26220934</text:p>
          </table:table-cell>
          <table:table-cell office:value-type="float" office:value="100" calcext:value-type="float">
            <text:p>100</text:p>
          </table:table-cell>
          <table:table-cell office:value-type="float" office:value="262209" calcext:value-type="float">
            <text:p>262209</text:p>
          </table:table-cell>
          <table:table-cell office:value-type="float" office:value="24562" calcext:value-type="float">
            <text:p>24562</text:p>
          </table:table-cell>
          <table:table-cell office:value-type="float" office:value="925930" calcext:value-type="float">
            <text:p>925930</text:p>
          </table:table-cell>
          <table:table-cell table:formula="of:=LOG([.J7];2)" office:value-type="float" office:value="18.0003576795714" calcext:value-type="float">
            <text:p>18.0003576795714</text:p>
          </table:table-cell>
          <table:table-cell table:formula="of:=LOG([.L7];2)" office:value-type="float" office:value="19.8205436047796" calcext:value-type="float">
            <text:p>19.82054360477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103.36" calcext:value-type="float">
            <text:p>1103.36</text:p>
          </table:table-cell>
          <table:table-cell office:value-type="float" office:value="100" calcext:value-type="float">
            <text:p>100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0.561287" calcext:value-type="float">
            <text:p>0.561287</text:p>
          </table:table-cell>
          <table:table-cell office:value-type="float" office:value="57.9734" calcext:value-type="float">
            <text:p>57.9734</text:p>
          </table:table-cell>
          <table:table-cell office:value-type="float" office:value="11460432" calcext:value-type="float">
            <text:p>11460432</text:p>
          </table:table-cell>
          <table:table-cell office:value-type="float" office:value="100" calcext:value-type="float">
            <text:p>100</text:p>
          </table:table-cell>
          <table:table-cell office:value-type="float" office:value="114604" calcext:value-type="float">
            <text:p>114604</text:p>
          </table:table-cell>
          <table:table-cell office:value-type="float" office:value="5558" calcext:value-type="float">
            <text:p>5558</text:p>
          </table:table-cell>
          <table:table-cell office:value-type="float" office:value="634552" calcext:value-type="float">
            <text:p>634552</text:p>
          </table:table-cell>
          <table:table-cell table:formula="of:=LOG([.J8];2)" office:value-type="float" office:value="16.8062978735007" calcext:value-type="float">
            <text:p>16.8062978735007</text:p>
          </table:table-cell>
          <table:table-cell table:formula="of:=LOG([.L8];2)" office:value-type="float" office:value="19.2753788687131" calcext:value-type="float">
            <text:p>19.27537886871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69.58" calcext:value-type="float">
            <text:p>369.58</text:p>
          </table:table-cell>
          <table:table-cell office:value-type="float" office:value="100" calcext:value-type="float">
            <text:p>100</text:p>
          </table:table-cell>
          <table:table-cell office:value-type="float" office:value="3.6958" calcext:value-type="float">
            <text:p>3.6958</text:p>
          </table:table-cell>
          <table:table-cell office:value-type="float" office:value="0.395445" calcext:value-type="float">
            <text:p>0.395445</text:p>
          </table:table-cell>
          <table:table-cell office:value-type="float" office:value="12.9066" calcext:value-type="float">
            <text:p>12.9066</text:p>
          </table:table-cell>
          <table:table-cell office:value-type="float" office:value="4414019" calcext:value-type="float">
            <text:p>4414019</text:p>
          </table:table-cell>
          <table:table-cell office:value-type="float" office:value="100" calcext:value-type="float">
            <text:p>100</text:p>
          </table:table-cell>
          <table:table-cell office:value-type="float" office:value="44140.2" calcext:value-type="float">
            <text:p>44140.2</text:p>
          </table:table-cell>
          <table:table-cell office:value-type="float" office:value="3882" calcext:value-type="float">
            <text:p>3882</text:p>
          </table:table-cell>
          <table:table-cell office:value-type="float" office:value="154841" calcext:value-type="float">
            <text:p>154841</text:p>
          </table:table-cell>
          <table:table-cell table:formula="of:=LOG([.J9];2)" office:value-type="float" office:value="15.4298055460577" calcext:value-type="float">
            <text:p>15.4298055460577</text:p>
          </table:table-cell>
          <table:table-cell table:formula="of:=LOG([.L9];2)" office:value-type="float" office:value="17.2404280044774" calcext:value-type="float">
            <text:p>17.24042800447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00" calcext:value-type="float">
            <text:p>100</text:p>
          </table:table-cell>
          <table:table-cell office:value-type="float" office:value="0.183303" calcext:value-type="float">
            <text:p>0.183303</text:p>
          </table:table-cell>
          <table:table-cell office:value-type="float" office:value="0.00722057" calcext:value-type="float">
            <text:p>0.00722057</text:p>
          </table:table-cell>
          <table:table-cell office:value-type="float" office:value="1.84582" calcext:value-type="float">
            <text:p>1.84582</text:p>
          </table:table-cell>
          <table:table-cell office:value-type="float" office:value="251015" calcext:value-type="float">
            <text:p>251015</text:p>
          </table:table-cell>
          <table:table-cell office:value-type="float" office:value="100" calcext:value-type="float">
            <text:p>100</text:p>
          </table:table-cell>
          <table:table-cell office:value-type="float" office:value="2510.15" calcext:value-type="float">
            <text:p>2510.15</text:p>
          </table:table-cell>
          <table:table-cell office:value-type="float" office:value="70" calcext:value-type="float">
            <text:p>70</text:p>
          </table:table-cell>
          <table:table-cell office:value-type="float" office:value="26985" calcext:value-type="float">
            <text:p>26985</text:p>
          </table:table-cell>
          <table:table-cell table:formula="of:=LOG([.J10];2)" office:value-type="float" office:value="11.2935578630972" calcext:value-type="float">
            <text:p>11.2935578630972</text:p>
          </table:table-cell>
          <table:table-cell table:formula="of:=LOG([.L10];2)" office:value-type="float" office:value="14.71987006686" calcext:value-type="float">
            <text:p>14.71987006686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45.176" calcext:value-type="float">
            <text:p>145.176</text:p>
          </table:table-cell>
          <table:table-cell office:value-type="float" office:value="100" calcext:value-type="float">
            <text:p>100</text:p>
          </table:table-cell>
          <table:table-cell office:value-type="float" office:value="1.45176" calcext:value-type="float">
            <text:p>1.45176</text:p>
          </table:table-cell>
          <table:table-cell office:value-type="float" office:value="0.0829334" calcext:value-type="float">
            <text:p>0.0829334</text:p>
          </table:table-cell>
          <table:table-cell office:value-type="float" office:value="12.6109" calcext:value-type="float">
            <text:p>12.6109</text:p>
          </table:table-cell>
          <table:table-cell office:value-type="float" office:value="720395" calcext:value-type="float">
            <text:p>720395</text:p>
          </table:table-cell>
          <table:table-cell office:value-type="float" office:value="100" calcext:value-type="float">
            <text:p>100</text:p>
          </table:table-cell>
          <table:table-cell office:value-type="float" office:value="7203.95" calcext:value-type="float">
            <text:p>7203.95</text:p>
          </table:table-cell>
          <table:table-cell office:value-type="float" office:value="415" calcext:value-type="float">
            <text:p>415</text:p>
          </table:table-cell>
          <table:table-cell office:value-type="float" office:value="91803" calcext:value-type="float">
            <text:p>91803</text:p>
          </table:table-cell>
          <table:table-cell table:formula="of:=LOG([.J2];2)" office:value-type="float" office:value="12.8145724527188" calcext:value-type="float">
            <text:p>12.8145724527188</text:p>
          </table:table-cell>
          <table:table-cell table:formula="of:=LOG([.L2];2)" office:value-type="float" office:value="16.4862536793149" calcext:value-type="float">
            <text:p>16.48625367931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520.9" calcext:value-type="float">
            <text:p>1520.9</text:p>
          </table:table-cell>
          <table:table-cell office:value-type="float" office:value="100" calcext:value-type="float">
            <text:p>100</text:p>
          </table:table-cell>
          <table:table-cell office:value-type="float" office:value="15.209" calcext:value-type="float">
            <text:p>15.209</text:p>
          </table:table-cell>
          <table:table-cell office:value-type="float" office:value="1.26593" calcext:value-type="float">
            <text:p>1.26593</text:p>
          </table:table-cell>
          <table:table-cell office:value-type="float" office:value="52.3048" calcext:value-type="float">
            <text:p>52.3048</text:p>
          </table:table-cell>
          <table:table-cell office:value-type="float" office:value="8268706" calcext:value-type="float">
            <text:p>8268706</text:p>
          </table:table-cell>
          <table:table-cell office:value-type="float" office:value="100" calcext:value-type="float">
            <text:p>100</text:p>
          </table:table-cell>
          <table:table-cell office:value-type="float" office:value="82687.1" calcext:value-type="float">
            <text:p>82687.1</text:p>
          </table:table-cell>
          <table:table-cell office:value-type="float" office:value="4807" calcext:value-type="float">
            <text:p>4807</text:p>
          </table:table-cell>
          <table:table-cell office:value-type="float" office:value="349396" calcext:value-type="float">
            <text:p>349396</text:p>
          </table:table-cell>
          <table:table-cell table:formula="of:=LOG([.J3];2)" office:value-type="float" office:value="16.3353746519003" calcext:value-type="float">
            <text:p>16.3353746519003</text:p>
          </table:table-cell>
          <table:table-cell table:formula="of:=LOG([.L3];2)" office:value-type="float" office:value="18.41450356634" calcext:value-type="float">
            <text:p>18.414503566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524" calcext:value-type="float">
            <text:p>4524</text:p>
          </table:table-cell>
          <table:table-cell office:value-type="float" office:value="100" calcext:value-type="float">
            <text:p>100</text:p>
          </table:table-cell>
          <table:table-cell office:value-type="float" office:value="45.24" calcext:value-type="float">
            <text:p>45.24</text:p>
          </table:table-cell>
          <table:table-cell office:value-type="float" office:value="3.91355" calcext:value-type="float">
            <text:p>3.91355</text:p>
          </table:table-cell>
          <table:table-cell office:value-type="float" office:value="266.948" calcext:value-type="float">
            <text:p>266.948</text:p>
          </table:table-cell>
          <table:table-cell office:value-type="float" office:value="25895456" calcext:value-type="float">
            <text:p>25895456</text:p>
          </table:table-cell>
          <table:table-cell office:value-type="float" office:value="100" calcext:value-type="float">
            <text:p>100</text:p>
          </table:table-cell>
          <table:table-cell office:value-type="float" office:value="258955" calcext:value-type="float">
            <text:p>258955</text:p>
          </table:table-cell>
          <table:table-cell office:value-type="float" office:value="16677" calcext:value-type="float">
            <text:p>16677</text:p>
          </table:table-cell>
          <table:table-cell office:value-type="float" office:value="1329398" calcext:value-type="float">
            <text:p>1329398</text:p>
          </table:table-cell>
          <table:table-cell table:formula="of:=LOG([.J4];2)" office:value-type="float" office:value="17.98234188927" calcext:value-type="float">
            <text:p>17.98234188927</text:p>
          </table:table-cell>
          <table:table-cell table:formula="of:=LOG([.L4];2)" office:value-type="float" office:value="20.3423416578854" calcext:value-type="float">
            <text:p>20.34234165788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7367.38" calcext:value-type="float">
            <text:p>7367.38</text:p>
          </table:table-cell>
          <table:table-cell office:value-type="float" office:value="100" calcext:value-type="float">
            <text:p>100</text:p>
          </table:table-cell>
          <table:table-cell office:value-type="float" office:value="73.6738" calcext:value-type="float">
            <text:p>73.6738</text:p>
          </table:table-cell>
          <table:table-cell office:value-type="float" office:value="4.80627" calcext:value-type="float">
            <text:p>4.80627</text:p>
          </table:table-cell>
          <table:table-cell office:value-type="float" office:value="314.264" calcext:value-type="float">
            <text:p>314.264</text:p>
          </table:table-cell>
          <table:table-cell office:value-type="float" office:value="47892589" calcext:value-type="float">
            <text:p>47892589</text:p>
          </table:table-cell>
          <table:table-cell office:value-type="float" office:value="100" calcext:value-type="float">
            <text:p>100</text:p>
          </table:table-cell>
          <table:table-cell office:value-type="float" office:value="478926" calcext:value-type="float">
            <text:p>478926</text:p>
          </table:table-cell>
          <table:table-cell office:value-type="float" office:value="30931" calcext:value-type="float">
            <text:p>30931</text:p>
          </table:table-cell>
          <table:table-cell office:value-type="float" office:value="1857831" calcext:value-type="float">
            <text:p>1857831</text:p>
          </table:table-cell>
          <table:table-cell table:formula="of:=LOG([.J5];2)" office:value-type="float" office:value="18.8694432333619" calcext:value-type="float">
            <text:p>18.8694432333619</text:p>
          </table:table-cell>
          <table:table-cell table:formula="of:=LOG([.L5];2)" office:value-type="float" office:value="20.8251878403929" calcext:value-type="float">
            <text:p>20.82518784039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140.1" calcext:value-type="float">
            <text:p>7140.1</text:p>
          </table:table-cell>
          <table:table-cell office:value-type="float" office:value="100" calcext:value-type="float">
            <text:p>100</text:p>
          </table:table-cell>
          <table:table-cell office:value-type="float" office:value="71.401" calcext:value-type="float">
            <text:p>71.401</text:p>
          </table:table-cell>
          <table:table-cell office:value-type="float" office:value="9.22138" calcext:value-type="float">
            <text:p>9.22138</text:p>
          </table:table-cell>
          <table:table-cell office:value-type="float" office:value="244.866" calcext:value-type="float">
            <text:p>244.866</text:p>
          </table:table-cell>
          <table:table-cell office:value-type="float" office:value="53061099" calcext:value-type="float">
            <text:p>53061099</text:p>
          </table:table-cell>
          <table:table-cell office:value-type="float" office:value="100" calcext:value-type="float">
            <text:p>100</text:p>
          </table:table-cell>
          <table:table-cell office:value-type="float" office:value="530611" calcext:value-type="float">
            <text:p>530611</text:p>
          </table:table-cell>
          <table:table-cell office:value-type="float" office:value="76799" calcext:value-type="float">
            <text:p>76799</text:p>
          </table:table-cell>
          <table:table-cell office:value-type="float" office:value="1957630" calcext:value-type="float">
            <text:p>1957630</text:p>
          </table:table-cell>
          <table:table-cell table:formula="of:=LOG([.J6];2)" office:value-type="float" office:value="19.0172950585616" calcext:value-type="float">
            <text:p>19.0172950585616</text:p>
          </table:table-cell>
          <table:table-cell table:formula="of:=LOG([.L6];2)" office:value-type="float" office:value="20.9006766848241" calcext:value-type="float">
            <text:p>20.90067668482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884.73" calcext:value-type="float">
            <text:p>4884.73</text:p>
          </table:table-cell>
          <table:table-cell office:value-type="float" office:value="100" calcext:value-type="float">
            <text:p>100</text:p>
          </table:table-cell>
          <table:table-cell office:value-type="float" office:value="48.8473" calcext:value-type="float">
            <text:p>48.8473</text:p>
          </table:table-cell>
          <table:table-cell office:value-type="float" office:value="4.36665" calcext:value-type="float">
            <text:p>4.36665</text:p>
          </table:table-cell>
          <table:table-cell office:value-type="float" office:value="211.448" calcext:value-type="float">
            <text:p>211.448</text:p>
          </table:table-cell>
          <table:table-cell office:value-type="float" office:value="41766551" calcext:value-type="float">
            <text:p>41766551</text:p>
          </table:table-cell>
          <table:table-cell office:value-type="float" office:value="100" calcext:value-type="float">
            <text:p>100</text:p>
          </table:table-cell>
          <table:table-cell office:value-type="float" office:value="417666" calcext:value-type="float">
            <text:p>417666</text:p>
          </table:table-cell>
          <table:table-cell office:value-type="float" office:value="38181" calcext:value-type="float">
            <text:p>38181</text:p>
          </table:table-cell>
          <table:table-cell office:value-type="float" office:value="1530217" calcext:value-type="float">
            <text:p>1530217</text:p>
          </table:table-cell>
          <table:table-cell table:formula="of:=LOG([.J7];2)" office:value-type="float" office:value="18.6719901804756" calcext:value-type="float">
            <text:p>18.6719901804756</text:p>
          </table:table-cell>
          <table:table-cell table:formula="of:=LOG([.L7];2)" office:value-type="float" office:value="20.545304825265" calcext:value-type="float">
            <text:p>20.5453048252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244.06" calcext:value-type="float">
            <text:p>2244.06</text:p>
          </table:table-cell>
          <table:table-cell office:value-type="float" office:value="100" calcext:value-type="float">
            <text:p>100</text:p>
          </table:table-cell>
          <table:table-cell office:value-type="float" office:value="22.4406" calcext:value-type="float">
            <text:p>22.4406</text:p>
          </table:table-cell>
          <table:table-cell office:value-type="float" office:value="2.1231" calcext:value-type="float">
            <text:p>2.1231</text:p>
          </table:table-cell>
          <table:table-cell office:value-type="float" office:value="87.809" calcext:value-type="float">
            <text:p>87.809</text:p>
          </table:table-cell>
          <table:table-cell office:value-type="float" office:value="22598981" calcext:value-type="float">
            <text:p>22598981</text:p>
          </table:table-cell>
          <table:table-cell office:value-type="float" office:value="100" calcext:value-type="float">
            <text:p>100</text:p>
          </table:table-cell>
          <table:table-cell office:value-type="float" office:value="225990" calcext:value-type="float">
            <text:p>225990</text:p>
          </table:table-cell>
          <table:table-cell office:value-type="float" office:value="20150" calcext:value-type="float">
            <text:p>20150</text:p>
          </table:table-cell>
          <table:table-cell office:value-type="float" office:value="874026" calcext:value-type="float">
            <text:p>874026</text:p>
          </table:table-cell>
          <table:table-cell table:formula="of:=LOG([.J8];2)" office:value-type="float" office:value="17.7858994096012" calcext:value-type="float">
            <text:p>17.7858994096012</text:p>
          </table:table-cell>
          <table:table-cell table:formula="of:=LOG([.L8];2)" office:value-type="float" office:value="19.7373166712258" calcext:value-type="float">
            <text:p>19.73731667122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616.129" calcext:value-type="float">
            <text:p>616.129</text:p>
          </table:table-cell>
          <table:table-cell office:value-type="float" office:value="100" calcext:value-type="float">
            <text:p>100</text:p>
          </table:table-cell>
          <table:table-cell office:value-type="float" office:value="6.16129" calcext:value-type="float">
            <text:p>6.16129</text:p>
          </table:table-cell>
          <table:table-cell office:value-type="float" office:value="0.160987" calcext:value-type="float">
            <text:p>0.160987</text:p>
          </table:table-cell>
          <table:table-cell office:value-type="float" office:value="62.3773" calcext:value-type="float">
            <text:p>62.3773</text:p>
          </table:table-cell>
          <table:table-cell office:value-type="float" office:value="7259951" calcext:value-type="float">
            <text:p>7259951</text:p>
          </table:table-cell>
          <table:table-cell office:value-type="float" office:value="100" calcext:value-type="float">
            <text:p>100</text:p>
          </table:table-cell>
          <table:table-cell office:value-type="float" office:value="72599.5" calcext:value-type="float">
            <text:p>72599.5</text:p>
          </table:table-cell>
          <table:table-cell office:value-type="float" office:value="1937" calcext:value-type="float">
            <text:p>1937</text:p>
          </table:table-cell>
          <table:table-cell office:value-type="float" office:value="712850" calcext:value-type="float">
            <text:p>712850</text:p>
          </table:table-cell>
          <table:table-cell table:formula="of:=LOG([.J9];2)" office:value-type="float" office:value="16.14767199182" calcext:value-type="float">
            <text:p>16.14767199182</text:p>
          </table:table-cell>
          <table:table-cell table:formula="of:=LOG([.L9];2)" office:value-type="float" office:value="19.4432390068945" calcext:value-type="float">
            <text:p>19.44323900689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28.7473" calcext:value-type="float">
            <text:p>28.7473</text:p>
          </table:table-cell>
          <table:table-cell office:value-type="float" office:value="100" calcext:value-type="float">
            <text:p>100</text:p>
          </table:table-cell>
          <table:table-cell office:value-type="float" office:value="0.287473" calcext:value-type="float">
            <text:p>0.287473</text:p>
          </table:table-cell>
          <table:table-cell office:value-type="float" office:value="0.00861551" calcext:value-type="float">
            <text:p>0.00861551</text:p>
          </table:table-cell>
          <table:table-cell office:value-type="float" office:value="3.70071" calcext:value-type="float">
            <text:p>3.70071</text:p>
          </table:table-cell>
          <table:table-cell office:value-type="float" office:value="380161" calcext:value-type="float">
            <text:p>380161</text:p>
          </table:table-cell>
          <table:table-cell office:value-type="float" office:value="100" calcext:value-type="float">
            <text:p>100</text:p>
          </table:table-cell>
          <table:table-cell office:value-type="float" office:value="3801.61" calcext:value-type="float">
            <text:p>3801.61</text:p>
          </table:table-cell>
          <table:table-cell office:value-type="float" office:value="81" calcext:value-type="float">
            <text:p>81</text:p>
          </table:table-cell>
          <table:table-cell office:value-type="float" office:value="49860" calcext:value-type="float">
            <text:p>49860</text:p>
          </table:table-cell>
          <table:table-cell table:formula="of:=LOG([.J10];2)" office:value-type="float" office:value="11.8923948208764" calcext:value-type="float">
            <text:p>11.8923948208764</text:p>
          </table:table-cell>
          <table:table-cell table:formula="of:=LOG([.L10];2)" office:value-type="float" office:value="15.6055952623789" calcext:value-type="float">
            <text:p>15.6055952623789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1.154" calcext:value-type="float">
            <text:p>211.154</text:p>
          </table:table-cell>
          <table:table-cell office:value-type="float" office:value="100" calcext:value-type="float">
            <text:p>100</text:p>
          </table:table-cell>
          <table:table-cell office:value-type="float" office:value="2.11154" calcext:value-type="float">
            <text:p>2.11154</text:p>
          </table:table-cell>
          <table:table-cell office:value-type="float" office:value="0.147681" calcext:value-type="float">
            <text:p>0.147681</text:p>
          </table:table-cell>
          <table:table-cell office:value-type="float" office:value="10.3331" calcext:value-type="float">
            <text:p>10.3331</text:p>
          </table:table-cell>
          <table:table-cell office:value-type="float" office:value="898942" calcext:value-type="float">
            <text:p>898942</text:p>
          </table:table-cell>
          <table:table-cell office:value-type="float" office:value="100" calcext:value-type="float">
            <text:p>100</text:p>
          </table:table-cell>
          <table:table-cell office:value-type="float" office:value="8989.42" calcext:value-type="float">
            <text:p>8989.42</text:p>
          </table:table-cell>
          <table:table-cell office:value-type="float" office:value="742" calcext:value-type="float">
            <text:p>742</text:p>
          </table:table-cell>
          <table:table-cell office:value-type="float" office:value="45673" calcext:value-type="float">
            <text:p>45673</text:p>
          </table:table-cell>
          <table:table-cell table:formula="of:=LOG([.J2];2)" office:value-type="float" office:value="13.1340123202998" calcext:value-type="float">
            <text:p>13.1340123202998</text:p>
          </table:table-cell>
          <table:table-cell table:formula="of:=LOG([.L2];2)" office:value-type="float" office:value="15.4790539348224" calcext:value-type="float">
            <text:p>15.4790539348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270.32" calcext:value-type="float">
            <text:p>3270.32</text:p>
          </table:table-cell>
          <table:table-cell office:value-type="float" office:value="100" calcext:value-type="float">
            <text:p>100</text:p>
          </table:table-cell>
          <table:table-cell office:value-type="float" office:value="32.7032" calcext:value-type="float">
            <text:p>32.7032</text:p>
          </table:table-cell>
          <table:table-cell office:value-type="float" office:value="3.28476" calcext:value-type="float">
            <text:p>3.28476</text:p>
          </table:table-cell>
          <table:table-cell office:value-type="float" office:value="136.633" calcext:value-type="float">
            <text:p>136.633</text:p>
          </table:table-cell>
          <table:table-cell office:value-type="float" office:value="15972672" calcext:value-type="float">
            <text:p>15972672</text:p>
          </table:table-cell>
          <table:table-cell office:value-type="float" office:value="100" calcext:value-type="float">
            <text:p>100</text:p>
          </table:table-cell>
          <table:table-cell office:value-type="float" office:value="159727" calcext:value-type="float">
            <text:p>159727</text:p>
          </table:table-cell>
          <table:table-cell office:value-type="float" office:value="14941" calcext:value-type="float">
            <text:p>14941</text:p>
          </table:table-cell>
          <table:table-cell office:value-type="float" office:value="860424" calcext:value-type="float">
            <text:p>860424</text:p>
          </table:table-cell>
          <table:table-cell table:formula="of:=LOG([.J3];2)" office:value-type="float" office:value="17.2852486786929" calcext:value-type="float">
            <text:p>17.2852486786929</text:p>
          </table:table-cell>
          <table:table-cell table:formula="of:=LOG([.L3];2)" office:value-type="float" office:value="19.714688241176" calcext:value-type="float">
            <text:p>19.714688241176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9588.29" calcext:value-type="float">
            <text:p>9588.29</text:p>
          </table:table-cell>
          <table:table-cell office:value-type="float" office:value="100" calcext:value-type="float">
            <text:p>100</text:p>
          </table:table-cell>
          <table:table-cell office:value-type="float" office:value="95.8829" calcext:value-type="float">
            <text:p>95.8829</text:p>
          </table:table-cell>
          <table:table-cell office:value-type="float" office:value="15.3105" calcext:value-type="float">
            <text:p>15.3105</text:p>
          </table:table-cell>
          <table:table-cell office:value-type="float" office:value="341.354" calcext:value-type="float">
            <text:p>341.354</text:p>
          </table:table-cell>
          <table:table-cell office:value-type="float" office:value="51720450" calcext:value-type="float">
            <text:p>51720450</text:p>
          </table:table-cell>
          <table:table-cell office:value-type="float" office:value="100" calcext:value-type="float">
            <text:p>100</text:p>
          </table:table-cell>
          <table:table-cell office:value-type="float" office:value="517204" calcext:value-type="float">
            <text:p>517204</text:p>
          </table:table-cell>
          <table:table-cell office:value-type="float" office:value="82679" calcext:value-type="float">
            <text:p>82679</text:p>
          </table:table-cell>
          <table:table-cell office:value-type="float" office:value="1909271" calcext:value-type="float">
            <text:p>1909271</text:p>
          </table:table-cell>
          <table:table-cell table:formula="of:=LOG([.J4];2)" office:value-type="float" office:value="18.9803739072761" calcext:value-type="float">
            <text:p>18.9803739072761</text:p>
          </table:table-cell>
          <table:table-cell table:formula="of:=LOG([.L4];2)" office:value-type="float" office:value="20.8645904612791" calcext:value-type="float">
            <text:p>20.86459046127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172.4" calcext:value-type="float">
            <text:p>15172.4</text:p>
          </table:table-cell>
          <table:table-cell office:value-type="float" office:value="100" calcext:value-type="float">
            <text:p>100</text:p>
          </table:table-cell>
          <table:table-cell office:value-type="float" office:value="151.724" calcext:value-type="float">
            <text:p>151.724</text:p>
          </table:table-cell>
          <table:table-cell office:value-type="float" office:value="12.2248" calcext:value-type="float">
            <text:p>12.2248</text:p>
          </table:table-cell>
          <table:table-cell office:value-type="float" office:value="1196.49" calcext:value-type="float">
            <text:p>1196.49</text:p>
          </table:table-cell>
          <table:table-cell office:value-type="float" office:value="93309242" calcext:value-type="float">
            <text:p>93309242</text:p>
          </table:table-cell>
          <table:table-cell office:value-type="float" office:value="100" calcext:value-type="float">
            <text:p>100</text:p>
          </table:table-cell>
          <table:table-cell office:value-type="float" office:value="933092" calcext:value-type="float">
            <text:p>933092</text:p>
          </table:table-cell>
          <table:table-cell office:value-type="float" office:value="76398" calcext:value-type="float">
            <text:p>76398</text:p>
          </table:table-cell>
          <table:table-cell office:value-type="float" office:value="9221403" calcext:value-type="float">
            <text:p>9221403</text:p>
          </table:table-cell>
          <table:table-cell table:formula="of:=LOG([.J5];2)" office:value-type="float" office:value="19.8316598078185" calcext:value-type="float">
            <text:p>19.8316598078185</text:p>
          </table:table-cell>
          <table:table-cell table:formula="of:=LOG([.L5];2)" office:value-type="float" office:value="23.1365548370238" calcext:value-type="float">
            <text:p>23.1365548370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285.5" calcext:value-type="float">
            <text:p>16285.5</text:p>
          </table:table-cell>
          <table:table-cell office:value-type="float" office:value="100" calcext:value-type="float">
            <text:p>100</text:p>
          </table:table-cell>
          <table:table-cell office:value-type="float" office:value="162.855" calcext:value-type="float">
            <text:p>162.855</text:p>
          </table:table-cell>
          <table:table-cell office:value-type="float" office:value="17.3281" calcext:value-type="float">
            <text:p>17.3281</text:p>
          </table:table-cell>
          <table:table-cell office:value-type="float" office:value="533.169" calcext:value-type="float">
            <text:p>533.169</text:p>
          </table:table-cell>
          <table:table-cell office:value-type="float" office:value="116232819" calcext:value-type="float">
            <text:p>116232819</text:p>
          </table:table-cell>
          <table:table-cell office:value-type="float" office:value="100" calcext:value-type="float">
            <text:p>100</text:p>
          </table:table-cell>
          <table:table-cell office:value-type="float" office:value="1162330" calcext:value-type="float">
            <text:p>1162330</text:p>
          </table:table-cell>
          <table:table-cell office:value-type="float" office:value="127176" calcext:value-type="float">
            <text:p>127176</text:p>
          </table:table-cell>
          <table:table-cell office:value-type="float" office:value="4289072" calcext:value-type="float">
            <text:p>4289072</text:p>
          </table:table-cell>
          <table:table-cell table:formula="of:=LOG([.J6];2)" office:value-type="float" office:value="20.1485882953586" calcext:value-type="float">
            <text:p>20.1485882953586</text:p>
          </table:table-cell>
          <table:table-cell table:formula="of:=LOG([.L6];2)" office:value-type="float" office:value="22.0322341038034" calcext:value-type="float">
            <text:p>22.03223410380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203.3" calcext:value-type="float">
            <text:p>10203.3</text:p>
          </table:table-cell>
          <table:table-cell office:value-type="float" office:value="100" calcext:value-type="float">
            <text:p>100</text:p>
          </table:table-cell>
          <table:table-cell office:value-type="float" office:value="102.033" calcext:value-type="float">
            <text:p>102.033</text:p>
          </table:table-cell>
          <table:table-cell office:value-type="float" office:value="6.42962" calcext:value-type="float">
            <text:p>6.42962</text:p>
          </table:table-cell>
          <table:table-cell office:value-type="float" office:value="406.414" calcext:value-type="float">
            <text:p>406.414</text:p>
          </table:table-cell>
          <table:table-cell office:value-type="float" office:value="83299240" calcext:value-type="float">
            <text:p>83299240</text:p>
          </table:table-cell>
          <table:table-cell office:value-type="float" office:value="100" calcext:value-type="float">
            <text:p>100</text:p>
          </table:table-cell>
          <table:table-cell office:value-type="float" office:value="832992" calcext:value-type="float">
            <text:p>832992</text:p>
          </table:table-cell>
          <table:table-cell office:value-type="float" office:value="62801" calcext:value-type="float">
            <text:p>62801</text:p>
          </table:table-cell>
          <table:table-cell office:value-type="float" office:value="3545811" calcext:value-type="float">
            <text:p>3545811</text:p>
          </table:table-cell>
          <table:table-cell table:formula="of:=LOG([.J7];2)" office:value-type="float" office:value="19.6679431145465" calcext:value-type="float">
            <text:p>19.6679431145465</text:p>
          </table:table-cell>
          <table:table-cell table:formula="of:=LOG([.L7];2)" office:value-type="float" office:value="21.7576842085981" calcext:value-type="float">
            <text:p>21.75768420859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298.7" calcext:value-type="float">
            <text:p>4298.7</text:p>
          </table:table-cell>
          <table:table-cell office:value-type="float" office:value="100" calcext:value-type="float">
            <text:p>100</text:p>
          </table:table-cell>
          <table:table-cell office:value-type="float" office:value="42.987" calcext:value-type="float">
            <text:p>42.987</text:p>
          </table:table-cell>
          <table:table-cell office:value-type="float" office:value="2.82893" calcext:value-type="float">
            <text:p>2.82893</text:p>
          </table:table-cell>
          <table:table-cell office:value-type="float" office:value="167.467" calcext:value-type="float">
            <text:p>167.467</text:p>
          </table:table-cell>
          <table:table-cell office:value-type="float" office:value="41202528" calcext:value-type="float">
            <text:p>41202528</text:p>
          </table:table-cell>
          <table:table-cell office:value-type="float" office:value="100" calcext:value-type="float">
            <text:p>100</text:p>
          </table:table-cell>
          <table:table-cell office:value-type="float" office:value="412025" calcext:value-type="float">
            <text:p>412025</text:p>
          </table:table-cell>
          <table:table-cell office:value-type="float" office:value="25721" calcext:value-type="float">
            <text:p>25721</text:p>
          </table:table-cell>
          <table:table-cell office:value-type="float" office:value="1619454" calcext:value-type="float">
            <text:p>1619454</text:p>
          </table:table-cell>
          <table:table-cell table:formula="of:=LOG([.J8];2)" office:value-type="float" office:value="18.6523723513642" calcext:value-type="float">
            <text:p>18.6523723513642</text:p>
          </table:table-cell>
          <table:table-cell table:formula="of:=LOG([.L8];2)" office:value-type="float" office:value="20.627076058813" calcext:value-type="float">
            <text:p>20.6270760588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52.67" calcext:value-type="float">
            <text:p>1052.67</text:p>
          </table:table-cell>
          <table:table-cell office:value-type="float" office:value="100" calcext:value-type="float">
            <text:p>100</text:p>
          </table:table-cell>
          <table:table-cell office:value-type="float" office:value="10.5267" calcext:value-type="float">
            <text:p>10.5267</text:p>
          </table:table-cell>
          <table:table-cell office:value-type="float" office:value="0.345126" calcext:value-type="float">
            <text:p>0.345126</text:p>
          </table:table-cell>
          <table:table-cell office:value-type="float" office:value="63.4833" calcext:value-type="float">
            <text:p>63.4833</text:p>
          </table:table-cell>
          <table:table-cell office:value-type="float" office:value="12054266" calcext:value-type="float">
            <text:p>12054266</text:p>
          </table:table-cell>
          <table:table-cell office:value-type="float" office:value="100" calcext:value-type="float">
            <text:p>100</text:p>
          </table:table-cell>
          <table:table-cell office:value-type="float" office:value="120543" calcext:value-type="float">
            <text:p>120543</text:p>
          </table:table-cell>
          <table:table-cell office:value-type="float" office:value="3984" calcext:value-type="float">
            <text:p>3984</text:p>
          </table:table-cell>
          <table:table-cell office:value-type="float" office:value="694059" calcext:value-type="float">
            <text:p>694059</text:p>
          </table:table-cell>
          <table:table-cell table:formula="of:=LOG([.J9];2)" office:value-type="float" office:value="16.8791883496949" calcext:value-type="float">
            <text:p>16.8791883496949</text:p>
          </table:table-cell>
          <table:table-cell table:formula="of:=LOG([.L9];2)" office:value-type="float" office:value="19.4046987818937" calcext:value-type="float">
            <text:p>19.40469878189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7.7135" calcext:value-type="float">
            <text:p>67.7135</text:p>
          </table:table-cell>
          <table:table-cell office:value-type="float" office:value="100" calcext:value-type="float">
            <text:p>100</text:p>
          </table:table-cell>
          <table:table-cell office:value-type="float" office:value="0.677135" calcext:value-type="float">
            <text:p>0.677135</text:p>
          </table:table-cell>
          <table:table-cell office:value-type="float" office:value="0.00911759" calcext:value-type="float">
            <text:p>0.00911759</text:p>
          </table:table-cell>
          <table:table-cell office:value-type="float" office:value="8.9365" calcext:value-type="float">
            <text:p>8.9365</text:p>
          </table:table-cell>
          <table:table-cell office:value-type="float" office:value="864472" calcext:value-type="float">
            <text:p>864472</text:p>
          </table:table-cell>
          <table:table-cell office:value-type="float" office:value="100" calcext:value-type="float">
            <text:p>100</text:p>
          </table:table-cell>
          <table:table-cell office:value-type="float" office:value="8644.72" calcext:value-type="float">
            <text:p>8644.72</text:p>
          </table:table-cell>
          <table:table-cell office:value-type="float" office:value="104" calcext:value-type="float">
            <text:p>104</text:p>
          </table:table-cell>
          <table:table-cell office:value-type="float" office:value="112232" calcext:value-type="float">
            <text:p>112232</text:p>
          </table:table-cell>
          <table:table-cell table:formula="of:=LOG([.J10];2)" office:value-type="float" office:value="13.077603520808" calcext:value-type="float">
            <text:p>13.077603520808</text:p>
          </table:table-cell>
          <table:table-cell table:formula="of:=LOG([.L10];2)" office:value-type="float" office:value="16.7761245555452" calcext:value-type="float">
            <text:p>16.7761245555452</text:p>
          </table:table-cell>
        </table:table-row>
      </table:table>
      <table:table table:name="data" table:style-name="ta1">
        <table:table-column table:style-name="co1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N$6]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N$6]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N$6]" office:value-type="float" office:value="4.52356195605701" calcext:value-type="float">
            <text:p>4.52356195605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N$6]" office:value-type="float" office:value="5.28540221886225" calcext:value-type="float">
            <text:p>5.28540221886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N$6]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N$6]" office:value-type="float" office:value="6.4093909361377" calcext:value-type="float">
            <text:p>6.40939093613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N$6]" office:value-type="float" office:value="7.19967234483636" calcext:value-type="float">
            <text:p>7.199672344836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N$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N$6]" office:value-type="float" office:value="8.5274770060604" calcext:value-type="float">
            <text:p>8.5274770060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N$6]" office:value-type="float" office:value="9.54496443278924" calcext:value-type="float">
            <text:p>9.544964432789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N$6]" office:value-type="float" office:value="10.1711767976518" calcext:value-type="float">
            <text:p>10.17117679765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N$6]" office:value-type="float" office:value="10.729620743553" calcext:value-type="float">
            <text:p>10.729620743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N$6]" office:value-type="float" office:value="11.240791332162" calcext:value-type="float">
            <text:p>11.2407913321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N$6]" office:value-type="float" office:value="12.257977058564" calcext:value-type="float">
            <text:p>12.2579770585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N$6]" office:value-type="float" office:value="13.4312364120711" calcext:value-type="float">
            <text:p>13.43123641207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N$6]" office:value-type="float" office:value="12.9904585650737" calcext:value-type="float">
            <text:p>12.99045856507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N$6]" office:value-type="float" office:value="13.7035791900727" calcext:value-type="float">
            <text:p>13.70357919007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N$6]" office:value-type="float" office:value="15.3839742326079" calcext:value-type="float">
            <text:p>15.38397423260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N$6]" office:value-type="float" office:value="15.5160385460758" calcext:value-type="float">
            <text:p>15.51603854607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N$6]" office:value-type="float" office:value="16.224171295489" calcext:value-type="float">
            <text:p>16.2241712954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N$6]" office:value-type="float" office:value="17.5112507729362" calcext:value-type="float">
            <text:p>17.51125077293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N$6]" office:value-type="float" office:value="18.7309808597439" calcext:value-type="float">
            <text:p>18.73098085974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N$6]" office:value-type="float" office:value="19.8027372255525" calcext:value-type="float">
            <text:p>19.80273722555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N$6]" office:value-type="float" office:value="19.9408354701777" calcext:value-type="float">
            <text:p>19.94083547017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N$6]" office:value-type="float" office:value="20.9006766848241" calcext:value-type="float">
            <text:p>20.90067668482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N$6]" office:value-type="float" office:value="22.0322341038034" calcext:value-type="float">
            <text:p>22.0322341038034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M2:summary_5.M10 summary_5.B2:summary_5.B10 summary_10.M2:summary_10.M10 summary_10.B2:summary_10.B10 summary_15.M2:summary_15.M10 summary_15.B2:summary_15.B10 summary_20.M2:summary_20.M10 summary_20.B2:summary_20.B10 summary_25.M2:summary_25.M10 summary_25.B2:summary_25.B10 summary_30.M2:summary_30.M10 summary_30.B2:summary_3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1.77pt" svg:y="0pt">
            <draw:object draw:notify-on-update-of-ranges="data.B1:data.B26 data.A1:data.A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0:14:32.700870294</meta:creation-date>
    <meta:generator>LibreOffice/6.2.7.1$Linux_X86_64 LibreOffice_project/20$Build-1</meta:generator>
    <dc:date>2019-12-23T00:45:21.361120389</dc:date>
    <meta:editing-duration>PT30M44S</meta:editing-duration>
    <meta:editing-cycles>9</meta:editing-cycles>
    <meta:document-statistic meta:table-count="28" meta:cell-count="36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M2:summary_5.M10 summary_10.M2:summary_10.M10 summary_15.M2:summary_15.M10 summary_20.M2:summary_20.M10 summary_25.M2:summary_25.M10 summary_30.M2:summary_30.M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257cm" chart:style-name="ch6">
              <text:p>Mean Calls (log)</text:p>
            </chart:title>
            <chart:grid chart:style-name="ch7" chart:class="major"/>
          </chart:axis>
          <chart:series chart:style-name="ch8" chart:values-cell-range-address="summary_5.M2:summary_5.M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M2:summary_10.M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M2:summary_15.M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M2:summary_20.M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M2:summary_25.M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M2:summary_30.M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08542465625268">
                <text:p>1.08542465625268</text:p>
                <draw:g>
                  <svg:desc>summary_5.M2:summary_5.M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2.62433488944509">
                <text:p>2.62433488944509</text:p>
                <draw:g>
                  <svg:desc>summary_10.M2:summary_10.M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.83258625691741">
                <text:p>4.83258625691741</text:p>
                <draw:g>
                  <svg:desc>summary_15.M2:summary_15.M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.47540919340106">
                <text:p>7.47540919340106</text:p>
                <draw:g>
                  <svg:desc>summary_20.M2:summary_20.M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10.1222844557336">
                <text:p>10.1222844557336</text:p>
                <draw:g>
                  <svg:desc>summary_25.M2:summary_25.M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3.1340123202998">
                <text:p>13.1340123202998</text:p>
                <draw:g>
                  <svg:desc>summary_30.M2:summary_30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41953889151378">
                <text:p>1.41953889151378</text:p>
              </table:table-cell>
              <table:table-cell office:value-type="float" office:value="20">
                <text:p>20</text:p>
              </table:table-cell>
              <table:table-cell office:value-type="float" office:value="3.58736499093646">
                <text:p>3.58736499093646</text:p>
              </table:table-cell>
              <table:table-cell office:value-type="float" office:value="20">
                <text:p>20</text:p>
              </table:table-cell>
              <table:table-cell office:value-type="float" office:value="6.18620339905515">
                <text:p>6.18620339905515</text:p>
              </table:table-cell>
              <table:table-cell office:value-type="float" office:value="20">
                <text:p>20</text:p>
              </table:table-cell>
              <table:table-cell office:value-type="float" office:value="9.62384491933345">
                <text:p>9.62384491933345</text:p>
              </table:table-cell>
              <table:table-cell office:value-type="float" office:value="20">
                <text:p>20</text:p>
              </table:table-cell>
              <table:table-cell office:value-type="float" office:value="13.323378513883">
                <text:p>13.323378513883</text:p>
              </table:table-cell>
              <table:table-cell office:value-type="float" office:value="20">
                <text:p>20</text:p>
              </table:table-cell>
              <table:table-cell office:value-type="float" office:value="17.2852486786929">
                <text:p>17.2852486786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63784206032411">
                <text:p>1.63784206032411</text:p>
              </table:table-cell>
              <table:table-cell office:value-type="float" office:value="30">
                <text:p>30</text:p>
              </table:table-cell>
              <table:table-cell office:value-type="float" office:value="3.97673022067715">
                <text:p>3.97673022067715</text:p>
              </table:table-cell>
              <table:table-cell office:value-type="float" office:value="30">
                <text:p>30</text:p>
              </table:table-cell>
              <table:table-cell office:value-type="float" office:value="7.05340462566765">
                <text:p>7.05340462566765</text:p>
              </table:table-cell>
              <table:table-cell office:value-type="float" office:value="30">
                <text:p>30</text:p>
              </table:table-cell>
              <table:table-cell office:value-type="float" office:value="10.4256984696519">
                <text:p>10.4256984696519</text:p>
              </table:table-cell>
              <table:table-cell office:value-type="float" office:value="30">
                <text:p>30</text:p>
              </table:table-cell>
              <table:table-cell office:value-type="float" office:value="14.7157153729683">
                <text:p>14.7157153729683</text:p>
              </table:table-cell>
              <table:table-cell office:value-type="float" office:value="30">
                <text:p>30</text:p>
              </table:table-cell>
              <table:table-cell office:value-type="float" office:value="18.9803739072761">
                <text:p>18.9803739072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76892533556375">
                <text:p>1.76892533556375</text:p>
              </table:table-cell>
              <table:table-cell office:value-type="float" office:value="40">
                <text:p>40</text:p>
              </table:table-cell>
              <table:table-cell office:value-type="float" office:value="4.2295110179702">
                <text:p>4.2295110179702</text:p>
              </table:table-cell>
              <table:table-cell office:value-type="float" office:value="40">
                <text:p>40</text:p>
              </table:table-cell>
              <table:table-cell office:value-type="float" office:value="7.35027622907667">
                <text:p>7.35027622907667</text:p>
              </table:table-cell>
              <table:table-cell office:value-type="float" office:value="40">
                <text:p>40</text:p>
              </table:table-cell>
              <table:table-cell office:value-type="float" office:value="11.0281892565796">
                <text:p>11.0281892565796</text:p>
              </table:table-cell>
              <table:table-cell office:value-type="float" office:value="40">
                <text:p>40</text:p>
              </table:table-cell>
              <table:table-cell office:value-type="float" office:value="15.1028081965409">
                <text:p>15.1028081965409</text:p>
              </table:table-cell>
              <table:table-cell office:value-type="float" office:value="40">
                <text:p>40</text:p>
              </table:table-cell>
              <table:table-cell office:value-type="float" office:value="19.8316598078185">
                <text:p>19.8316598078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94335876267781">
                <text:p>1.94335876267781</text:p>
              </table:table-cell>
              <table:table-cell office:value-type="float" office:value="50">
                <text:p>50</text:p>
              </table:table-cell>
              <table:table-cell office:value-type="float" office:value="4.37100119154167">
                <text:p>4.37100119154167</text:p>
              </table:table-cell>
              <table:table-cell office:value-type="float" office:value="50">
                <text:p>50</text:p>
              </table:table-cell>
              <table:table-cell office:value-type="float" office:value="7.49892099053915">
                <text:p>7.49892099053915</text:p>
              </table:table-cell>
              <table:table-cell office:value-type="float" office:value="50">
                <text:p>50</text:p>
              </table:table-cell>
              <table:table-cell office:value-type="float" office:value="11.2703128489775">
                <text:p>11.2703128489775</text:p>
              </table:table-cell>
              <table:table-cell office:value-type="float" office:value="50">
                <text:p>50</text:p>
              </table:table-cell>
              <table:table-cell office:value-type="float" office:value="15.4572013005906">
                <text:p>15.4572013005906</text:p>
              </table:table-cell>
              <table:table-cell office:value-type="float" office:value="50">
                <text:p>50</text:p>
              </table:table-cell>
              <table:table-cell office:value-type="float" office:value="20.1485882953586">
                <text:p>20.1485882953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00108161572545">
                <text:p>2.00108161572545</text:p>
              </table:table-cell>
              <table:table-cell office:value-type="float" office:value="60">
                <text:p>60</text:p>
              </table:table-cell>
              <table:table-cell office:value-type="float" office:value="4.36918727036538">
                <text:p>4.36918727036538</text:p>
              </table:table-cell>
              <table:table-cell office:value-type="float" office:value="60">
                <text:p>60</text:p>
              </table:table-cell>
              <table:table-cell office:value-type="float" office:value="7.41457531199743">
                <text:p>7.41457531199743</text:p>
              </table:table-cell>
              <table:table-cell office:value-type="float" office:value="60">
                <text:p>60</text:p>
              </table:table-cell>
              <table:table-cell office:value-type="float" office:value="11.112960711643">
                <text:p>11.112960711643</text:p>
              </table:table-cell>
              <table:table-cell office:value-type="float" office:value="60">
                <text:p>60</text:p>
              </table:table-cell>
              <table:table-cell office:value-type="float" office:value="15.2781844461149">
                <text:p>15.2781844461149</text:p>
              </table:table-cell>
              <table:table-cell office:value-type="float" office:value="60">
                <text:p>60</text:p>
              </table:table-cell>
              <table:table-cell office:value-type="float" office:value="19.6679431145465">
                <text:p>19.6679431145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05484847699562">
                <text:p>2.05484847699562</text:p>
              </table:table-cell>
              <table:table-cell office:value-type="float" office:value="70">
                <text:p>70</text:p>
              </table:table-cell>
              <table:table-cell office:value-type="float" office:value="4.26348517760465">
                <text:p>4.26348517760465</text:p>
              </table:table-cell>
              <table:table-cell office:value-type="float" office:value="70">
                <text:p>70</text:p>
              </table:table-cell>
              <table:table-cell office:value-type="float" office:value="7.13003508330174">
                <text:p>7.13003508330174</text:p>
              </table:table-cell>
              <table:table-cell office:value-type="float" office:value="70">
                <text:p>70</text:p>
              </table:table-cell>
              <table:table-cell office:value-type="float" office:value="10.3405066358955">
                <text:p>10.3405066358955</text:p>
              </table:table-cell>
              <table:table-cell office:value-type="float" office:value="70">
                <text:p>70</text:p>
              </table:table-cell>
              <table:table-cell office:value-type="float" office:value="14.4929922753479">
                <text:p>14.4929922753479</text:p>
              </table:table-cell>
              <table:table-cell office:value-type="float" office:value="70">
                <text:p>70</text:p>
              </table:table-cell>
              <table:table-cell office:value-type="float" office:value="18.6523723513642">
                <text:p>18.6523723513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08065766334522">
                <text:p>2.08065766334522</text:p>
              </table:table-cell>
              <table:table-cell office:value-type="float" office:value="80">
                <text:p>80</text:p>
              </table:table-cell>
              <table:table-cell office:value-type="float" office:value="3.91934008244201">
                <text:p>3.91934008244201</text:p>
              </table:table-cell>
              <table:table-cell office:value-type="float" office:value="80">
                <text:p>80</text:p>
              </table:table-cell>
              <table:table-cell office:value-type="float" office:value="6.40913632042844">
                <text:p>6.40913632042844</text:p>
              </table:table-cell>
              <table:table-cell office:value-type="float" office:value="80">
                <text:p>80</text:p>
              </table:table-cell>
              <table:table-cell office:value-type="float" office:value="9.52254230040082">
                <text:p>9.52254230040082</text:p>
              </table:table-cell>
              <table:table-cell office:value-type="float" office:value="80">
                <text:p>80</text:p>
              </table:table-cell>
              <table:table-cell office:value-type="float" office:value="12.9312970862834">
                <text:p>12.9312970862834</text:p>
              </table:table-cell>
              <table:table-cell office:value-type="float" office:value="80">
                <text:p>80</text:p>
              </table:table-cell>
              <table:table-cell office:value-type="float" office:value="16.8791883496949">
                <text:p>16.8791883496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13126021466086">
                <text:p>2.13126021466086</text:p>
              </table:table-cell>
              <table:table-cell office:value-type="float" office:value="90">
                <text:p>90</text:p>
              </table:table-cell>
              <table:table-cell office:value-type="float" office:value="3.43776039353993">
                <text:p>3.43776039353993</text:p>
              </table:table-cell>
              <table:table-cell office:value-type="float" office:value="90">
                <text:p>90</text:p>
              </table:table-cell>
              <table:table-cell office:value-type="float" office:value="5.11457525112554">
                <text:p>5.11457525112554</text:p>
              </table:table-cell>
              <table:table-cell office:value-type="float" office:value="90">
                <text:p>90</text:p>
              </table:table-cell>
              <table:table-cell office:value-type="float" office:value="7.20359271420771">
                <text:p>7.20359271420771</text:p>
              </table:table-cell>
              <table:table-cell office:value-type="float" office:value="90">
                <text:p>90</text:p>
              </table:table-cell>
              <table:table-cell office:value-type="float" office:value="9.45339411189674">
                <text:p>9.45339411189674</text:p>
              </table:table-cell>
              <table:table-cell office:value-type="float" office:value="90">
                <text:p>90</text:p>
              </table:table-cell>
              <table:table-cell office:value-type="float" office:value="13.077603520808">
                <text:p>13.077603520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9211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log(calls)=0.0065n^2+0.5063n+0.8449</text:p>
        </chart:title>
        <chart:legend chart:legend-position="end" svg:x="11.825cm" svg:y="3.952cm" style:legend-expansion="high" chart:style-name="ch3"/>
        <chart:plot-area chart:style-name="ch4" table:cell-range-address="data.A1:data.B26" chart:data-source-has-labels="row" svg:x="1.331cm" svg:y="1.275cm" svg:width="10.174cm" svg:height="6.564cm">
          <chartooo:coordinate-region svg:x="1.952cm" svg:y="1.474cm" svg:width="9.366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699cm" chart:style-name="ch7">
              <text:p>Max Calls (log)</text:p>
            </chart:title>
            <chart:grid chart:style-name="ch8" chart:class="major"/>
          </chart:axis>
          <chart:series chart:style-name="ch9" chart:values-cell-range-address="data.B1:data.B26" loext:label-string="&quot;P=50&quot;" chart:class="chart:scatter">
            <chart:domain table:cell-range-address="data.A1:data.A26"/>
            <chart:regression-curve chart:style-name="ch10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26</svg:desc>
                </draw:g>
              </table:table-cell>
              <table:table-cell office:value-type="float" office:value="3.70043971814109">
                <text:p>3.70043971814109</text:p>
                <draw:g>
                  <svg:desc>data.B1:data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90689059560852">
                <text:p>3.90689059560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.52356195605701">
                <text:p>4.52356195605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28540221886225">
                <text:p>5.2854022188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.95419631038688">
                <text:p>5.95419631038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.4093909361377">
                <text:p>6.4093909361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.19967234483636">
                <text:p>7.19967234483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.5274770060604">
                <text:p>8.5274770060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54496443278924">
                <text:p>9.54496443278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.1711767976518">
                <text:p>10.1711767976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0.729620743553">
                <text:p>10.729620743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1.240791332162">
                <text:p>11.240791332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2.257977058564">
                <text:p>12.257977058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.4312364120711">
                <text:p>13.4312364120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2.9904585650737">
                <text:p>12.9904585650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3.7035791900727">
                <text:p>13.7035791900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5.3839742326079">
                <text:p>15.3839742326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5.5160385460758">
                <text:p>15.5160385460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6.224171295489">
                <text:p>16.224171295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7.5112507729362">
                <text:p>17.5112507729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8.7309808597439">
                <text:p>18.7309808597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9.8027372255525">
                <text:p>19.8027372255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9.9408354701777">
                <text:p>19.9408354701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0.9006766848241">
                <text:p>20.9006766848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2.0322341038034">
                <text:p>22.0322341038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